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image/gif" manifest:full-path="Object 7/Pictures/100002000000000A0000000AEF71DCFC.gif"/>
  <manifest:file-entry manifest:media-type="image/gif" manifest:full-path="Object 7/Pictures/100002000000000A0000000A37714092.gif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39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3.288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3.514cm"/>
    </style:style>
    <style:style style:name="co9" style:family="table-column">
      <style:table-column-properties fo:break-before="auto" style:column-width="2.979cm"/>
    </style:style>
    <style:style style:name="co10" style:family="table-column">
      <style:table-column-properties fo:break-before="auto" style:column-width="3.064cm"/>
    </style:style>
    <style:style style:name="co11" style:family="table-column">
      <style:table-column-properties fo:break-before="auto" style:column-width="2.81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2.586cm"/>
    </style:style>
    <style:style style:name="co14" style:family="table-column">
      <style:table-column-properties fo:break-before="auto" style:column-width="3.092cm"/>
    </style:style>
    <style:style style:name="co15" style:family="table-column">
      <style:table-column-properties fo:break-before="auto" style:column-width="2.529cm"/>
    </style:style>
    <style:style style:name="co16" style:family="table-column">
      <style:table-column-properties fo:break-before="auto" style:column-width="2.951cm"/>
    </style:style>
    <style:style style:name="co17" style:family="table-column">
      <style:table-column-properties fo:break-before="auto" style:column-width="2.473cm"/>
    </style:style>
    <style:style style:name="co18" style:family="table-column">
      <style:table-column-properties fo:break-before="auto" style:column-width="3.007cm"/>
    </style:style>
    <style:style style:name="co19" style:family="table-column">
      <style:table-column-properties fo:break-before="auto" style:column-width="2.332cm"/>
    </style:style>
    <style:style style:name="co20" style:family="table-column">
      <style:table-column-properties fo:break-before="auto" style:column-width="2.866cm"/>
    </style:style>
    <style:style style:name="co21" style:family="table-column">
      <style:table-column-properties fo:break-before="auto" style:column-width="2.753cm"/>
    </style:style>
    <style:style style:name="co22" style:family="table-column">
      <style:table-column-properties fo:break-before="auto" style:column-width="2.838cm"/>
    </style:style>
    <style:style style:name="co23" style:family="table-column">
      <style:table-column-properties fo:break-before="auto" style:column-width="2.759cm"/>
    </style:style>
    <style:style style:name="co24" style:family="table-column">
      <style:table-column-properties fo:break-before="auto" style:column-width="2.45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2.649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2.842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5.006cm"/>
    </style:style>
    <style:style style:name="co31" style:family="table-column">
      <style:table-column-properties fo:break-before="auto" style:column-width="2.081cm"/>
    </style:style>
    <style:style style:name="co32" style:family="table-column">
      <style:table-column-properties fo:break-before="auto" style:column-width="2.2cm"/>
    </style:style>
    <style:style style:name="co33" style:family="table-column">
      <style:table-column-properties fo:break-before="auto" style:column-width="2.559cm"/>
    </style:style>
    <style:style style:name="co34" style:family="table-column">
      <style:table-column-properties fo:break-before="auto" style:column-width="4.581cm"/>
    </style:style>
    <style:style style:name="co35" style:family="table-column">
      <style:table-column-properties fo:break-before="auto" style:column-width="2.11cm"/>
    </style:style>
    <style:style style:name="co36" style:family="table-column">
      <style:table-column-properties fo:break-before="auto" style:column-width="1.778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744cm"/>
    </style:style>
    <style:style style:name="co39" style:family="table-column">
      <style:table-column-properties fo:break-before="auto" style:column-width="1.575cm"/>
    </style:style>
    <style:style style:name="co40" style:family="table-column">
      <style:table-column-properties fo:break-before="auto" style:column-width="1.826cm"/>
    </style:style>
    <style:style style:name="co41" style:family="table-column">
      <style:table-column-properties fo:break-before="auto" style:column-width="1.882cm"/>
    </style:style>
    <style:style style:name="co42" style:family="table-column">
      <style:table-column-properties fo:break-before="auto" style:column-width="1.602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1.77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e6e6e6"/>
      <style:text-properties fo:font-weight="bold"/>
    </style:style>
    <style:style style:name="ce6" style:family="table-cell" style:parent-style-name="Default">
      <style:table-cell-properties fo:background-color="#b3b3b3"/>
      <style:text-properties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able-cell-properties fo:background-color="#b3b3b3"/>
      <style:text-properties style:use-window-font-color="true" fo:font-weight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6e6e6"/>
      <style:text-properties style:font-name="Bitstream Vera Sans"/>
    </style:style>
    <style:style style:name="ce13" style:family="table-cell" style:parent-style-name="Default">
      <style:text-properties style:font-name="Bitstream Vera Sans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e6e6e6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e6e6e6"/>
    </style:style>
    <style:style style:name="ce21" style:family="table-cell" style:parent-style-name="Default">
      <style:table-cell-properties fo:background-color="#e6e6e6"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Bitstream Vera Serif" fo:font-size="10pt" fo:font-style="italic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Bitstream Vera Serif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/>
    <style:style style:name="ce32" style:family="table-cell" style:parent-style-name="Default"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 style:text-align-source="fix" style:repeat-content="false" fo:wrap-option="wrap"/>
      <style:paragraph-properties fo:text-align="end"/>
      <style:text-properties fo:color="#ffffff" style:text-outline="false" style:text-line-through-style="none" fo:font-size="10pt" fo:language="en" fo:country="GB" fo:font-style="italic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ackground-color="#e6e6e6"/>
      <style:text-properties fo:color="#ffffff" fo:font-style="italic"/>
    </style:style>
    <style:style style:name="ce36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04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ackground-color="#cccccc"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ackground-color="#cccccc"/>
    </style:style>
    <style:style style:name="ce4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16">
      <style:table-cell-properties fo:background-color="transparent"/>
      <style:text-properties fo:font-weight="bold"/>
    </style:style>
    <style:style style:name="ce47" style:family="table-cell" style:parent-style-name="Default" style:data-style-name="N0">
      <style:table-cell-properties fo:background-color="transparent"/>
      <style:text-properties fo:font-weight="bold"/>
    </style:style>
    <style:style style:name="ce48" style:family="table-cell" style:parent-style-name="Default">
      <style:table-cell-properties fo:background-color="transparent"/>
      <style:text-properties fo:font-weight="bold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 style:data-style-name="N116">
      <style:text-properties fo:font-weight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ce13"/>
        <table:table-column table:style-name="co5" table:default-cell-style-name="ce13"/>
        <table:table-column table:style-name="co4" table:number-columns-repeated="4" table:default-cell-style-name="ce13"/>
        <table:table-column table:style-name="co4" table:number-columns-repeated="246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10" office:value-type="string">
            <text:p>Rel. 24</text:p>
          </table:table-cell>
          <table:table-cell table:style-name="ce10" office:value-type="string">
            <text:p>Rel. 25</text:p>
          </table:table-cell>
          <table:table-cell table:style-name="ce10" office:value-type="string">
            <text:p>Rel. 26</text:p>
          </table:table-cell>
          <table:table-cell table:style-name="ce10" office:value-type="string">
            <text:p>Rel. 27</text:p>
          </table:table-cell>
          <table:table-cell table:style-name="ce10" office:value-type="string">
            <text:p>Rel. 28</text:p>
          </table:table-cell>
          <table:table-cell table:style-name="ce10" office:value-type="string">
            <text:p>Rel. 29</text:p>
          </table:table-cell>
          <table:table-cell table:style-name="ce10" office:value-type="string">
            <text:p>Rel. 30</text:p>
          </table:table-cell>
          <table:table-cell table:style-name="ce10" office:value-type="string">
            <text:p>Rel. 31</text:p>
          </table:table-cell>
          <table:table-cell table:style-name="ce10" office:value-type="string">
            <text:p>Rel. 32</text:p>
          </table:table-cell>
          <table:table-cell table:style-name="ce10" office:value-type="string">
            <text:p>Rel. 33</text:p>
          </table:table-cell>
          <table:table-cell table:style-name="ce10" office:value-type="string">
            <text:p>Rel. 34</text:p>
          </table:table-cell>
          <table:table-cell table:style-name="ce10" office:value-type="string">
            <text:p>Rel. 35</text:p>
          </table:table-cell>
          <table:table-cell table:style-name="ce10" office:value-type="string">
            <text:p>Rel. 36</text:p>
          </table:table-cell>
          <table:table-cell table:style-name="ce10" office:value-type="string">
            <text:p>Rel. 37</text:p>
          </table:table-cell>
          <table:table-cell table:style-name="ce10" office:value-type="string">
            <text:p>Rel. 38</text:p>
          </table:table-cell>
          <table:table-cell table:style-name="ce10" office:value-type="string">
            <text:p>Rel. 39</text:p>
          </table:table-cell>
          <table:table-cell table:style-name="ce10" office:value-type="string">
            <text:p>Rel. 40</text:p>
          </table:table-cell>
          <table:table-cell table:style-name="ce10" office:value-type="string">
            <text:p>Rel. 41</text:p>
          </table:table-cell>
          <table:table-cell table:style-name="ce10" office:value-type="string">
            <text:p>Rel. 42</text:p>
          </table:table-cell>
          <table:table-cell table:style-name="ce10" office:value-type="string">
            <text:p>Rel. 43</text:p>
          </table:table-cell>
          <table:table-cell table:style-name="ce10" office:value-type="string">
            <text:p>Rel. 44</text:p>
          </table:table-cell>
          <table:table-cell table:style-name="ce10" office:value-type="string">
            <text:p>Rel. 45</text:p>
          </table:table-cell>
          <table:table-cell table:style-name="ce10" office:value-type="string">
            <text:p>Rel. 46</text:p>
          </table:table-cell>
          <table:table-cell table:style-name="ce23" table:number-columns-repeated="230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1" office:value-type="float" office:value="3979">
            <text:p>3979</text:p>
          </table:table-cell>
          <table:table-cell table:number-columns-repeated="2" table:style-name="ce11" office:value-type="float" office:value="3978">
            <text:p>3978</text:p>
          </table:table-cell>
          <table:table-cell table:style-name="ce11" office:value-type="float" office:value="3989">
            <text:p>3989</text:p>
          </table:table-cell>
          <table:table-cell table:style-name="ce18" office:value-type="float" office:value="4005">
            <text:p>4005</text:p>
          </table:table-cell>
          <table:table-cell table:style-name="ce19" office:value-type="float" office:value="4005">
            <text:p>4005</text:p>
          </table:table-cell>
          <table:table-cell table:style-name="ce12" office:value-type="float" office:value="4016">
            <text:p>4016</text:p>
          </table:table-cell>
          <table:table-cell table:number-columns-repeated="2" table:style-name="ce20" office:value-type="float" office:value="4026">
            <text:p>4026</text:p>
          </table:table-cell>
          <table:table-cell table:style-name="ce20" office:value-type="float" office:value="4032">
            <text:p>4032</text:p>
          </table:table-cell>
          <table:table-cell table:style-name="ce21" office:value-type="float" office:value="4037">
            <text:p>4037</text:p>
          </table:table-cell>
          <table:table-cell table:style-name="ce20" office:value-type="float" office:value="4042">
            <text:p>4042</text:p>
          </table:table-cell>
          <table:table-cell table:style-name="ce20" office:value-type="float" office:value="4045">
            <text:p>4045</text:p>
          </table:table-cell>
          <table:table-cell table:style-name="ce20" office:value-type="float" office:value="4053">
            <text:p>4053</text:p>
          </table:table-cell>
          <table:table-cell table:style-name="ce20" office:value-type="float" office:value="4068">
            <text:p>4068</text:p>
          </table:table-cell>
          <table:table-cell table:number-columns-repeated="2" table:style-name="ce20" office:value-type="float" office:value="4074">
            <text:p>4074</text:p>
          </table:table-cell>
          <table:table-cell table:number-columns-repeated="2" table:style-name="ce20" office:value-type="float" office:value="4092">
            <text:p>4092</text:p>
          </table:table-cell>
          <table:table-cell table:style-name="ce20" office:value-type="float" office:value="4104">
            <text:p>4104</text:p>
          </table:table-cell>
          <table:table-cell table:number-columns-repeated="2" table:style-name="ce20" office:value-type="float" office:value="4111">
            <text:p>4111</text:p>
          </table:table-cell>
          <table:table-cell table:style-name="ce20" office:value-type="float" office:value="4114">
            <text:p>4114</text:p>
          </table:table-cell>
          <table:table-cell table:style-name="ce20" table:number-columns-repeated="230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1" office:value-type="float" office:value="966">
            <text:p>966</text:p>
          </table:table-cell>
          <table:table-cell table:style-name="ce11" office:value-type="float" office:value="967">
            <text:p>967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987">
            <text:p>987</text:p>
          </table:table-cell>
          <table:table-cell table:style-name="ce18" office:value-type="float" office:value="993">
            <text:p>993</text:p>
          </table:table-cell>
          <table:table-cell table:style-name="ce19" office:value-type="float" office:value="993">
            <text:p>993</text:p>
          </table:table-cell>
          <table:table-cell table:style-name="ce12" office:value-type="float" office:value="999">
            <text:p>999</text:p>
          </table:table-cell>
          <table:table-cell table:number-columns-repeated="2" table:style-name="ce20" office:value-type="float" office:value="1000">
            <text:p>1000</text:p>
          </table:table-cell>
          <table:table-cell table:style-name="ce20" office:value-type="float" office:value="1003">
            <text:p>1003</text:p>
          </table:table-cell>
          <table:table-cell table:style-name="ce21" office:value-type="float" office:value="1006">
            <text:p>1006</text:p>
          </table:table-cell>
          <table:table-cell table:style-name="ce20" office:value-type="float" office:value="1011">
            <text:p>1011</text:p>
          </table:table-cell>
          <table:table-cell table:style-name="ce20" office:value-type="float" office:value="1014">
            <text:p>1014</text:p>
          </table:table-cell>
          <table:table-cell table:style-name="ce20" office:value-type="float" office:value="1016">
            <text:p>1016</text:p>
          </table:table-cell>
          <table:table-cell table:style-name="ce20" office:value-type="float" office:value="1025">
            <text:p>1025</text:p>
          </table:table-cell>
          <table:table-cell table:number-columns-repeated="4" table:style-name="ce20" office:value-type="float" office:value="1033">
            <text:p>1033</text:p>
          </table:table-cell>
          <table:table-cell table:style-name="ce20" office:value-type="float" office:value="1036">
            <text:p>1036</text:p>
          </table:table-cell>
          <table:table-cell table:number-columns-repeated="3" table:style-name="ce20" office:value-type="float" office:value="1040">
            <text:p>1040</text:p>
          </table:table-cell>
          <table:table-cell table:style-name="ce20" table:number-columns-repeated="230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4];IF([.B4]=&quot;Y&quot;;&quot; new entries&quot;;&quot; changes&quot;))" office:value-type="string" office:string-value="PROPOSED  new entries">
            <text:p>PROPOSED <text:s/>new entries</text:p>
          </table:table-cell>
          <table:table-cell table:style-name="ce11"/>
          <table:table-cell table:number-columns-repeated="2" table:style-name="ce11" office:value-type="float" office:value="13">
            <text:p>13</text:p>
          </table:table-cell>
          <table:table-cell table:style-name="ce11" office:value-type="float" office:value="17">
            <text:p>17</text:p>
          </table:table-cell>
          <table:table-cell table:style-name="ce18" office:value-type="float" office:value="23">
            <text:p>23</text:p>
          </table:table-cell>
          <table:table-cell table:style-name="ce19" office:value-type="float" office:value="23">
            <text:p>23</text:p>
          </table:table-cell>
          <table:table-cell table:style-name="ce12" office:value-type="float" office:value="10">
            <text:p>10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float" office:value="3">
            <text:p>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style-name="ce20" table:number-columns-repeated="3"/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30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5];IF([.B5]=&quot;Y&quot;;&quot; new entries&quot;;&quot; changes&quot;))" office:value-type="string" office:string-value="PROPOSED  changes">
            <text:p>PROPOSED <text:s/>changes</text:p>
          </table:table-cell>
          <table:table-cell table:style-name="ce12"/>
          <table:table-cell table:style-name="ce11" office:value-type="float" office:value="20">
            <text:p>2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8" office:value-type="float" office:value="9">
            <text:p>9</text:p>
          </table:table-cell>
          <table:table-cell table:style-name="ce19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20"/>
          <table:table-cell table:number-columns-repeated="2" table:style-name="ce20" office:value-type="float" office:value="3">
            <text:p>3</text:p>
          </table:table-cell>
          <table:table-cell table:style-name="ce20"/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8">
            <text:p>8</text:p>
          </table:table-cell>
          <table:table-cell table:style-name="ce20" table:number-columns-repeated="3"/>
          <table:table-cell table:number-columns-repeated="2" table:style-name="ce20" office:value-type="float" office:value="3">
            <text:p>3</text:p>
          </table:table-cell>
          <table:table-cell table:style-name="ce20" table:number-columns-repeated="233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SUGGESTED  new entries">
            <text:p>SUGGESTED <text:s/>new entries</text:p>
          </table:table-cell>
          <table:table-cell table:style-name="ce12"/>
          <table:table-cell table:style-name="ce11"/>
          <table:table-cell table:style-name="ce12" table:number-columns-repeated="2"/>
          <table:table-cell table:style-name="ce19" table:number-columns-repeated="2"/>
          <table:table-cell table:style-name="ce12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0" office:value-type="float" office:value="2">
            <text:p>2</text:p>
          </table:table-cell>
          <table:table-cell table:number-columns-repeated="3" table:style-name="ce20" office:value-type="float" office:value="1">
            <text:p>1</text:p>
          </table:table-cell>
          <table:table-cell table:number-columns-repeated="2" table:style-name="ce20" office:value-type="float" office:value="2">
            <text:p>2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table:number-columns-repeated="230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SUGGESTED  changes">
            <text:p>SUGGESTED <text:s/>changes</text:p>
          </table:table-cell>
          <table:table-cell table:style-name="ce12"/>
          <table:table-cell table:style-name="ce1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9" table:number-columns-repeated="2"/>
          <table:table-cell table:style-name="ce12" office:value-type="float" office:value="2">
            <text:p>2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0" table:number-columns-repeated="11"/>
          <table:table-cell table:style-name="ce20" office:value-type="float" office:value="3">
            <text:p>3</text:p>
          </table:table-cell>
          <table:table-cell table:style-name="ce20" table:number-columns-repeated="230"/>
        </table:table-row>
        <table:table-row table:style-name="ro2">
          <table:table-cell table:number-columns-repeated="7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8" office:value-type="string">
            <text:p>APPROVED (enzyme.dat)</text:p>
          </table:table-cell>
          <table:table-cell table:style-name="ce12" office:value-type="float" office:value="4701">
            <text:p>4701</text:p>
          </table:table-cell>
          <table:table-cell table:number-columns-repeated="2" table:style-name="ce12" office:value-type="float" office:value="4700">
            <text:p>4700</text:p>
          </table:table-cell>
          <table:table-cell table:number-columns-repeated="2" table:style-name="ce12" office:value-type="float" office:value="4717">
            <text:p>4717</text:p>
          </table:table-cell>
          <table:table-cell table:style-name="ce19" office:value-type="float" office:value="4735">
            <text:p>4735</text:p>
          </table:table-cell>
          <table:table-cell table:style-name="ce12" office:value-type="float" office:value="4747">
            <text:p>4747</text:p>
          </table:table-cell>
          <table:table-cell table:number-columns-repeated="2" table:style-name="ce20" office:value-type="float" office:value="4757">
            <text:p>4757</text:p>
          </table:table-cell>
          <table:table-cell table:style-name="ce20" office:value-type="float" office:value="4763">
            <text:p>4763</text:p>
          </table:table-cell>
          <table:table-cell table:style-name="ce22" office:value-type="float" office:value="4769">
            <text:p>4769</text:p>
          </table:table-cell>
          <table:table-cell table:style-name="ce20" office:value-type="float" office:value="4776">
            <text:p>4776</text:p>
          </table:table-cell>
          <table:table-cell table:style-name="ce20" office:value-type="float" office:value="4780">
            <text:p>4780</text:p>
          </table:table-cell>
          <table:table-cell table:style-name="ce20" office:value-type="float" office:value="4789">
            <text:p>4789</text:p>
          </table:table-cell>
          <table:table-cell table:style-name="ce20" office:value-type="float" office:value="4807">
            <text:p>4807</text:p>
          </table:table-cell>
          <table:table-cell table:number-columns-repeated="2" table:style-name="ce20" office:value-type="float" office:value="4815">
            <text:p>4815</text:p>
          </table:table-cell>
          <table:table-cell table:number-columns-repeated="2" table:style-name="ce20" office:value-type="float" office:value="4833">
            <text:p>4833</text:p>
          </table:table-cell>
          <table:table-cell table:style-name="ce20" office:value-type="float" office:value="4846">
            <text:p>4846</text:p>
          </table:table-cell>
          <table:table-cell table:number-columns-repeated="2" table:style-name="ce20" office:value-type="float" office:value="4855">
            <text:p>4855</text:p>
          </table:table-cell>
          <table:table-cell table:style-name="ce20" office:value-type="float" office:value="4858">
            <text:p>4858</text:p>
          </table:table-cell>
          <table:table-cell table:style-name="ce20" table:number-columns-repeated="230"/>
        </table:table-row>
        <table:table-row table:style-name="ro3">
          <table:table-cell table:style-name="ce3" table:number-columns-repeated="2"/>
          <table:table-cell table:style-name="ce8" office:value-type="string">
            <text:p>PROPOSED</text:p>
          </table:table-cell>
          <table:table-cell table:style-name="ce12"/>
          <table:table-cell table:style-name="ce12" office:value-type="float" office:value="33">
            <text:p>33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1" office:value-type="float" office:value="23">
            <text:p>23</text:p>
          </table:table-cell>
          <table:table-cell table:style-name="ce19" office:value-type="float" office:value="32">
            <text:p>32</text:p>
          </table:table-cell>
          <table:table-cell table:style-name="ce12" office:value-type="float" office:value="11">
            <text:p>11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15">
            <text:p>15</text:p>
          </table:table-cell>
          <table:table-cell table:style-name="ce20" table:number-columns-repeated="3"/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'Enzyme entries'.M43" table:end-x="2.205cm" table:end-y="0.324cm" draw:z-index="0" draw:style-name="gr1" svg:width="31.649cm" svg:height="13.527cm" svg:x="1.236cm" svg:y="-0.001cm">
              <draw:object draw:notify-on-update-of-ranges="'Enzyme entries'.C1:'Enzyme entries'.C1 'Enzyme entries'.D1:'Enzyme entries'.Z1 'Enzyme entries'.C2:'Enzyme entries'.C2 'Enzyme entries'.D2:'Enzyme entries'.Z2 'Enzyme entries'.C3:'Enzyme entries'.C3 'Enzyme entries'.D3:'Enzyme entries'.Z3 'Enzyme entries'.C4:'Enzyme entries'.C4 'Enzyme entries'.D4:'Enzyme entries'.Z4 'Enzyme entries'.C5:'Enzyme entries'.C5 'Enzyme entries'.D5:'Enzyme entries'.Z5 'Enzyme entries'.C6:'Enzyme entries'.C6 'Enzyme entries'.D6:'Enzyme entries'.Z6 'Enzyme entries'.C7:'Enzyme entries'.C7 'Enzyme entries'.D7:'Enzyme entries'.Z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10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1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3"/>
          <table:table-cell table:style-name="ce14"/>
          <table:table-cell table:style-name="ce16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1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 table:style-name="ce14"/>
          <table:table-cell table:style-name="ce16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2"/>
          <table:table-cell table:style-name="ce9" table:number-columns-repeated="2"/>
          <table:table-cell table:number-columns-repeated="2"/>
          <table:table-cell table:style-name="ce4"/>
          <table:table-cell table:style-name="ce9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number-columns-repeated="2"/>
          <table:table-cell table:style-name="ce4"/>
          <table:table-cell table:style-name="ce9" table:number-columns-repeated="4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 table:number-columns-repeated="3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 table:style-name="ce14"/>
          <table:table-cell table:style-name="ce16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number-columns-repeated="23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table:number-columns-repeated="2"/>
          <table:table-cell table:number-columns-repeated="6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number-columns-repeated="230"/>
        </table:table-row>
        <table:table-row table:style-name="ro2">
          <table:table-cell table:number-columns-repeated="2"/>
          <table:table-cell table:style-name="Default"/>
          <table:table-cell table:style-name="ce14"/>
          <table:table-cell table:style-name="ce16" table:number-columns-repeated="2"/>
          <table:table-cell table:number-columns-repeated="6"/>
          <table:table-cell table:style-name="ce4"/>
          <table:table-cell table:style-name="ce9"/>
          <table:table-cell table:style-name="ce4"/>
          <table:table-cell table:style-name="ce9"/>
          <table:table-cell/>
          <table:table-cell table:style-name="ce4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number-columns-repeated="230"/>
        </table:table-row>
        <table:table-row table:style-name="ro2">
          <table:table-cell table:number-columns-repeated="3"/>
          <table:table-cell table:style-name="ce14"/>
          <table:table-cell table:style-name="ce16" table:number-columns-repeated="2"/>
          <table:table-cell table:number-columns-repeated="6"/>
          <table:table-cell table:style-name="ce4"/>
          <table:table-cell table:style-name="ce9"/>
          <table:table-cell table:number-columns-repeated="6"/>
          <table:table-cell table:style-name="ce9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number-columns-repeated="230"/>
        </table:table-row>
        <table:table-row table:style-name="ro2">
          <table:table-cell table:number-columns-repeated="20"/>
          <table:table-cell table:style-name="ce9"/>
          <table:table-cell table:number-columns-repeated="235"/>
        </table:table-row>
        <table:table-row table:style-name="ro2" table:number-rows-repeated="2">
          <table:table-cell table:number-columns-repeated="18"/>
          <table:table-cell table:style-name="ce4"/>
          <table:table-cell table:style-name="ce9" table:number-columns-repeated="2"/>
          <table:table-cell table:number-columns-repeated="235"/>
        </table:table-row>
        <table:table-row table:style-name="ro2" table:number-rows-repeated="2">
          <table:table-cell table:number-columns-repeated="18"/>
          <table:table-cell table:style-name="ce4"/>
          <table:table-cell table:style-name="ce9"/>
          <table:table-cell table:number-columns-repeated="236"/>
        </table:table-row>
        <table:table-row table:style-name="ro2" table:number-rows-repeated="7">
          <table:table-cell table:number-columns-repeated="256"/>
        </table:table-row>
        <table:table-row table:style-name="ro2" table:number-rows-repeated="2">
          <table:table-cell/>
          <table:table-cell table:style-name="ce4"/>
          <table:table-cell table:style-name="ce9"/>
          <table:table-cell table:style-name="ce15"/>
          <table:table-cell table:style-name="ce17" table:number-columns-repeated="2"/>
          <table:table-cell table:number-columns-repeated="250"/>
        </table:table-row>
        <table:table-row table:style-name="ro2" table:number-rows-repeated="4">
          <table:table-cell/>
          <table:table-cell table:style-name="ce4"/>
          <table:table-cell table:style-name="ce9" table:number-columns-repeated="2"/>
          <table:table-cell table:style-name="ce17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style-name="ce17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'Enzyme entries'.M70" table:end-x="2.206cm" table:end-y="0.348cm" draw:z-index="1" draw:style-name="gr1" svg:width="31.623cm" svg:height="10.951cm" svg:x="1.263cm" svg:y="0.028cm">
              <draw:object draw:notify-on-update-of-ranges="'Enzyme entries'.C1:'Enzyme entries'.C1 'Enzyme entries'.D1:'Enzyme entries'.Z1 'Enzyme entries'.C9:'Enzyme entries'.C9 'Enzyme entries'.D9:'Enzyme entries'.Z9 'Enzyme entries'.C10:'Enzyme entries'.C10 'Enzyme entries'.D10:'Enzyme entries'.Z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654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nks" table:style-name="ta2" table:print="false">
        <table:table-column table:style-name="co4" table:default-cell-style-name="ce7"/>
        <table:table-column table:style-name="co6" table:default-cell-style-name="Default"/>
        <table:table-column table:style-name="co4" table:number-columns-repeated="254" table:default-cell-style-name="Default"/>
        <table:table-row table:style-name="ro4">
          <table:table-cell table:style-name="ce24" office:value-type="string">
            <text:p>Db name </text:p>
          </table:table-cell>
          <table:table-cell table:style-name="ce28" office:value-type="string">
            <text:p>Rel. 24</text:p>
          </table:table-cell>
          <table:table-cell table:style-name="ce28" office:value-type="string">
            <text:p>Rel. 25</text:p>
          </table:table-cell>
          <table:table-cell table:style-name="ce28" office:value-type="string">
            <text:p>Rel. 26</text:p>
          </table:table-cell>
          <table:table-cell table:style-name="ce24" office:value-type="string">
            <text:p>Rel. 27</text:p>
          </table:table-cell>
          <table:table-cell table:style-name="ce28" office:value-type="string">
            <text:p>Rel. 28</text:p>
          </table:table-cell>
          <table:table-cell table:style-name="ce24" office:value-type="string">
            <text:p>Rel. 29</text:p>
          </table:table-cell>
          <table:table-cell table:style-name="ce28" office:value-type="string">
            <text:p>Rel. 30</text:p>
          </table:table-cell>
          <table:table-cell table:style-name="ce24" office:value-type="string">
            <text:p>Rel. 31</text:p>
          </table:table-cell>
          <table:table-cell table:style-name="ce28" office:value-type="string">
            <text:p>Rel. 32</text:p>
          </table:table-cell>
          <table:table-cell table:style-name="ce24" office:value-type="string">
            <text:p>Rel. 33</text:p>
          </table:table-cell>
          <table:table-cell table:style-name="ce28" office:value-type="string">
            <text:p>Rel. 34</text:p>
          </table:table-cell>
          <table:table-cell table:style-name="ce24" office:value-type="string">
            <text:p>Rel. 35</text:p>
          </table:table-cell>
          <table:table-cell table:style-name="ce28" office:value-type="string">
            <text:p>Rel. 36</text:p>
          </table:table-cell>
          <table:table-cell table:style-name="ce24" office:value-type="string">
            <text:p>Rel. 37</text:p>
          </table:table-cell>
          <table:table-cell table:style-name="ce28" office:value-type="string">
            <text:p>Rel. 38</text:p>
          </table:table-cell>
          <table:table-cell table:style-name="ce24" office:value-type="string">
            <text:p>Rel. 39</text:p>
          </table:table-cell>
          <table:table-cell table:style-name="ce28" office:value-type="string">
            <text:p>Rel. 40</text:p>
          </table:table-cell>
          <table:table-cell table:style-name="ce24" office:value-type="string">
            <text:p>Rel. 41</text:p>
          </table:table-cell>
          <table:table-cell table:style-name="ce28" office:value-type="string">
            <text:p>Rel. 42</text:p>
          </table:table-cell>
          <table:table-cell table:style-name="ce24" office:value-type="string">
            <text:p>Rel. 43</text:p>
          </table:table-cell>
          <table:table-cell table:style-name="ce24" office:value-type="string">
            <text:p>Rel. 44</text:p>
          </table:table-cell>
          <table:table-cell table:style-name="ce24" office:value-type="string">
            <text:p>Rel. 45</text:p>
          </table:table-cell>
          <table:table-cell table:style-name="ce24" office:value-type="string">
            <text:p>Rel. 46</text:p>
          </table:table-cell>
          <table:table-cell table:style-name="ce36" table:number-columns-repeated="232"/>
        </table:table-row>
        <table:table-row table:style-name="ro3">
          <table:table-cell table:style-name="ce25" office:value-type="string">
            <text:p>(ALL)</text:p>
          </table:table-cell>
          <table:table-cell table:style-name="ce20" table:formula="of:=SUM([.B3:.B11])" office:value-type="float" office:value="17064">
            <text:p>17064</text:p>
          </table:table-cell>
          <table:table-cell table:style-name="ce20" table:formula="of:=SUM([.C3:.C11])" office:value-type="float" office:value="17055">
            <text:p>17055</text:p>
          </table:table-cell>
          <table:table-cell table:style-name="ce20" table:formula="of:=SUM([.D3:.D11])" office:value-type="float" office:value="16865">
            <text:p>16865</text:p>
          </table:table-cell>
          <table:table-cell table:style-name="ce20" table:formula="of:=SUM([.E3:.E11])" office:value-type="float" office:value="16817">
            <text:p>16817</text:p>
          </table:table-cell>
          <table:table-cell table:style-name="ce20" table:formula="of:=SUM([.F3:.F11])" office:value-type="float" office:value="16764">
            <text:p>16764</text:p>
          </table:table-cell>
          <table:table-cell table:style-name="ce20" table:formula="of:=SUM([.G3:.G11])" office:value-type="float" office:value="16663">
            <text:p>16663</text:p>
          </table:table-cell>
          <table:table-cell table:style-name="ce20" table:formula="of:=SUM([.H3:.H11])" office:value-type="float" office:value="16637">
            <text:p>16637</text:p>
          </table:table-cell>
          <table:table-cell table:style-name="ce20" table:formula="of:=SUM([.I3:.I11])" office:value-type="float" office:value="16602">
            <text:p>16602</text:p>
          </table:table-cell>
          <table:table-cell table:style-name="ce20" table:formula="of:=SUM([.J3:.J11])" office:value-type="float" office:value="16521">
            <text:p>16521</text:p>
          </table:table-cell>
          <table:table-cell table:style-name="ce20" table:formula="of:=SUM([.K3:.K11])" office:value-type="float" office:value="16036">
            <text:p>16036</text:p>
          </table:table-cell>
          <table:table-cell table:style-name="ce20" table:formula="of:=SUM([.L3:.L11])" office:value-type="float" office:value="15138">
            <text:p>15138</text:p>
          </table:table-cell>
          <table:table-cell table:style-name="ce20" table:formula="of:=SUM([.M3:.M11])" office:value-type="float" office:value="14524">
            <text:p>14524</text:p>
          </table:table-cell>
          <table:table-cell table:style-name="ce20" table:formula="of:=SUM([.N3:.N11])" office:value-type="float" office:value="14465">
            <text:p>14465</text:p>
          </table:table-cell>
          <table:table-cell table:style-name="ce20" table:formula="of:=SUM([.O3:.O11])" office:value-type="float" office:value="14425">
            <text:p>14425</text:p>
          </table:table-cell>
          <table:table-cell table:style-name="ce20" table:formula="of:=SUM([.P3:.P11])" office:value-type="float" office:value="14063">
            <text:p>14063</text:p>
          </table:table-cell>
          <table:table-cell table:style-name="ce20" table:formula="of:=SUM([.Q3:.Q11])" office:value-type="float" office:value="14008">
            <text:p>14008</text:p>
          </table:table-cell>
          <table:table-cell table:style-name="ce20" table:formula="of:=SUM([.R3:.R11])" office:value-type="float" office:value="13983">
            <text:p>13983</text:p>
          </table:table-cell>
          <table:table-cell table:style-name="ce20" table:formula="of:=SUM([.S3:.S11])" office:value-type="float" office:value="13984">
            <text:p>13984</text:p>
          </table:table-cell>
          <table:table-cell table:style-name="ce20" table:formula="of:=SUM([.T3:.T11])" office:value-type="float" office:value="13966">
            <text:p>13966</text:p>
          </table:table-cell>
          <table:table-cell table:style-name="ce20" table:formula="of:=SUM([.U3:.U11])" office:value-type="float" office:value="13939">
            <text:p>13939</text:p>
          </table:table-cell>
          <table:table-cell table:style-name="ce20" table:formula="of:=SUM([.V3:.V11])" office:value-type="float" office:value="13873">
            <text:p>13873</text:p>
          </table:table-cell>
          <table:table-cell table:style-name="ce20" table:formula="of:=SUM([.W3:.W11])" office:value-type="float" office:value="13872">
            <text:p>13872</text:p>
          </table:table-cell>
          <table:table-cell table:style-name="ce20" table:formula="of:=SUM([.X3:.X11])" office:value-type="float" office:value="13872">
            <text:p>13872</text:p>
          </table:table-cell>
          <table:table-cell table:style-name="ce20" table:number-columns-repeated="232"/>
        </table:table-row>
        <table:table-row table:style-name="ro3">
          <table:table-cell table:style-name="ce25" office:value-type="string">
            <text:p>CAS </text:p>
          </table:table-cell>
          <table:table-cell table:style-name="ce29" office:value-type="float" office:value="3393">
            <text:p>3393</text:p>
          </table:table-cell>
          <table:table-cell table:style-name="ce29" office:value-type="float" office:value="3392">
            <text:p>3392</text:p>
          </table:table-cell>
          <table:table-cell table:style-name="ce29" office:value-type="float" office:value="3373">
            <text:p>3373</text:p>
          </table:table-cell>
          <table:table-cell table:style-name="ce29" office:value-type="float" office:value="3368">
            <text:p>3368</text:p>
          </table:table-cell>
          <table:table-cell table:style-name="ce21" office:value-type="float" office:value="3379">
            <text:p>3379</text:p>
          </table:table-cell>
          <table:table-cell table:style-name="ce20" office:value-type="float" office:value="3374">
            <text:p>3374</text:p>
          </table:table-cell>
          <table:table-cell table:style-name="ce20" office:value-type="float" office:value="3393">
            <text:p>3393</text:p>
          </table:table-cell>
          <table:table-cell table:style-name="ce20" office:value-type="float" office:value="3400">
            <text:p>3400</text:p>
          </table:table-cell>
          <table:table-cell table:style-name="ce20" office:value-type="float" office:value="3404">
            <text:p>3404</text:p>
          </table:table-cell>
          <table:table-cell table:style-name="ce20" office:value-type="float" office:value="3402">
            <text:p>3402</text:p>
          </table:table-cell>
          <table:table-cell table:style-name="ce20" office:value-type="float" office:value="3396">
            <text:p>3396</text:p>
          </table:table-cell>
          <table:table-cell table:style-name="ce20" office:value-type="float" office:value="3392">
            <text:p>3392</text:p>
          </table:table-cell>
          <table:table-cell table:number-columns-repeated="2" table:style-name="ce20" office:value-type="float" office:value="3396">
            <text:p>3396</text:p>
          </table:table-cell>
          <table:table-cell table:style-name="ce20" office:value-type="float" office:value="3404">
            <text:p>3404</text:p>
          </table:table-cell>
          <table:table-cell table:style-name="ce20" office:value-type="float" office:value="3400">
            <text:p>3400</text:p>
          </table:table-cell>
          <table:table-cell table:style-name="ce20" office:value-type="float" office:value="3399">
            <text:p>3399</text:p>
          </table:table-cell>
          <table:table-cell table:number-columns-repeated="2" table:style-name="ce20" office:value-type="float" office:value="3404">
            <text:p>3404</text:p>
          </table:table-cell>
          <table:table-cell table:style-name="ce20" office:value-type="float" office:value="3403">
            <text:p>3403</text:p>
          </table:table-cell>
          <table:table-cell table:style-name="ce20" office:value-type="float" office:value="3393">
            <text:p>3393</text:p>
          </table:table-cell>
          <table:table-cell table:number-columns-repeated="2" table:style-name="ce20" office:value-type="float" office:value="3394">
            <text:p>3394</text:p>
          </table:table-cell>
          <table:table-cell table:style-name="ce20" table:number-columns-repeated="232"/>
        </table:table-row>
        <table:table-row table:style-name="ro3">
          <table:table-cell table:style-name="ce26" office:value-type="string">
            <text:p>BRENDA </text:p>
          </table:table-cell>
          <table:table-cell table:style-name="ce30" office:value-type="float" office:value="3800">
            <text:p>3800</text:p>
          </table:table-cell>
          <table:table-cell table:number-columns-repeated="2" table:style-name="ce30" office:value-type="float" office:value="3799">
            <text:p>3799</text:p>
          </table:table-cell>
          <table:table-cell table:style-name="ce30" office:value-type="float" office:value="3797">
            <text:p>3797</text:p>
          </table:table-cell>
          <table:table-cell table:style-name="ce34" office:value-type="float" office:value="3796">
            <text:p>3796</text:p>
          </table:table-cell>
          <table:table-cell table:number-columns-repeated="3" table:style-name="ce35" office:value-type="float" office:value="3796">
            <text:p>3796</text:p>
          </table:table-cell>
          <table:table-cell table:style-name="ce35" office:value-type="float" office:value="3769">
            <text:p>3769</text:p>
          </table:table-cell>
          <table:table-cell table:style-name="ce35" office:value-type="float" office:value="3617">
            <text:p>3617</text:p>
          </table:table-cell>
          <table:table-cell table:style-name="ce35" office:value-type="float" office:value="3344">
            <text:p>3344</text:p>
          </table:table-cell>
          <table:table-cell table:style-name="ce35" office:value-type="float" office:value="3149">
            <text:p>3149</text:p>
          </table:table-cell>
          <table:table-cell table:style-name="ce35" office:value-type="float" office:value="3130">
            <text:p>3130</text:p>
          </table:table-cell>
          <table:table-cell table:style-name="ce35" office:value-type="float" office:value="3118">
            <text:p>3118</text:p>
          </table:table-cell>
          <table:table-cell table:style-name="ce35" office:value-type="float" office:value="3003">
            <text:p>3003</text:p>
          </table:table-cell>
          <table:table-cell table:number-columns-repeated="3" table:style-name="ce35" office:value-type="float" office:value="2994">
            <text:p>2994</text:p>
          </table:table-cell>
          <table:table-cell table:style-name="ce35" office:value-type="float" office:value="2993">
            <text:p>2993</text:p>
          </table:table-cell>
          <table:table-cell table:style-name="ce35" office:value-type="float" office:value="2987">
            <text:p>2987</text:p>
          </table:table-cell>
          <table:table-cell table:number-columns-repeated="3" table:style-name="ce35" office:value-type="float" office:value="2980">
            <text:p>2980</text:p>
          </table:table-cell>
          <table:table-cell table:style-name="ce35" table:number-columns-repeated="232"/>
        </table:table-row>
        <table:table-row table:style-name="ro3">
          <table:table-cell table:style-name="ce26" office:value-type="string">
            <text:p>KEGG </text:p>
          </table:table-cell>
          <table:table-cell table:style-name="ce30" office:value-type="float" office:value="3681">
            <text:p>3681</text:p>
          </table:table-cell>
          <table:table-cell table:number-columns-repeated="2" table:style-name="ce30" office:value-type="float" office:value="3680">
            <text:p>3680</text:p>
          </table:table-cell>
          <table:table-cell table:style-name="ce30" office:value-type="float" office:value="3678">
            <text:p>3678</text:p>
          </table:table-cell>
          <table:table-cell table:style-name="ce34" office:value-type="float" office:value="3677">
            <text:p>3677</text:p>
          </table:table-cell>
          <table:table-cell table:number-columns-repeated="3" table:style-name="ce35" office:value-type="float" office:value="3677">
            <text:p>3677</text:p>
          </table:table-cell>
          <table:table-cell table:style-name="ce35" office:value-type="float" office:value="3650">
            <text:p>3650</text:p>
          </table:table-cell>
          <table:table-cell table:style-name="ce35" office:value-type="float" office:value="3499">
            <text:p>3499</text:p>
          </table:table-cell>
          <table:table-cell table:style-name="ce35" office:value-type="float" office:value="3223">
            <text:p>3223</text:p>
          </table:table-cell>
          <table:table-cell table:style-name="ce35" office:value-type="float" office:value="3041">
            <text:p>3041</text:p>
          </table:table-cell>
          <table:table-cell table:style-name="ce35" office:value-type="float" office:value="3021">
            <text:p>3021</text:p>
          </table:table-cell>
          <table:table-cell table:style-name="ce35" office:value-type="float" office:value="3009">
            <text:p>3009</text:p>
          </table:table-cell>
          <table:table-cell table:style-name="ce35" office:value-type="float" office:value="2893">
            <text:p>2893</text:p>
          </table:table-cell>
          <table:table-cell table:number-columns-repeated="3" table:style-name="ce35" office:value-type="float" office:value="2886">
            <text:p>2886</text:p>
          </table:table-cell>
          <table:table-cell table:style-name="ce35" office:value-type="float" office:value="2885">
            <text:p>2885</text:p>
          </table:table-cell>
          <table:table-cell table:style-name="ce35" office:value-type="float" office:value="2881">
            <text:p>2881</text:p>
          </table:table-cell>
          <table:table-cell table:number-columns-repeated="3" table:style-name="ce35" office:value-type="float" office:value="2878">
            <text:p>2878</text:p>
          </table:table-cell>
          <table:table-cell table:style-name="ce35" table:number-columns-repeated="232"/>
        </table:table-row>
        <table:table-row table:style-name="ro3">
          <table:table-cell table:style-name="ce25" office:value-type="string">
            <text:p>ERGO </text:p>
          </table:table-cell>
          <table:table-cell table:style-name="ce29" office:value-type="float" office:value="2036">
            <text:p>2036</text:p>
          </table:table-cell>
          <table:table-cell table:style-name="ce29" office:value-type="float" office:value="2040">
            <text:p>2040</text:p>
          </table:table-cell>
          <table:table-cell table:style-name="ce29" office:value-type="float" office:value="2200">
            <text:p>2200</text:p>
          </table:table-cell>
          <table:table-cell table:style-name="ce29" office:value-type="float" office:value="2235">
            <text:p>2235</text:p>
          </table:table-cell>
          <table:table-cell table:style-name="ce21" office:value-type="float" office:value="2310">
            <text:p>2310</text:p>
          </table:table-cell>
          <table:table-cell table:style-name="ce20" office:value-type="float" office:value="2402">
            <text:p>2402</text:p>
          </table:table-cell>
          <table:table-cell table:style-name="ce20" office:value-type="float" office:value="2444">
            <text:p>2444</text:p>
          </table:table-cell>
          <table:table-cell table:style-name="ce20" office:value-type="float" office:value="2494">
            <text:p>2494</text:p>
          </table:table-cell>
          <table:table-cell table:style-name="ce20" office:value-type="float" office:value="2469">
            <text:p>2469</text:p>
          </table:table-cell>
          <table:table-cell table:style-name="ce20" office:value-type="float" office:value="2346">
            <text:p>2346</text:p>
          </table:table-cell>
          <table:table-cell table:style-name="ce20" office:value-type="float" office:value="2141">
            <text:p>2141</text:p>
          </table:table-cell>
          <table:table-cell table:style-name="ce20" office:value-type="float" office:value="2005">
            <text:p>2005</text:p>
          </table:table-cell>
          <table:table-cell table:style-name="ce20" office:value-type="float" office:value="1991">
            <text:p>1991</text:p>
          </table:table-cell>
          <table:table-cell table:style-name="ce20" office:value-type="float" office:value="1983">
            <text:p>1983</text:p>
          </table:table-cell>
          <table:table-cell table:style-name="ce20" office:value-type="float" office:value="1889">
            <text:p>1889</text:p>
          </table:table-cell>
          <table:table-cell table:style-name="ce20" office:value-type="float" office:value="1907">
            <text:p>1907</text:p>
          </table:table-cell>
          <table:table-cell table:style-name="ce20" office:value-type="float" office:value="1931">
            <text:p>1931</text:p>
          </table:table-cell>
          <table:table-cell table:style-name="ce20" office:value-type="float" office:value="1935">
            <text:p>1935</text:p>
          </table:table-cell>
          <table:table-cell table:style-name="ce20" office:value-type="float" office:value="1949">
            <text:p>1949</text:p>
          </table:table-cell>
          <table:table-cell table:style-name="ce20" office:value-type="float" office:value="1957">
            <text:p>1957</text:p>
          </table:table-cell>
          <table:table-cell table:style-name="ce20" office:value-type="float" office:value="1992">
            <text:p>1992</text:p>
          </table:table-cell>
          <table:table-cell table:number-columns-repeated="2" table:style-name="ce20" office:value-type="float" office:value="1994">
            <text:p>1994</text:p>
          </table:table-cell>
          <table:table-cell table:style-name="ce20" table:number-columns-repeated="232"/>
        </table:table-row>
        <table:table-row table:style-name="ro3">
          <table:table-cell table:style-name="ce26" office:value-type="string">
            <text:p>EXPASY </text:p>
          </table:table-cell>
          <table:table-cell table:style-name="ce30" office:value-type="float" office:value="1646">
            <text:p>1646</text:p>
          </table:table-cell>
          <table:table-cell table:style-name="ce30" office:value-type="float" office:value="1641">
            <text:p>1641</text:p>
          </table:table-cell>
          <table:table-cell table:style-name="ce30" office:value-type="float" office:value="1474">
            <text:p>1474</text:p>
          </table:table-cell>
          <table:table-cell table:style-name="ce30" office:value-type="float" office:value="1437">
            <text:p>1437</text:p>
          </table:table-cell>
          <table:table-cell table:style-name="ce34" office:value-type="float" office:value="1359">
            <text:p>1359</text:p>
          </table:table-cell>
          <table:table-cell table:style-name="ce35" office:value-type="float" office:value="1264">
            <text:p>1264</text:p>
          </table:table-cell>
          <table:table-cell table:style-name="ce35" office:value-type="float" office:value="1220">
            <text:p>1220</text:p>
          </table:table-cell>
          <table:table-cell table:style-name="ce35" office:value-type="float" office:value="1168">
            <text:p>1168</text:p>
          </table:table-cell>
          <table:table-cell table:style-name="ce35" office:value-type="float" office:value="1167">
            <text:p>1167</text:p>
          </table:table-cell>
          <table:table-cell table:style-name="ce35" office:value-type="float" office:value="1139">
            <text:p>1139</text:p>
          </table:table-cell>
          <table:table-cell table:style-name="ce35" office:value-type="float" office:value="1070">
            <text:p>1070</text:p>
          </table:table-cell>
          <table:table-cell table:style-name="ce35" office:value-type="float" office:value="1020">
            <text:p>1020</text:p>
          </table:table-cell>
          <table:table-cell table:style-name="ce35" office:value-type="float" office:value="1015">
            <text:p>1015</text:p>
          </table:table-cell>
          <table:table-cell table:style-name="ce35" office:value-type="float" office:value="1011">
            <text:p>1011</text:p>
          </table:table-cell>
          <table:table-cell table:style-name="ce35" office:value-type="float" office:value="988">
            <text:p>988</text:p>
          </table:table-cell>
          <table:table-cell table:style-name="ce35" office:value-type="float" office:value="961">
            <text:p>961</text:p>
          </table:table-cell>
          <table:table-cell table:style-name="ce35" office:value-type="float" office:value="937">
            <text:p>937</text:p>
          </table:table-cell>
          <table:table-cell table:style-name="ce35" office:value-type="float" office:value="933">
            <text:p>933</text:p>
          </table:table-cell>
          <table:table-cell table:style-name="ce35" office:value-type="float" office:value="918">
            <text:p>918</text:p>
          </table:table-cell>
          <table:table-cell table:style-name="ce35" office:value-type="float" office:value="906">
            <text:p>906</text:p>
          </table:table-cell>
          <table:table-cell table:style-name="ce35" office:value-type="float" office:value="865">
            <text:p>865</text:p>
          </table:table-cell>
          <table:table-cell table:number-columns-repeated="2" table:style-name="ce35" office:value-type="float" office:value="863">
            <text:p>863</text:p>
          </table:table-cell>
          <table:table-cell table:style-name="ce35" table:number-columns-repeated="232"/>
        </table:table-row>
        <table:table-row table:style-name="ro3">
          <table:table-cell table:style-name="ce25" office:value-type="string">
            <text:p>WIT </text:p>
          </table:table-cell>
          <table:table-cell table:style-name="ce29" office:value-type="float" office:value="1613">
            <text:p>1613</text:p>
          </table:table-cell>
          <table:table-cell table:style-name="ce29" office:value-type="float" office:value="1608">
            <text:p>1608</text:p>
          </table:table-cell>
          <table:table-cell table:style-name="ce29" office:value-type="float" office:value="1444">
            <text:p>1444</text:p>
          </table:table-cell>
          <table:table-cell table:style-name="ce29" office:value-type="float" office:value="1407">
            <text:p>1407</text:p>
          </table:table-cell>
          <table:table-cell table:style-name="ce21" office:value-type="float" office:value="1331">
            <text:p>1331</text:p>
          </table:table-cell>
          <table:table-cell table:style-name="ce20" office:value-type="float" office:value="1238">
            <text:p>1238</text:p>
          </table:table-cell>
          <table:table-cell table:style-name="ce20" office:value-type="float" office:value="1194">
            <text:p>1194</text:p>
          </table:table-cell>
          <table:table-cell table:style-name="ce20" office:value-type="float" office:value="1144">
            <text:p>1144</text:p>
          </table:table-cell>
          <table:table-cell table:style-name="ce20" office:value-type="float" office:value="1143">
            <text:p>1143</text:p>
          </table:table-cell>
          <table:table-cell table:style-name="ce20" office:value-type="float" office:value="1115">
            <text:p>1115</text:p>
          </table:table-cell>
          <table:table-cell table:style-name="ce20" office:value-type="float" office:value="1046">
            <text:p>1046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990">
            <text:p>990</text:p>
          </table:table-cell>
          <table:table-cell table:style-name="ce20" office:value-type="float" office:value="969">
            <text:p>969</text:p>
          </table:table-cell>
          <table:table-cell table:style-name="ce20" office:value-type="float" office:value="942">
            <text:p>942</text:p>
          </table:table-cell>
          <table:table-cell table:style-name="ce20" office:value-type="float" office:value="918">
            <text:p>918</text:p>
          </table:table-cell>
          <table:table-cell table:style-name="ce20" office:value-type="float" office:value="914">
            <text:p>914</text:p>
          </table:table-cell>
          <table:table-cell table:style-name="ce20" office:value-type="float" office:value="899">
            <text:p>899</text:p>
          </table:table-cell>
          <table:table-cell table:style-name="ce20" office:value-type="float" office:value="887">
            <text:p>887</text:p>
          </table:table-cell>
          <table:table-cell table:style-name="ce20" office:value-type="float" office:value="847">
            <text:p>847</text:p>
          </table:table-cell>
          <table:table-cell table:number-columns-repeated="2" table:style-name="ce20" office:value-type="float" office:value="845">
            <text:p>845</text:p>
          </table:table-cell>
          <table:table-cell table:style-name="ce20" table:number-columns-repeated="232"/>
        </table:table-row>
        <table:table-row table:style-name="ro3">
          <table:table-cell table:style-name="ce25" office:value-type="string">
            <text:p>NIST 74 </text:p>
          </table:table-cell>
          <table:table-cell table:number-columns-repeated="4" table:style-name="ce29" office:value-type="float" office:value="358">
            <text:p>358</text:p>
          </table:table-cell>
          <table:table-cell table:style-name="ce21" office:value-type="float" office:value="358">
            <text:p>358</text:p>
          </table:table-cell>
          <table:table-cell table:number-columns-repeated="3" table:style-name="ce20" office:value-type="float" office:value="358">
            <text:p>358</text:p>
          </table:table-cell>
          <table:table-cell table:number-columns-repeated="15" table:style-name="ce20" office:value-type="float" office:value="354">
            <text:p>354</text:p>
          </table:table-cell>
          <table:table-cell table:style-name="ce20" table:number-columns-repeated="232"/>
        </table:table-row>
        <table:table-row table:style-name="ro3">
          <table:table-cell table:style-name="ce25" office:value-type="string">
            <text:p>MEROPS </text:p>
          </table:table-cell>
          <table:table-cell table:number-columns-repeated="4" table:style-name="ce29" office:value-type="float" office:value="315">
            <text:p>315</text:p>
          </table:table-cell>
          <table:table-cell table:style-name="ce21" office:value-type="float" office:value="333">
            <text:p>333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334">
            <text:p>334</text:p>
          </table:table-cell>
          <table:table-cell table:number-columns-repeated="8" table:style-name="ce20" office:value-type="float" office:value="344">
            <text:p>344</text:p>
          </table:table-cell>
          <table:table-cell table:number-columns-repeated="8" table:style-name="ce20" office:value-type="float" office:value="345">
            <text:p>345</text:p>
          </table:table-cell>
          <table:table-cell table:style-name="ce20" table:number-columns-repeated="232"/>
        </table:table-row>
        <table:table-row table:style-name="ro3">
          <table:table-cell table:style-name="ce25" office:value-type="string">
            <text:p>UM-BBD </text:p>
          </table:table-cell>
          <table:table-cell table:number-columns-repeated="4" table:style-name="ce29" office:value-type="float" office:value="222">
            <text:p>222</text:p>
          </table:table-cell>
          <table:table-cell table:style-name="ce21" office:value-type="float" office:value="221">
            <text:p>221</text:p>
          </table:table-cell>
          <table:table-cell table:number-columns-repeated="4" table:style-name="ce20" office:value-type="float" office:value="221">
            <text:p>221</text:p>
          </table:table-cell>
          <table:table-cell table:number-columns-repeated="5" table:style-name="ce20" office:value-type="float" office:value="220">
            <text:p>220</text:p>
          </table:table-cell>
          <table:table-cell table:number-columns-repeated="9" table:style-name="ce20" office:value-type="float" office:value="219">
            <text:p>219</text:p>
          </table:table-cell>
          <table:table-cell table:style-name="ce20" table:number-columns-repeated="232"/>
        </table:table-row>
        <table:table-row table:style-name="ro3" table:visibility="collapse">
          <table:table-cell table:style-name="ce27" office:value-type="string">
            <text:p>(ALL)</text:p>
          </table:table-cell>
          <table:table-cell table:style-name="ce31" table:formula="of:=SUM([.B4:.B11])" office:value-type="float" office:value="13671">
            <text:p>13671</text:p>
          </table:table-cell>
          <table:table-cell table:style-name="ce31" table:formula="of:=SUM([.C4:.C11])" office:value-type="float" office:value="13663">
            <text:p>13663</text:p>
          </table:table-cell>
          <table:table-cell table:style-name="ce31" table:formula="of:=SUM([.D4:.D11])" office:value-type="float" office:value="13492">
            <text:p>13492</text:p>
          </table:table-cell>
          <table:table-cell table:style-name="ce31" table:formula="of:=SUM([.E4:.E11])" office:value-type="float" office:value="13449">
            <text:p>13449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links.N44" table:end-x="2.169cm" table:end-y="0.402cm" draw:z-index="0" draw:style-name="gr1" svg:width="31.054cm" svg:height="12.661cm" svg:x="1.319cm" svg:y="0.074cm">
              <draw:object draw:notify-on-update-of-ranges="links.A1:links.A1 links.B1:links.X1 links.A3:links.A3 links.B3:links.X3 links.A4:links.A4 links.B4:links.X4 links.A5:links.A5 links.B5:links.X5 links.A6:links.A6 links.B6:links.X6 links.A7:links.A7 links.B7:links.X7 links.A8:links.A8 links.B8:links.X8 links.A9:links.A9 links.B9:links.X9 links.A10:links.A10 links.B10:links.X10 links.A11:links.A11 links.B11:links.X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2">
          <table:table-cell table:number-columns-repeated="7"/>
          <table:table-cell table:style-name="ce9"/>
          <table:table-cell table:style-name="ce4"/>
          <table:table-cell table:number-columns-repeated="247"/>
        </table:table-row>
        <table:table-row table:style-name="ro2">
          <table:table-cell table:number-columns-repeated="7"/>
          <table:table-cell table:style-name="ce9"/>
          <table:table-cell table:style-name="ce4"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number-columns-repeated="235"/>
        </table:table-row>
        <table:table-row table:style-name="ro2">
          <table:table-cell/>
          <table:table-cell table:style-name="ce32"/>
          <table:table-cell table:number-columns-repeated="5"/>
          <table:table-cell table:style-name="ce9"/>
          <table:table-cell table:style-name="ce4" table:number-columns-repeated="2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number-columns-repeated="232"/>
        </table:table-row>
        <table:table-row table:style-name="ro2">
          <table:table-cell/>
          <table:table-cell table:style-name="ce33"/>
          <table:table-cell table:number-columns-repeated="5"/>
          <table:table-cell table:style-name="ce9"/>
          <table:table-cell table:style-name="ce4" table:number-columns-repeated="2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 table:number-columns-repeated="2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number-columns-repeated="232"/>
        </table:table-row>
        <table:table-row table:style-name="ro2" table:number-rows-repeated="3">
          <table:table-cell/>
          <table:table-cell table:style-name="ce33"/>
          <table:table-cell table:number-columns-repeated="5"/>
          <table:table-cell table:style-name="ce9"/>
          <table:table-cell table:style-name="ce4" table:number-columns-repeated="2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 table:number-columns-repeated="2"/>
          <table:table-cell table:style-name="ce9"/>
          <table:table-cell table:style-name="ce4"/>
          <table:table-cell table:style-name="ce9" table:number-columns-repeated="3"/>
          <table:table-cell table:style-name="ce4"/>
          <table:table-cell table:number-columns-repeated="231"/>
        </table:table-row>
        <table:table-row table:style-name="ro2" table:number-rows-repeated="2">
          <table:table-cell/>
          <table:table-cell table:style-name="ce33"/>
          <table:table-cell table:number-columns-repeated="5"/>
          <table:table-cell table:style-name="ce9"/>
          <table:table-cell table:style-name="ce4" table:number-columns-repeated="2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/>
          <table:table-cell table:style-name="ce4" table:number-columns-repeated="2"/>
          <table:table-cell table:style-name="ce9" table:number-columns-repeated="3"/>
          <table:table-cell table:style-name="ce4"/>
          <table:table-cell table:number-columns-repeated="231"/>
        </table:table-row>
        <table:table-row table:style-name="ro2">
          <table:table-cell/>
          <table:table-cell table:style-name="ce33"/>
          <table:table-cell table:number-columns-repeated="6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/>
          <table:table-cell table:style-name="ce4" table:number-columns-repeated="2"/>
          <table:table-cell table:style-name="ce9" table:number-columns-repeated="3"/>
          <table:table-cell table:style-name="ce4"/>
          <table:table-cell table:number-columns-repeated="231"/>
        </table:table-row>
        <table:table-row table:style-name="ro2">
          <table:table-cell/>
          <table:table-cell table:style-name="ce33"/>
          <table:table-cell table:number-columns-repeated="9"/>
          <table:table-cell table:style-name="ce9"/>
          <table:table-cell table:style-name="ce4"/>
          <table:table-cell table:number-columns-repeated="3"/>
          <table:table-cell table:style-name="ce9"/>
          <table:table-cell table:style-name="ce4"/>
          <table:table-cell table:style-name="ce9"/>
          <table:table-cell table:style-name="ce4"/>
          <table:table-cell/>
          <table:table-cell table:style-name="ce9" table:number-columns-repeated="3"/>
          <table:table-cell table:style-name="ce4"/>
          <table:table-cell table:number-columns-repeated="231"/>
        </table:table-row>
        <table:table-row table:style-name="ro2">
          <table:table-cell/>
          <table:table-cell table:style-name="ce33"/>
          <table:table-cell table:number-columns-repeated="9"/>
          <table:table-cell table:style-name="ce9"/>
          <table:table-cell table:style-name="ce4"/>
          <table:table-cell table:number-columns-repeated="3"/>
          <table:table-cell table:style-name="ce9"/>
          <table:table-cell table:style-name="ce4"/>
          <table:table-cell table:style-name="ce9"/>
          <table:table-cell table:style-name="ce4"/>
          <table:table-cell table:number-columns-repeated="3"/>
          <table:table-cell table:style-name="ce9"/>
          <table:table-cell table:style-name="ce4"/>
          <table:table-cell table:number-columns-repeated="231"/>
        </table:table-row>
        <table:table-row table:style-name="ro2">
          <table:table-cell/>
          <table:table-cell table:style-name="ce33"/>
          <table:table-cell table:number-columns-repeated="9"/>
          <table:table-cell table:style-name="ce9"/>
          <table:table-cell table:style-name="ce4"/>
          <table:table-cell table:number-columns-repeated="5"/>
          <table:table-cell table:style-name="ce9"/>
          <table:table-cell table:style-name="ce4"/>
          <table:table-cell table:number-columns-repeated="3"/>
          <table:table-cell table:style-name="ce9"/>
          <table:table-cell table:style-name="ce4"/>
          <table:table-cell table:number-columns-repeated="231"/>
        </table:table-row>
        <table:table-row table:style-name="ro2" table:number-rows-repeated="3">
          <table:table-cell table:number-columns-repeated="18"/>
          <table:table-cell table:style-name="ce9"/>
          <table:table-cell table:style-name="ce4"/>
          <table:table-cell table:number-columns-repeated="236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xrefs" table:style-name="ta3" table:print="false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4" table:default-cell-style-name="Default"/>
        <table:table-column table:style-name="co29" table:default-cell-style-name="Default"/>
        <table:table-column table:style-name="co4" table:number-columns-repeated="209" table:default-cell-style-name="Default"/>
        <table:table-row table:style-name="ro3">
          <table:table-cell table:style-name="ce37"/>
          <table:table-cell table:number-columns-repeated="2" table:style-name="ce38" office:value-type="string">
            <text:p>Rel. 24</text:p>
          </table:table-cell>
          <table:table-cell table:number-columns-repeated="2" table:style-name="ce38" office:value-type="string">
            <text:p>Rel. 25</text:p>
          </table:table-cell>
          <table:table-cell table:number-columns-repeated="2" table:style-name="ce40" office:value-type="string">
            <text:p>Rel. 26</text:p>
          </table:table-cell>
          <table:table-cell table:number-columns-repeated="2" table:style-name="ce41" office:value-type="string">
            <text:p>Rel. 27</text:p>
          </table:table-cell>
          <table:table-cell table:number-columns-repeated="2" table:style-name="ce40" office:value-type="string">
            <text:p>Rel. 28</text:p>
          </table:table-cell>
          <table:table-cell table:number-columns-repeated="2" table:style-name="ce41" office:value-type="string">
            <text:p>Rel. 29</text:p>
          </table:table-cell>
          <table:table-cell table:number-columns-repeated="2" table:style-name="ce41" office:value-type="string">
            <text:p>Rel. 30</text:p>
          </table:table-cell>
          <table:table-cell table:number-columns-repeated="2" table:style-name="ce41" office:value-type="string">
            <text:p>Rel. 31</text:p>
          </table:table-cell>
          <table:table-cell table:number-columns-repeated="2" table:style-name="ce41" office:value-type="string">
            <text:p>Rel. 32</text:p>
          </table:table-cell>
          <table:table-cell table:number-columns-repeated="2" table:style-name="ce41" office:value-type="string">
            <text:p>Rel.33</text:p>
          </table:table-cell>
          <table:table-cell table:number-columns-repeated="2" table:style-name="ce41" office:value-type="string">
            <text:p>Rel.34</text:p>
          </table:table-cell>
          <table:table-cell table:number-columns-repeated="2" table:style-name="ce41" office:value-type="string">
            <text:p>Rel.35</text:p>
          </table:table-cell>
          <table:table-cell table:number-columns-repeated="2" table:style-name="ce41" office:value-type="string">
            <text:p>Rel.36</text:p>
          </table:table-cell>
          <table:table-cell table:number-columns-repeated="2" table:style-name="ce41" office:value-type="string">
            <text:p>Rel.37</text:p>
          </table:table-cell>
          <table:table-cell table:number-columns-repeated="2" table:style-name="ce41" office:value-type="string">
            <text:p>Rel.38</text:p>
          </table:table-cell>
          <table:table-cell table:number-columns-repeated="2" table:style-name="ce41" office:value-type="string">
            <text:p>Rel.39</text:p>
          </table:table-cell>
          <table:table-cell table:number-columns-repeated="2" table:style-name="ce41" office:value-type="string">
            <text:p>Rel.40</text:p>
          </table:table-cell>
          <table:table-cell table:number-columns-repeated="2" table:style-name="ce41" office:value-type="string">
            <text:p>Rel.41</text:p>
          </table:table-cell>
          <table:table-cell table:number-columns-repeated="2" table:style-name="ce41" office:value-type="string">
            <text:p>Rel.42</text:p>
          </table:table-cell>
          <table:table-cell table:number-columns-repeated="2" table:style-name="ce41" office:value-type="string">
            <text:p>Rel.43</text:p>
          </table:table-cell>
          <table:table-cell table:number-columns-repeated="2" table:style-name="ce41" office:value-type="string">
            <text:p>Rel.44</text:p>
          </table:table-cell>
          <table:table-cell table:number-columns-repeated="2" table:style-name="ce41" office:value-type="string">
            <text:p>Rel.45</text:p>
          </table:table-cell>
          <table:table-cell table:number-columns-repeated="2" table:style-name="ce41" office:value-type="string">
            <text:p>Rel.46</text:p>
          </table:table-cell>
          <table:table-cell table:style-name="ce44" table:number-columns-repeated="209"/>
        </table:table-row>
        <table:table-row table:style-name="ro5">
          <table:table-cell table:style-name="ce38" office:value-type="string">
            <text:p>Db name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38" office:value-type="string">
            <text:p>External entries </text:p>
          </table:table-cell>
          <table:table-cell table:style-name="ce38" office:value-type="string">
            <text:p>Total cross references </text:p>
          </table:table-cell>
          <table:table-cell table:style-name="ce23" table:number-columns-repeated="209"/>
        </table:table-row>
        <table:table-row table:style-name="ro3">
          <table:table-cell table:style-name="ce25" office:value-type="string">
            <text:p>(ALL)</text:p>
          </table:table-cell>
          <table:table-cell table:style-name="ce29" office:value-type="float" office:value="79021">
            <text:p>79021</text:p>
          </table:table-cell>
          <table:table-cell table:style-name="ce39" office:value-type="float" office:value="83657">
            <text:p>83657</text:p>
          </table:table-cell>
          <table:table-cell table:style-name="ce29" office:value-type="float" office:value="78797">
            <text:p>78797</text:p>
          </table:table-cell>
          <table:table-cell table:style-name="ce39" office:value-type="float" office:value="83368">
            <text:p>83368</text:p>
          </table:table-cell>
          <table:table-cell table:style-name="ce29" office:value-type="float" office:value="79827">
            <text:p>79827</text:p>
          </table:table-cell>
          <table:table-cell table:style-name="ce39" office:value-type="float" office:value="84516">
            <text:p>84516</text:p>
          </table:table-cell>
          <table:table-cell table:style-name="ce29" office:value-type="float" office:value="80554">
            <text:p>80554</text:p>
          </table:table-cell>
          <table:table-cell table:style-name="ce39" office:value-type="float" office:value="85375">
            <text:p>85375</text:p>
          </table:table-cell>
          <table:table-cell table:style-name="ce21" office:value-type="float" office:value="85688">
            <text:p>85688</text:p>
          </table:table-cell>
          <table:table-cell table:style-name="ce42" office:value-type="float" office:value="91120">
            <text:p>91120</text:p>
          </table:table-cell>
          <table:table-cell table:style-name="ce20" table:formula="of:=SUM([.L4:.L8])" office:value-type="float" office:value="86369">
            <text:p>86369</text:p>
          </table:table-cell>
          <table:table-cell table:style-name="ce43" table:formula="of:=SUM([.M4:.M8])" office:value-type="float" office:value="91933">
            <text:p>91933</text:p>
          </table:table-cell>
          <table:table-cell table:style-name="ce20" table:formula="of:=SUM([.N4:.N8])" office:value-type="float" office:value="87524">
            <text:p>87524</text:p>
          </table:table-cell>
          <table:table-cell table:style-name="ce43" table:formula="of:=SUM([.O4:.O8])" office:value-type="float" office:value="93120">
            <text:p>93120</text:p>
          </table:table-cell>
          <table:table-cell table:style-name="ce20" table:formula="of:=SUM([.P4:.P8])" office:value-type="float" office:value="88342">
            <text:p>88342</text:p>
          </table:table-cell>
          <table:table-cell table:style-name="ce43" table:formula="of:=SUM([.Q4:.Q8])" office:value-type="float" office:value="94047">
            <text:p>94047</text:p>
          </table:table-cell>
          <table:table-cell table:style-name="ce20" table:formula="of:=SUM([.R4:.R8])" office:value-type="float" office:value="88681">
            <text:p>88681</text:p>
          </table:table-cell>
          <table:table-cell table:style-name="ce43" table:formula="of:=SUM([.S4:.S8])" office:value-type="float" office:value="94402">
            <text:p>94402</text:p>
          </table:table-cell>
          <table:table-cell table:style-name="ce20" table:formula="of:=SUM([.T4:.T8])" office:value-type="float" office:value="89368">
            <text:p>89368</text:p>
          </table:table-cell>
          <table:table-cell table:style-name="ce43" table:formula="of:=SUM([.U4:.U8])" office:value-type="float" office:value="95006">
            <text:p>95006</text:p>
          </table:table-cell>
          <table:table-cell table:style-name="ce20" table:formula="of:=SUM([.V4:.V8])" office:value-type="float" office:value="90931">
            <text:p>90931</text:p>
          </table:table-cell>
          <table:table-cell table:style-name="ce43" table:formula="of:=SUM([.W4:.W8])" office:value-type="float" office:value="96795">
            <text:p>96795</text:p>
          </table:table-cell>
          <table:table-cell table:style-name="ce20" table:formula="of:=SUM([.X4:.X8])" office:value-type="float" office:value="92000">
            <text:p>92000</text:p>
          </table:table-cell>
          <table:table-cell table:style-name="ce43" table:formula="of:=SUM([.Y4:.Y8])" office:value-type="float" office:value="97959">
            <text:p>97959</text:p>
          </table:table-cell>
          <table:table-cell table:style-name="ce20" table:formula="of:=SUM([.Z4:.Z8])" office:value-type="float" office:value="95026">
            <text:p>95026</text:p>
          </table:table-cell>
          <table:table-cell table:style-name="ce43" table:formula="of:=SUM([.AA4:.AA8])" office:value-type="float" office:value="101023">
            <text:p>101023</text:p>
          </table:table-cell>
          <table:table-cell table:style-name="ce20" table:formula="of:=SUM([.AB4:.AB8])" office:value-type="float" office:value="96340">
            <text:p>96340</text:p>
          </table:table-cell>
          <table:table-cell table:style-name="ce43" table:formula="of:=SUM([.AC4:.AC8])" office:value-type="float" office:value="102489">
            <text:p>102489</text:p>
          </table:table-cell>
          <table:table-cell table:style-name="ce20" table:formula="of:=SUM([.AD4:.AD8])" office:value-type="float" office:value="122612">
            <text:p>122612</text:p>
          </table:table-cell>
          <table:table-cell table:style-name="ce43" table:formula="of:=SUM([.AE4:.AE8])" office:value-type="float" office:value="129471">
            <text:p>129471</text:p>
          </table:table-cell>
          <table:table-cell table:style-name="ce20" table:formula="of:=SUM([.AF4:.AF8])" office:value-type="float" office:value="126437">
            <text:p>126437</text:p>
          </table:table-cell>
          <table:table-cell table:style-name="ce43" table:formula="of:=SUM([.AG4:.AG8])" office:value-type="float" office:value="133492">
            <text:p>133492</text:p>
          </table:table-cell>
          <table:table-cell table:style-name="ce20" table:formula="of:=SUM([.AH4:.AH8])" office:value-type="float" office:value="127269">
            <text:p>127269</text:p>
          </table:table-cell>
          <table:table-cell table:style-name="ce43" table:formula="of:=SUM([.AI4:.AI8])" office:value-type="float" office:value="134347">
            <text:p>134347</text:p>
          </table:table-cell>
          <table:table-cell table:style-name="ce20" table:formula="of:=SUM([.AJ4:.AJ8])" office:value-type="float" office:value="136803">
            <text:p>136803</text:p>
          </table:table-cell>
          <table:table-cell table:style-name="ce43" table:formula="of:=SUM([.AK4:.AK8])" office:value-type="float" office:value="144330">
            <text:p>144330</text:p>
          </table:table-cell>
          <table:table-cell table:style-name="ce20" table:formula="of:=SUM([.AL4:.AL8])" office:value-type="float" office:value="138200">
            <text:p>138200</text:p>
          </table:table-cell>
          <table:table-cell table:style-name="ce43" table:formula="of:=SUM([.AM4:.AM8])" office:value-type="float" office:value="145854">
            <text:p>145854</text:p>
          </table:table-cell>
          <table:table-cell table:style-name="ce20" table:formula="of:=SUM([.AN4:.AN8])" office:value-type="float" office:value="138552">
            <text:p>138552</text:p>
          </table:table-cell>
          <table:table-cell table:style-name="ce43" table:formula="of:=SUM([.AO4:.AO8])" office:value-type="float" office:value="146204">
            <text:p>146204</text:p>
          </table:table-cell>
          <table:table-cell table:style-name="ce20" table:formula="of:=SUM([.AP4:.AP8])" office:value-type="float" office:value="139500">
            <text:p>139500</text:p>
          </table:table-cell>
          <table:table-cell table:style-name="ce43" table:formula="of:=SUM([.AQ4:.AQ8])" office:value-type="float" office:value="147225">
            <text:p>147225</text:p>
          </table:table-cell>
          <table:table-cell table:style-name="ce20" table:formula="of:=SUM([.AR4:.AR8])" office:value-type="float" office:value="138759">
            <text:p>138759</text:p>
          </table:table-cell>
          <table:table-cell table:style-name="ce43" table:formula="of:=SUM([.AS4:.AS8])" office:value-type="float" office:value="146537">
            <text:p>146537</text:p>
          </table:table-cell>
          <table:table-cell table:style-name="ce20" table:formula="of:=SUM([.AT4:.AT8])" office:value-type="float" office:value="139230">
            <text:p>139230</text:p>
          </table:table-cell>
          <table:table-cell table:style-name="ce43" table:formula="of:=SUM([.AU4:.AU8])" office:value-type="float" office:value="147309">
            <text:p>147309</text:p>
          </table:table-cell>
          <table:table-cell table:style-name="ce20" table:number-columns-repeated="209"/>
        </table:table-row>
        <table:table-row table:style-name="ro3">
          <table:table-cell table:style-name="ce25" office:value-type="string">
            <text:p>SWISSPROT </text:p>
          </table:table-cell>
          <table:table-cell table:style-name="ce29" office:value-type="float" office:value="74582">
            <text:p>74582</text:p>
          </table:table-cell>
          <table:table-cell table:style-name="ce39" office:value-type="float" office:value="77797">
            <text:p>77797</text:p>
          </table:table-cell>
          <table:table-cell table:style-name="ce29" office:value-type="float" office:value="74356">
            <text:p>74356</text:p>
          </table:table-cell>
          <table:table-cell table:style-name="ce39" office:value-type="float" office:value="77505">
            <text:p>77505</text:p>
          </table:table-cell>
          <table:table-cell table:style-name="ce29" office:value-type="float" office:value="75367">
            <text:p>75367</text:p>
          </table:table-cell>
          <table:table-cell table:style-name="ce39" office:value-type="float" office:value="78614">
            <text:p>78614</text:p>
          </table:table-cell>
          <table:table-cell table:style-name="ce29" office:value-type="float" office:value="76084">
            <text:p>76084</text:p>
          </table:table-cell>
          <table:table-cell table:style-name="ce39" office:value-type="float" office:value="79452">
            <text:p>79452</text:p>
          </table:table-cell>
          <table:table-cell table:style-name="ce21" office:value-type="float" office:value="81191">
            <text:p>81191</text:p>
          </table:table-cell>
          <table:table-cell table:style-name="ce42" office:value-type="float" office:value="85092">
            <text:p>85092</text:p>
          </table:table-cell>
          <table:table-cell table:style-name="ce20" office:value-type="float" office:value="81821">
            <text:p>81821</text:p>
          </table:table-cell>
          <table:table-cell table:style-name="ce43" office:value-type="float" office:value="85731">
            <text:p>85731</text:p>
          </table:table-cell>
          <table:table-cell table:style-name="ce20" office:value-type="float" office:value="82973">
            <text:p>82973</text:p>
          </table:table-cell>
          <table:table-cell table:style-name="ce43" office:value-type="float" office:value="86908">
            <text:p>86908</text:p>
          </table:table-cell>
          <table:table-cell table:style-name="ce20" office:value-type="float" office:value="83791">
            <text:p>83791</text:p>
          </table:table-cell>
          <table:table-cell table:style-name="ce43" office:value-type="float" office:value="87835">
            <text:p>87835</text:p>
          </table:table-cell>
          <table:table-cell table:style-name="ce20" office:value-type="float" office:value="84129">
            <text:p>84129</text:p>
          </table:table-cell>
          <table:table-cell table:style-name="ce43" office:value-type="float" office:value="88183">
            <text:p>88183</text:p>
          </table:table-cell>
          <table:table-cell table:style-name="ce20" office:value-type="float" office:value="84735">
            <text:p>84735</text:p>
          </table:table-cell>
          <table:table-cell table:style-name="ce43" office:value-type="float" office:value="88688">
            <text:p>88688</text:p>
          </table:table-cell>
          <table:table-cell table:style-name="ce20" office:value-type="float" office:value="86261">
            <text:p>86261</text:p>
          </table:table-cell>
          <table:table-cell table:style-name="ce43" office:value-type="float" office:value="90438">
            <text:p>90438</text:p>
          </table:table-cell>
          <table:table-cell table:style-name="ce20" office:value-type="float" office:value="87242">
            <text:p>87242</text:p>
          </table:table-cell>
          <table:table-cell table:style-name="ce43" office:value-type="float" office:value="91498">
            <text:p>91498</text:p>
          </table:table-cell>
          <table:table-cell table:style-name="ce20" office:value-type="float" office:value="90228">
            <text:p>90228</text:p>
          </table:table-cell>
          <table:table-cell table:style-name="ce43" office:value-type="float" office:value="94518">
            <text:p>94518</text:p>
          </table:table-cell>
          <table:table-cell table:style-name="ce20" office:value-type="float" office:value="91539">
            <text:p>91539</text:p>
          </table:table-cell>
          <table:table-cell table:style-name="ce43" office:value-type="float" office:value="95975">
            <text:p>95975</text:p>
          </table:table-cell>
          <table:table-cell table:style-name="ce20" office:value-type="float" office:value="117973">
            <text:p>117973</text:p>
          </table:table-cell>
          <table:table-cell table:style-name="ce43" office:value-type="float" office:value="123156">
            <text:p>123156</text:p>
          </table:table-cell>
          <table:table-cell table:style-name="ce20" office:value-type="float" office:value="121796">
            <text:p>121796</text:p>
          </table:table-cell>
          <table:table-cell table:style-name="ce43" office:value-type="float" office:value="127170">
            <text:p>127170</text:p>
          </table:table-cell>
          <table:table-cell table:style-name="ce20" office:value-type="float" office:value="122628">
            <text:p>122628</text:p>
          </table:table-cell>
          <table:table-cell table:style-name="ce43" office:value-type="float" office:value="128025">
            <text:p>128025</text:p>
          </table:table-cell>
          <table:table-cell table:style-name="ce20" office:value-type="float" office:value="132160">
            <text:p>132160</text:p>
          </table:table-cell>
          <table:table-cell table:style-name="ce43" office:value-type="float" office:value="137999">
            <text:p>137999</text:p>
          </table:table-cell>
          <table:table-cell table:style-name="ce20" office:value-type="float" office:value="133557">
            <text:p>133557</text:p>
          </table:table-cell>
          <table:table-cell table:style-name="ce43" office:value-type="float" office:value="139523">
            <text:p>139523</text:p>
          </table:table-cell>
          <table:table-cell table:style-name="ce20" office:value-type="float" office:value="133903">
            <text:p>133903</text:p>
          </table:table-cell>
          <table:table-cell table:style-name="ce43" office:value-type="float" office:value="139859">
            <text:p>139859</text:p>
          </table:table-cell>
          <table:table-cell table:style-name="ce20" office:value-type="float" office:value="134844">
            <text:p>134844</text:p>
          </table:table-cell>
          <table:table-cell table:style-name="ce43" office:value-type="float" office:value="140873">
            <text:p>140873</text:p>
          </table:table-cell>
          <table:table-cell table:style-name="ce20" office:value-type="float" office:value="134103">
            <text:p>134103</text:p>
          </table:table-cell>
          <table:table-cell table:style-name="ce43" office:value-type="float" office:value="140185">
            <text:p>140185</text:p>
          </table:table-cell>
          <table:table-cell table:style-name="ce20" office:value-type="float" office:value="134574">
            <text:p>134574</text:p>
          </table:table-cell>
          <table:table-cell table:style-name="ce43" office:value-type="float" office:value="140956">
            <text:p>140956</text:p>
          </table:table-cell>
          <table:table-cell table:style-name="ce20" table:number-columns-repeated="209"/>
        </table:table-row>
        <table:table-row table:style-name="ro3">
          <table:table-cell table:style-name="ce25" office:value-type="string">
            <text:p>GO </text:p>
          </table:table-cell>
          <table:table-cell table:style-name="ce29" office:value-type="float" office:value="3375">
            <text:p>3375</text:p>
          </table:table-cell>
          <table:table-cell table:style-name="ce39" office:value-type="float" office:value="3377">
            <text:p>3377</text:p>
          </table:table-cell>
          <table:table-cell table:style-name="ce29" office:value-type="float" office:value="3375">
            <text:p>3375</text:p>
          </table:table-cell>
          <table:table-cell table:style-name="ce39" office:value-type="float" office:value="3377">
            <text:p>3377</text:p>
          </table:table-cell>
          <table:table-cell table:style-name="ce29" office:value-type="float" office:value="3375">
            <text:p>3375</text:p>
          </table:table-cell>
          <table:table-cell table:style-name="ce39" office:value-type="float" office:value="3377">
            <text:p>3377</text:p>
          </table:table-cell>
          <table:table-cell table:style-name="ce29" office:value-type="float" office:value="3371">
            <text:p>3371</text:p>
          </table:table-cell>
          <table:table-cell table:style-name="ce39" office:value-type="float" office:value="3373">
            <text:p>3373</text:p>
          </table:table-cell>
          <table:table-cell table:style-name="ce21" office:value-type="float" office:value="3373">
            <text:p>3373</text:p>
          </table:table-cell>
          <table:table-cell table:style-name="ce42" office:value-type="float" office:value="3375">
            <text:p>3375</text:p>
          </table:table-cell>
          <table:table-cell table:style-name="ce20" office:value-type="float" office:value="3373">
            <text:p>3373</text:p>
          </table:table-cell>
          <table:table-cell table:style-name="ce43" office:value-type="float" office:value="3375">
            <text:p>3375</text:p>
          </table:table-cell>
          <table:table-cell table:style-name="ce20" office:value-type="float" office:value="3372">
            <text:p>3372</text:p>
          </table:table-cell>
          <table:table-cell table:style-name="ce43" office:value-type="float" office:value="3374">
            <text:p>3374</text:p>
          </table:table-cell>
          <table:table-cell table:style-name="ce20" office:value-type="float" office:value="3372">
            <text:p>3372</text:p>
          </table:table-cell>
          <table:table-cell table:style-name="ce43" office:value-type="float" office:value="3374">
            <text:p>3374</text:p>
          </table:table-cell>
          <table:table-cell table:style-name="ce20" office:value-type="float" office:value="3372">
            <text:p>3372</text:p>
          </table:table-cell>
          <table:table-cell table:style-name="ce43" office:value-type="float" office:value="3374">
            <text:p>3374</text:p>
          </table:table-cell>
          <table:table-cell table:style-name="ce20" office:value-type="float" office:value="3382">
            <text:p>3382</text:p>
          </table:table-cell>
          <table:table-cell table:style-name="ce43" office:value-type="float" office:value="3384">
            <text:p>3384</text:p>
          </table:table-cell>
          <table:table-cell table:style-name="ce20" office:value-type="float" office:value="3406">
            <text:p>3406</text:p>
          </table:table-cell>
          <table:table-cell table:style-name="ce43" office:value-type="float" office:value="3408">
            <text:p>3408</text:p>
          </table:table-cell>
          <table:table-cell table:style-name="ce20" office:value-type="float" office:value="3422">
            <text:p>3422</text:p>
          </table:table-cell>
          <table:table-cell table:style-name="ce43" office:value-type="float" office:value="3424">
            <text:p>3424</text:p>
          </table:table-cell>
          <table:table-cell table:style-name="ce20" office:value-type="float" office:value="3458">
            <text:p>3458</text:p>
          </table:table-cell>
          <table:table-cell table:style-name="ce43" office:value-type="float" office:value="3461">
            <text:p>3461</text:p>
          </table:table-cell>
          <table:table-cell table:style-name="ce20" office:value-type="float" office:value="3458">
            <text:p>3458</text:p>
          </table:table-cell>
          <table:table-cell table:style-name="ce43" office:value-type="float" office:value="3461">
            <text:p>3461</text:p>
          </table:table-cell>
          <table:table-cell table:style-name="ce20" office:value-type="float" office:value="3779">
            <text:p>3779</text:p>
          </table:table-cell>
          <table:table-cell table:style-name="ce43" office:value-type="float" office:value="3783">
            <text:p>3783</text:p>
          </table:table-cell>
          <table:table-cell table:style-name="ce20" office:value-type="float" office:value="3778">
            <text:p>3778</text:p>
          </table:table-cell>
          <table:table-cell table:style-name="ce43" office:value-type="float" office:value="3782">
            <text:p>3782</text:p>
          </table:table-cell>
          <table:table-cell table:style-name="ce20" office:value-type="float" office:value="3778">
            <text:p>3778</text:p>
          </table:table-cell>
          <table:table-cell table:style-name="ce43" office:value-type="float" office:value="3782">
            <text:p>3782</text:p>
          </table:table-cell>
          <table:table-cell table:style-name="ce20" office:value-type="float" office:value="3779">
            <text:p>3779</text:p>
          </table:table-cell>
          <table:table-cell table:style-name="ce43" office:value-type="float" office:value="3783">
            <text:p>3783</text:p>
          </table:table-cell>
          <table:table-cell table:style-name="ce20" office:value-type="float" office:value="3779">
            <text:p>3779</text:p>
          </table:table-cell>
          <table:table-cell table:style-name="ce43" office:value-type="float" office:value="3783">
            <text:p>3783</text:p>
          </table:table-cell>
          <table:table-cell table:style-name="ce20" office:value-type="float" office:value="3783">
            <text:p>3783</text:p>
          </table:table-cell>
          <table:table-cell table:style-name="ce43" office:value-type="float" office:value="3787">
            <text:p>3787</text:p>
          </table:table-cell>
          <table:table-cell table:style-name="ce20" office:value-type="float" office:value="3787">
            <text:p>3787</text:p>
          </table:table-cell>
          <table:table-cell table:style-name="ce43" office:value-type="float" office:value="3790">
            <text:p>3790</text:p>
          </table:table-cell>
          <table:table-cell table:style-name="ce20" office:value-type="float" office:value="3787">
            <text:p>3787</text:p>
          </table:table-cell>
          <table:table-cell table:style-name="ce43" office:value-type="float" office:value="3790">
            <text:p>3790</text:p>
          </table:table-cell>
          <table:table-cell table:style-name="ce20" office:value-type="float" office:value="3787">
            <text:p>3787</text:p>
          </table:table-cell>
          <table:table-cell table:style-name="ce43" office:value-type="float" office:value="3790">
            <text:p>3790</text:p>
          </table:table-cell>
          <table:table-cell table:style-name="ce20" table:number-columns-repeated="209"/>
        </table:table-row>
        <table:table-row table:style-name="ro3">
          <table:table-cell table:style-name="ce25" office:value-type="string">
            <text:p>PROSITE </text:p>
          </table:table-cell>
          <table:table-cell table:style-name="ce29" office:value-type="float" office:value="426">
            <text:p>426</text:p>
          </table:table-cell>
          <table:table-cell table:style-name="ce39" office:value-type="float" office:value="1226">
            <text:p>1226</text:p>
          </table:table-cell>
          <table:table-cell table:style-name="ce29" office:value-type="float" office:value="428">
            <text:p>428</text:p>
          </table:table-cell>
          <table:table-cell table:style-name="ce39" office:value-type="float" office:value="1229">
            <text:p>1229</text:p>
          </table:table-cell>
          <table:table-cell table:style-name="ce29" office:value-type="float" office:value="447">
            <text:p>447</text:p>
          </table:table-cell>
          <table:table-cell table:style-name="ce39" office:value-type="float" office:value="1268">
            <text:p>1268</text:p>
          </table:table-cell>
          <table:table-cell table:style-name="ce29" office:value-type="float" office:value="447">
            <text:p>447</text:p>
          </table:table-cell>
          <table:table-cell table:style-name="ce39" office:value-type="float" office:value="1270">
            <text:p>1270</text:p>
          </table:table-cell>
          <table:table-cell table:style-name="ce21" office:value-type="float" office:value="450">
            <text:p>450</text:p>
          </table:table-cell>
          <table:table-cell table:style-name="ce42" office:value-type="float" office:value="1303">
            <text:p>1303</text:p>
          </table:table-cell>
          <table:table-cell table:style-name="ce20" office:value-type="float" office:value="450">
            <text:p>450</text:p>
          </table:table-cell>
          <table:table-cell table:style-name="ce43" office:value-type="float" office:value="1303">
            <text:p>1303</text:p>
          </table:table-cell>
          <table:table-cell table:style-name="ce20" office:value-type="float" office:value="450">
            <text:p>450</text:p>
          </table:table-cell>
          <table:table-cell table:style-name="ce43" office:value-type="float" office:value="1304">
            <text:p>1304</text:p>
          </table:table-cell>
          <table:table-cell table:style-name="ce20" office:value-type="float" office:value="450">
            <text:p>450</text:p>
          </table:table-cell>
          <table:table-cell table:style-name="ce43" office:value-type="float" office:value="1304">
            <text:p>1304</text:p>
          </table:table-cell>
          <table:table-cell table:style-name="ce20" office:value-type="float" office:value="450">
            <text:p>450</text:p>
          </table:table-cell>
          <table:table-cell table:style-name="ce43" office:value-type="float" office:value="1304">
            <text:p>1304</text:p>
          </table:table-cell>
          <table:table-cell table:style-name="ce20" office:value-type="float" office:value="451">
            <text:p>451</text:p>
          </table:table-cell>
          <table:table-cell table:style-name="ce43" office:value-type="float" office:value="1308">
            <text:p>1308</text:p>
          </table:table-cell>
          <table:table-cell table:style-name="ce20" office:value-type="float" office:value="451">
            <text:p>451</text:p>
          </table:table-cell>
          <table:table-cell table:style-name="ce43" office:value-type="float" office:value="1308">
            <text:p>1308</text:p>
          </table:table-cell>
          <table:table-cell table:style-name="ce20" office:value-type="float" office:value="451">
            <text:p>451</text:p>
          </table:table-cell>
          <table:table-cell table:style-name="ce43" office:value-type="float" office:value="1308">
            <text:p>1308</text:p>
          </table:table-cell>
          <table:table-cell table:style-name="ce20" office:value-type="float" office:value="451">
            <text:p>451</text:p>
          </table:table-cell>
          <table:table-cell table:style-name="ce43" office:value-type="float" office:value="1308">
            <text:p>1308</text:p>
          </table:table-cell>
          <table:table-cell table:style-name="ce20" office:value-type="float" office:value="451">
            <text:p>451</text:p>
          </table:table-cell>
          <table:table-cell table:style-name="ce43" office:value-type="float" office:value="1308">
            <text:p>1308</text:p>
          </table:table-cell>
          <table:table-cell table:style-name="ce20" office:value-type="float" office:value="451">
            <text:p>451</text:p>
          </table:table-cell>
          <table:table-cell table:style-name="ce43" office:value-type="float" office:value="1308">
            <text:p>1308</text:p>
          </table:table-cell>
          <table:table-cell table:style-name="ce20" office:value-type="float" office:value="453">
            <text:p>453</text:p>
          </table:table-cell>
          <table:table-cell table:style-name="ce43" office:value-type="float" office:value="1314">
            <text:p>1314</text:p>
          </table:table-cell>
          <table:table-cell table:style-name="ce20" office:value-type="float" office:value="453">
            <text:p>453</text:p>
          </table:table-cell>
          <table:table-cell table:style-name="ce43" office:value-type="float" office:value="1314">
            <text:p>1314</text:p>
          </table:table-cell>
          <table:table-cell table:style-name="ce20" office:value-type="float" office:value="452">
            <text:p>452</text:p>
          </table:table-cell>
          <table:table-cell table:style-name="ce43" office:value-type="float" office:value="1313">
            <text:p>1313</text:p>
          </table:table-cell>
          <table:table-cell table:style-name="ce20" office:value-type="float" office:value="452">
            <text:p>452</text:p>
          </table:table-cell>
          <table:table-cell table:style-name="ce43" office:value-type="float" office:value="1313">
            <text:p>1313</text:p>
          </table:table-cell>
          <table:table-cell table:style-name="ce20" office:value-type="float" office:value="452">
            <text:p>452</text:p>
          </table:table-cell>
          <table:table-cell table:style-name="ce43" office:value-type="float" office:value="1313">
            <text:p>1313</text:p>
          </table:table-cell>
          <table:table-cell table:style-name="ce20" office:value-type="float" office:value="452">
            <text:p>452</text:p>
          </table:table-cell>
          <table:table-cell table:style-name="ce43" office:value-type="float" office:value="1313">
            <text:p>1313</text:p>
          </table:table-cell>
          <table:table-cell table:style-name="ce20" office:value-type="float" office:value="452">
            <text:p>452</text:p>
          </table:table-cell>
          <table:table-cell table:style-name="ce43" office:value-type="float" office:value="1313">
            <text:p>1313</text:p>
          </table:table-cell>
          <table:table-cell table:style-name="ce20" office:value-type="float" office:value="452">
            <text:p>452</text:p>
          </table:table-cell>
          <table:table-cell table:style-name="ce43" office:value-type="float" office:value="1313">
            <text:p>1313</text:p>
          </table:table-cell>
          <table:table-cell table:style-name="ce20" table:number-columns-repeated="209"/>
        </table:table-row>
        <table:table-row table:style-name="ro3">
          <table:table-cell table:style-name="ce25" office:value-type="string">
            <text:p>DIAGRAM </text:p>
          </table:table-cell>
          <table:table-cell table:style-name="ce29" office:value-type="float" office:value="294">
            <text:p>294</text:p>
          </table:table-cell>
          <table:table-cell table:style-name="ce39" office:value-type="float" office:value="896">
            <text:p>896</text:p>
          </table:table-cell>
          <table:table-cell table:style-name="ce29" office:value-type="float" office:value="294">
            <text:p>294</text:p>
          </table:table-cell>
          <table:table-cell table:style-name="ce39" office:value-type="float" office:value="896">
            <text:p>896</text:p>
          </table:table-cell>
          <table:table-cell table:style-name="ce29" office:value-type="float" office:value="294">
            <text:p>294</text:p>
          </table:table-cell>
          <table:table-cell table:style-name="ce39" office:value-type="float" office:value="896">
            <text:p>896</text:p>
          </table:table-cell>
          <table:table-cell table:style-name="ce29" office:value-type="float" office:value="308">
            <text:p>308</text:p>
          </table:table-cell>
          <table:table-cell table:style-name="ce39" office:value-type="float" office:value="919">
            <text:p>919</text:p>
          </table:table-cell>
          <table:table-cell table:style-name="ce21" office:value-type="float" office:value="330">
            <text:p>330</text:p>
          </table:table-cell>
          <table:table-cell table:style-name="ce42" office:value-type="float" office:value="989">
            <text:p>989</text:p>
          </table:table-cell>
          <table:table-cell table:style-name="ce20" office:value-type="float" office:value="381">
            <text:p>381</text:p>
          </table:table-cell>
          <table:table-cell table:style-name="ce43" office:value-type="float" office:value="1163">
            <text:p>1163</text:p>
          </table:table-cell>
          <table:table-cell table:style-name="ce20" office:value-type="float" office:value="385">
            <text:p>385</text:p>
          </table:table-cell>
          <table:table-cell table:style-name="ce43" office:value-type="float" office:value="1173">
            <text:p>1173</text:p>
          </table:table-cell>
          <table:table-cell table:style-name="ce20" office:value-type="float" office:value="385">
            <text:p>385</text:p>
          </table:table-cell>
          <table:table-cell table:style-name="ce43" office:value-type="float" office:value="1173">
            <text:p>1173</text:p>
          </table:table-cell>
          <table:table-cell table:style-name="ce20" office:value-type="float" office:value="386">
            <text:p>386</text:p>
          </table:table-cell>
          <table:table-cell table:style-name="ce43" office:value-type="float" office:value="1180">
            <text:p>1180</text:p>
          </table:table-cell>
          <table:table-cell table:style-name="ce20" office:value-type="float" office:value="390">
            <text:p>390</text:p>
          </table:table-cell>
          <table:table-cell table:style-name="ce43" office:value-type="float" office:value="1185">
            <text:p>1185</text:p>
          </table:table-cell>
          <table:table-cell table:style-name="ce20" office:value-type="float" office:value="394">
            <text:p>394</text:p>
          </table:table-cell>
          <table:table-cell table:style-name="ce43" office:value-type="float" office:value="1190">
            <text:p>1190</text:p>
          </table:table-cell>
          <table:table-cell table:style-name="ce20" office:value-type="float" office:value="398">
            <text:p>398</text:p>
          </table:table-cell>
          <table:table-cell table:style-name="ce43" office:value-type="float" office:value="1200">
            <text:p>1200</text:p>
          </table:table-cell>
          <table:table-cell table:style-name="ce20" office:value-type="float" office:value="402">
            <text:p>402</text:p>
          </table:table-cell>
          <table:table-cell table:style-name="ce43" office:value-type="float" office:value="1207">
            <text:p>1207</text:p>
          </table:table-cell>
          <table:table-cell table:style-name="ce20" office:value-type="float" office:value="405">
            <text:p>405</text:p>
          </table:table-cell>
          <table:table-cell table:style-name="ce43" office:value-type="float" office:value="1216">
            <text:p>1216</text:p>
          </table:table-cell>
          <table:table-cell table:style-name="ce20" office:value-type="float" office:value="409">
            <text:p>409</text:p>
          </table:table-cell>
          <table:table-cell table:style-name="ce43" office:value-type="float" office:value="1224">
            <text:p>1224</text:p>
          </table:table-cell>
          <table:table-cell table:style-name="ce20" office:value-type="float" office:value="410">
            <text:p>410</text:p>
          </table:table-cell>
          <table:table-cell table:style-name="ce43" office:value-type="float" office:value="1226">
            <text:p>1226</text:p>
          </table:table-cell>
          <table:table-cell table:style-name="ce20" office:value-type="float" office:value="410">
            <text:p>410</text:p>
          </table:table-cell>
          <table:table-cell table:style-name="ce43" office:value-type="float" office:value="1226">
            <text:p>1226</text:p>
          </table:table-cell>
          <table:table-cell table:style-name="ce20" office:value-type="float" office:value="412">
            <text:p>412</text:p>
          </table:table-cell>
          <table:table-cell table:style-name="ce43" office:value-type="float" office:value="1235">
            <text:p>1235</text:p>
          </table:table-cell>
          <table:table-cell table:style-name="ce20" office:value-type="float" office:value="412">
            <text:p>412</text:p>
          </table:table-cell>
          <table:table-cell table:style-name="ce43" office:value-type="float" office:value="1235">
            <text:p>1235</text:p>
          </table:table-cell>
          <table:table-cell table:style-name="ce20" office:value-type="float" office:value="414">
            <text:p>414</text:p>
          </table:table-cell>
          <table:table-cell table:style-name="ce43" office:value-type="float" office:value="1245">
            <text:p>1245</text:p>
          </table:table-cell>
          <table:table-cell table:style-name="ce20" office:value-type="float" office:value="417">
            <text:p>417</text:p>
          </table:table-cell>
          <table:table-cell table:style-name="ce43" office:value-type="float" office:value="1249">
            <text:p>1249</text:p>
          </table:table-cell>
          <table:table-cell table:style-name="ce20" office:value-type="float" office:value="417">
            <text:p>417</text:p>
          </table:table-cell>
          <table:table-cell table:style-name="ce43" office:value-type="float" office:value="1249">
            <text:p>1249</text:p>
          </table:table-cell>
          <table:table-cell table:style-name="ce20" office:value-type="float" office:value="417">
            <text:p>417</text:p>
          </table:table-cell>
          <table:table-cell table:style-name="ce43" office:value-type="float" office:value="1250">
            <text:p>1250</text:p>
          </table:table-cell>
          <table:table-cell table:style-name="ce20" table:number-columns-repeated="209"/>
        </table:table-row>
        <table:table-row table:style-name="ro3">
          <table:table-cell table:style-name="ce25" office:value-type="string">
            <text:p>MIM </text:p>
          </table:table-cell>
          <table:table-cell table:style-name="ce29" office:value-type="float" office:value="344">
            <text:p>344</text:p>
          </table:table-cell>
          <table:table-cell table:style-name="ce39" office:value-type="float" office:value="361">
            <text:p>361</text:p>
          </table:table-cell>
          <table:table-cell table:style-name="ce29" office:value-type="float" office:value="344">
            <text:p>344</text:p>
          </table:table-cell>
          <table:table-cell table:style-name="ce39" office:value-type="float" office:value="361">
            <text:p>361</text:p>
          </table:table-cell>
          <table:table-cell table:style-name="ce29" office:value-type="float" office:value="344">
            <text:p>344</text:p>
          </table:table-cell>
          <table:table-cell table:style-name="ce39" office:value-type="float" office:value="361">
            <text:p>361</text:p>
          </table:table-cell>
          <table:table-cell table:style-name="ce29" office:value-type="float" office:value="344">
            <text:p>344</text:p>
          </table:table-cell>
          <table:table-cell table:style-name="ce39" office:value-type="float" office:value="361">
            <text:p>361</text:p>
          </table:table-cell>
          <table:table-cell table:style-name="ce21" office:value-type="float" office:value="344">
            <text:p>344</text:p>
          </table:table-cell>
          <table:table-cell table:style-name="ce42" office:value-type="float" office:value="361">
            <text:p>361</text:p>
          </table:table-cell>
          <table:table-cell table:style-name="ce20" office:value-type="float" office:value="344">
            <text:p>344</text:p>
          </table:table-cell>
          <table:table-cell table:style-name="ce43" office:value-type="float" office:value="361">
            <text:p>361</text:p>
          </table:table-cell>
          <table:table-cell table:style-name="ce20" office:value-type="float" office:value="344">
            <text:p>344</text:p>
          </table:table-cell>
          <table:table-cell table:style-name="ce43" office:value-type="float" office:value="361">
            <text:p>361</text:p>
          </table:table-cell>
          <table:table-cell table:style-name="ce20" office:value-type="float" office:value="344">
            <text:p>344</text:p>
          </table:table-cell>
          <table:table-cell table:style-name="ce43" office:value-type="float" office:value="361">
            <text:p>361</text:p>
          </table:table-cell>
          <table:table-cell table:style-name="ce20" office:value-type="float" office:value="344">
            <text:p>344</text:p>
          </table:table-cell>
          <table:table-cell table:style-name="ce43" office:value-type="float" office:value="361">
            <text:p>361</text:p>
          </table:table-cell>
          <table:table-cell table:style-name="ce20" office:value-type="float" office:value="410">
            <text:p>410</text:p>
          </table:table-cell>
          <table:table-cell table:style-name="ce43" office:value-type="float" office:value="441">
            <text:p>441</text:p>
          </table:table-cell>
          <table:table-cell table:style-name="ce20" office:value-type="float" office:value="419">
            <text:p>419</text:p>
          </table:table-cell>
          <table:table-cell table:style-name="ce43" office:value-type="float" office:value="451">
            <text:p>451</text:p>
          </table:table-cell>
          <table:table-cell table:style-name="ce20" office:value-type="float" office:value="487">
            <text:p>487</text:p>
          </table:table-cell>
          <table:table-cell table:style-name="ce43" office:value-type="float" office:value="529">
            <text:p>529</text:p>
          </table:table-cell>
          <table:table-cell table:style-name="ce20" office:value-type="float" office:value="487">
            <text:p>487</text:p>
          </table:table-cell>
          <table:table-cell table:style-name="ce43" office:value-type="float" office:value="529">
            <text:p>529</text:p>
          </table:table-cell>
          <table:table-cell table:style-name="ce20" office:value-type="float" office:value="487">
            <text:p>487</text:p>
          </table:table-cell>
          <table:table-cell table:style-name="ce43" office:value-type="float" office:value="529">
            <text:p>529</text:p>
          </table:table-cell>
          <table:table-cell table:style-name="ce20"/>
          <table:table-cell table:style-name="ce43"/>
          <table:table-cell table:style-name="ce20"/>
          <table:table-cell table:style-name="ce43"/>
          <table:table-cell table:style-name="ce20"/>
          <table:table-cell table:style-name="ce43"/>
          <table:table-cell table:style-name="ce20"/>
          <table:table-cell table:style-name="ce43"/>
          <table:table-cell table:style-name="ce20"/>
          <table:table-cell table:style-name="ce43"/>
          <table:table-cell table:style-name="ce20"/>
          <table:table-cell table:style-name="ce43"/>
          <table:table-cell table:style-name="ce20"/>
          <table:table-cell table:style-name="ce43"/>
          <table:table-cell table:style-name="ce20"/>
          <table:table-cell table:style-name="ce43"/>
          <table:table-cell table:style-name="ce20"/>
          <table:table-cell table:style-name="ce43"/>
          <table:table-cell table:style-name="ce20" table:number-columns-repeated="209"/>
        </table:table-row>
        <table:table-row table:style-name="ro2">
          <table:table-cell>
            <draw:frame table:end-cell-address="xrefs.L37" table:end-x="2.2cm" table:end-y="0.035cm" draw:z-index="0" draw:style-name="gr1" svg:width="31.786cm" svg:height="11.594cm" svg:x="0.001cm" svg:y="0.348cm">
              <draw:object draw:notify-on-update-of-ranges="xrefs.A1:xrefs.A1 xrefs.B1:xrefs.B1 xrefs.D1:xrefs.D1 xrefs.F1:xrefs.F1 xrefs.H1:xrefs.H1 xrefs.J1:xrefs.J1 xrefs.L1:xrefs.L1 xrefs.N1:xrefs.N1 xrefs.P1:xrefs.P1 xrefs.R1:xrefs.R1 xrefs.T1:xrefs.T1 xrefs.V1:xrefs.V1 xrefs.X1:xrefs.X1 xrefs.Z1:xrefs.Z1 xrefs.AB1:xrefs.AB1 xrefs.AD1:xrefs.AD1 xrefs.AF1:xrefs.AF1 xrefs.AH1:xrefs.AH1 xrefs.AJ1:xrefs.AJ1 xrefs.AL1:xrefs.AL1 xrefs.AN1:xrefs.AN1 xrefs.AP1:xrefs.AP1 xrefs.AR1:xrefs.AR1 xrefs.AT1:xrefs.AT1 xrefs.A4:xrefs.A4 xrefs.B4:xrefs.B4 xrefs.D4:xrefs.D4 xrefs.F4:xrefs.F4 xrefs.H4:xrefs.H4 xrefs.J4:xrefs.J4 xrefs.L4:xrefs.L4 xrefs.N4:xrefs.N4 xrefs.P4:xrefs.P4 xrefs.R4:xrefs.R4 xrefs.T4:xrefs.T4 xrefs.V4:xrefs.V4 xrefs.X4:xrefs.X4 xrefs.Z4:xrefs.Z4 xrefs.AB4:xrefs.AB4 xrefs.AD4:xrefs.AD4 xrefs.AF4:xrefs.AF4 xrefs.AH4:xrefs.AH4 xrefs.AJ4:xrefs.AJ4 xrefs.AL4:xrefs.AL4 xrefs.AN4:xrefs.AN4 xrefs.AP4:xrefs.AP4 xrefs.AR4:xrefs.AR4 xrefs.AT4:xrefs.AT4 xrefs.A5:xrefs.A5 xrefs.B5:xrefs.B5 xrefs.D5:xrefs.D5 xrefs.F5:xrefs.F5 xrefs.H5:xrefs.H5 xrefs.J5:xrefs.J5 xrefs.L5:xrefs.L5 xrefs.N5:xrefs.N5 xrefs.P5:xrefs.P5 xrefs.R5:xrefs.R5 xrefs.T5:xrefs.T5 xrefs.V5:xrefs.V5 xrefs.X5:xrefs.X5 xrefs.Z5:xrefs.Z5 xrefs.AB5:xrefs.AB5 xrefs.AD5:xrefs.AD5 xrefs.AF5:xrefs.AF5 xrefs.AH5:xrefs.AH5 xrefs.AJ5:xrefs.AJ5 xrefs.AL5:xrefs.AL5 xrefs.AN5:xrefs.AN5 xrefs.AP5:xrefs.AP5 xrefs.AR5:xrefs.AR5 xrefs.AT5:xrefs.AT5 xrefs.A6:xrefs.A6 xrefs.B6:xrefs.B6 xrefs.D6:xrefs.D6 xrefs.F6:xrefs.F6 xrefs.H6:xrefs.H6 xrefs.J6:xrefs.J6 xrefs.L6:xrefs.L6 xrefs.N6:xrefs.N6 xrefs.P6:xrefs.P6 xrefs.R6:xrefs.R6 xrefs.T6:xrefs.T6 xrefs.V6:xrefs.V6 xrefs.X6:xrefs.X6 xrefs.Z6:xrefs.Z6 xrefs.AB6:xrefs.AB6 xrefs.AD6:xrefs.AD6 xrefs.AF6:xrefs.AF6 xrefs.AH6:xrefs.AH6 xrefs.AJ6:xrefs.AJ6 xrefs.AL6:xrefs.AL6 xrefs.AN6:xrefs.AN6 xrefs.AP6:xrefs.AP6 xrefs.AR6:xrefs.AR6 xrefs.AT6:xrefs.AT6 xrefs.A7:xrefs.A7 xrefs.B7:xrefs.B7 xrefs.D7:xrefs.D7 xrefs.F7:xrefs.F7 xrefs.H7:xrefs.H7 xrefs.J7:xrefs.J7 xrefs.L7:xrefs.L7 xrefs.N7:xrefs.N7 xrefs.P7:xrefs.P7 xrefs.R7:xrefs.R7 xrefs.T7:xrefs.T7 xrefs.V7:xrefs.V7 xrefs.X7:xrefs.X7 xrefs.Z7:xrefs.Z7 xrefs.AB7:xrefs.AB7 xrefs.AD7:xrefs.AD7 xrefs.AF7:xrefs.AF7 xrefs.AH7:xrefs.AH7 xrefs.AJ7:xrefs.AJ7 xrefs.AL7:xrefs.AL7 xrefs.AN7:xrefs.AN7 xrefs.AP7:xrefs.AP7 xrefs.AR7:xrefs.AR7 xrefs.AT7:xrefs.AT7 xrefs.A8:xrefs.A8 xrefs.B8:xrefs.B8 xrefs.D8:xrefs.D8 xrefs.F8:xrefs.F8 xrefs.H8:xrefs.H8 xrefs.J8:xrefs.J8 xrefs.L8:xrefs.L8 xrefs.N8:xrefs.N8 xrefs.P8:xrefs.P8 xrefs.R8:xrefs.R8 xrefs.T8:xrefs.T8 xrefs.V8:xrefs.V8 xrefs.X8:xrefs.X8 xrefs.Z8:xrefs.Z8 xrefs.AB8:xrefs.AB8 xrefs.AD8:xrefs.AD8 xrefs.AF8:xrefs.AF8 xrefs.AH8:xrefs.AH8 xrefs.AJ8:xrefs.AJ8 xrefs.AL8:xrefs.AL8 xrefs.AN8:xrefs.AN8 xrefs.AP8:xrefs.AP8 xrefs.AR8:xrefs.AR8 xrefs.AT8:xrefs.AT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12"/>
          <table:table-cell table:style-name="ce9"/>
          <table:table-cell table:style-name="ce4" table:number-columns-repeated="2"/>
          <table:table-cell table:number-columns-repeated="6"/>
          <table:table-cell table:style-name="ce9"/>
          <table:table-cell table:style-name="ce4" table:number-columns-repeated="2"/>
          <table:table-cell table:number-columns-repeated="20"/>
          <table:table-cell table:style-name="ce9"/>
          <table:table-cell table:style-name="ce4" table:number-columns-repeated="2"/>
          <table:table-cell table:number-columns-repeated="209"/>
        </table:table-row>
        <table:table-row table:style-name="ro2">
          <table:table-cell/>
          <table:table-cell table:style-name="ce32"/>
          <table:table-cell table:number-columns-repeated="8"/>
          <table:table-cell table:style-name="ce9"/>
          <table:table-cell table:style-name="ce4"/>
          <table:table-cell table:style-name="ce9"/>
          <table:table-cell table:style-name="ce4" table:number-columns-repeated="2"/>
          <table:table-cell table:number-columns-repeated="6"/>
          <table:table-cell table:style-name="ce9"/>
          <table:table-cell table:style-name="ce4" table:number-columns-repeated="2"/>
          <table:table-cell/>
          <table:table-cell table:style-name="ce9"/>
          <table:table-cell table:style-name="ce4" table:number-columns-repeated="2"/>
          <table:table-cell table:number-columns-repeated="12"/>
          <table:table-cell table:style-name="ce9"/>
          <table:table-cell table:style-name="ce4" table:number-columns-repeated="2"/>
          <table:table-cell/>
          <table:table-cell table:style-name="ce9"/>
          <table:table-cell table:style-name="ce4" table:number-columns-repeated="2"/>
          <table:table-cell table:number-columns-repeated="209"/>
        </table:table-row>
        <table:table-row table:style-name="ro2">
          <table:table-cell/>
          <table:table-cell table:style-name="ce33"/>
          <table:table-cell table:number-columns-repeated="8"/>
          <table:table-cell table:style-name="ce9"/>
          <table:table-cell table:style-name="ce4"/>
          <table:table-cell table:style-name="ce9"/>
          <table:table-cell table:style-name="ce4" table:number-columns-repeated="2"/>
          <table:table-cell table:number-columns-repeated="6"/>
          <table:table-cell table:style-name="ce9"/>
          <table:table-cell table:style-name="ce4"/>
          <table:table-cell table:style-name="ce9" table:number-columns-repeated="3"/>
          <table:table-cell table:style-name="ce4" table:number-columns-repeated="2"/>
          <table:table-cell table:number-columns-repeated="7"/>
          <table:table-cell table:style-name="ce9"/>
          <table:table-cell table:style-name="ce4" table:number-columns-repeated="2"/>
          <table:table-cell table:number-columns-repeated="2"/>
          <table:table-cell table:style-name="ce9" table:number-columns-repeated="2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09"/>
        </table:table-row>
        <table:table-row table:style-name="ro2">
          <table:table-cell/>
          <table:table-cell table:style-name="ce33"/>
          <table:table-cell table:number-columns-repeated="8"/>
          <table:table-cell table:style-name="ce9"/>
          <table:table-cell table:style-name="ce4"/>
          <table:table-cell table:style-name="ce9"/>
          <table:table-cell table:style-name="ce4" table:number-columns-repeated="2"/>
          <table:table-cell table:number-columns-repeated="6"/>
          <table:table-cell table:style-name="ce9"/>
          <table:table-cell table:style-name="ce4"/>
          <table:table-cell table:style-name="ce9" table:number-columns-repeated="3"/>
          <table:table-cell table:style-name="ce4" table:number-columns-repeated="2"/>
          <table:table-cell table:number-columns-repeated="5"/>
          <table:table-cell table:style-name="ce9"/>
          <table:table-cell table:style-name="ce4"/>
          <table:table-cell table:style-name="ce9"/>
          <table:table-cell table:style-name="ce4" table:number-columns-repeated="2"/>
          <table:table-cell table:number-columns-repeated="2"/>
          <table:table-cell table:style-name="ce9" table:number-columns-repeated="2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09"/>
        </table:table-row>
        <table:table-row table:style-name="ro2">
          <table:table-cell/>
          <table:table-cell table:style-name="ce33"/>
          <table:table-cell table:number-columns-repeated="8"/>
          <table:table-cell table:style-name="ce9"/>
          <table:table-cell table:style-name="ce4"/>
          <table:table-cell table:style-name="ce9"/>
          <table:table-cell table:style-name="ce4" table:number-columns-repeated="2"/>
          <table:table-cell table:number-columns-repeated="6"/>
          <table:table-cell table:style-name="ce9"/>
          <table:table-cell table:style-name="ce4"/>
          <table:table-cell table:style-name="ce9" table:number-columns-repeated="3"/>
          <table:table-cell table:style-name="ce4" table:number-columns-repeated="2"/>
          <table:table-cell table:number-columns-repeated="5"/>
          <table:table-cell table:style-name="ce9"/>
          <table:table-cell table:style-name="ce4"/>
          <table:table-cell table:style-name="ce9"/>
          <table:table-cell table:style-name="ce4" table:number-columns-repeated="2"/>
          <table:table-cell table:number-columns-repeated="2"/>
          <table:table-cell table:style-name="ce9" table:number-columns-repeated="2"/>
          <table:table-cell table:style-name="ce4" table:number-columns-repeated="2"/>
          <table:table-cell table:number-columns-repeated="212"/>
        </table:table-row>
        <table:table-row table:style-name="ro2">
          <table:table-cell/>
          <table:table-cell table:style-name="ce33"/>
          <table:table-cell table:number-columns-repeated="8"/>
          <table:table-cell table:style-name="ce9"/>
          <table:table-cell table:style-name="ce4" table:number-columns-repeated="2"/>
          <table:table-cell table:number-columns-repeated="10"/>
          <table:table-cell table:style-name="ce9" table:number-columns-repeated="3"/>
          <table:table-cell table:style-name="ce4" table:number-columns-repeated="2"/>
          <table:table-cell table:number-columns-repeated="5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2"/>
          <table:table-cell/>
          <table:table-cell table:style-name="ce9"/>
          <table:table-cell table:style-name="ce4" table:number-columns-repeated="2"/>
          <table:table-cell table:number-columns-repeated="212"/>
        </table:table-row>
        <table:table-row table:style-name="ro2">
          <table:table-cell/>
          <table:table-cell table:style-name="ce33"/>
          <table:table-cell table:number-columns-repeated="8"/>
          <table:table-cell table:style-name="ce9"/>
          <table:table-cell table:number-columns-repeated="7"/>
          <table:table-cell table:style-name="ce9"/>
          <table:table-cell table:style-name="ce4" table:number-columns-repeated="2"/>
          <table:table-cell table:number-columns-repeated="2"/>
          <table:table-cell table:style-name="ce9" table:number-columns-repeated="2"/>
          <table:table-cell table:style-name="ce4" table:number-columns-repeated="2"/>
          <table:table-cell table:number-columns-repeated="6"/>
          <table:table-cell table:style-name="ce9"/>
          <table:table-cell table:style-name="ce4" table:number-columns-repeated="2"/>
          <table:table-cell/>
          <table:table-cell table:style-name="ce9"/>
          <table:table-cell table:style-name="ce4" table:number-columns-repeated="2"/>
          <table:table-cell table:number-columns-repeated="216"/>
        </table:table-row>
        <table:table-row table:style-name="ro2" table:number-rows-repeated="2">
          <table:table-cell table:number-columns-repeated="10"/>
          <table:table-cell table:style-name="ce9"/>
          <table:table-cell table:number-columns-repeated="7"/>
          <table:table-cell table:style-name="ce9"/>
          <table:table-cell table:style-name="ce4" table:number-columns-repeated="2"/>
          <table:table-cell table:number-columns-repeated="8"/>
          <table:table-cell table:style-name="ce9"/>
          <table:table-cell table:style-name="ce4" table:number-columns-repeated="2"/>
          <table:table-cell table:number-columns-repeated="5"/>
          <table:table-cell table:style-name="ce9"/>
          <table:table-cell table:style-name="ce4" table:number-columns-repeated="2"/>
          <table:table-cell table:number-columns-repeated="5"/>
          <table:table-cell table:style-name="ce9"/>
          <table:table-cell table:style-name="ce4" table:number-columns-repeated="2"/>
          <table:table-cell table:number-columns-repeated="208"/>
        </table:table-row>
        <table:table-row table:style-name="ro2" table:number-rows-repeated="2">
          <table:table-cell table:number-columns-repeated="10"/>
          <table:table-cell table:style-name="ce9"/>
          <table:table-cell table:number-columns-repeated="7"/>
          <table:table-cell table:style-name="ce9"/>
          <table:table-cell table:style-name="ce4" table:number-columns-repeated="2"/>
          <table:table-cell table:number-columns-repeated="8"/>
          <table:table-cell table:style-name="ce9"/>
          <table:table-cell table:style-name="ce4" table:number-columns-repeated="2"/>
          <table:table-cell table:number-columns-repeated="13"/>
          <table:table-cell table:style-name="ce9"/>
          <table:table-cell table:style-name="ce4" table:number-columns-repeated="2"/>
          <table:table-cell table:number-columns-repeated="208"/>
        </table:table-row>
        <table:table-row table:style-name="ro2" table:number-rows-repeated="13">
          <table:table-cell table:number-columns-repeated="256"/>
        </table:table-row>
        <table:table-row table:style-name="ro2">
          <table:table-cell>
            <draw:frame table:end-cell-address="xrefs.L64" table:end-x="2.2cm" table:end-y="0.334cm" draw:z-index="1" draw:style-name="gr1" svg:width="31.786cm" svg:height="11.648cm" svg:x="0.001cm" svg:y="0.169cm">
              <draw:object draw:notify-on-update-of-ranges="xrefs.A1:xrefs.A1 xrefs.C1:xrefs.C1 xrefs.E1:xrefs.E1 xrefs.G1:xrefs.G1 xrefs.I1:xrefs.I1 xrefs.K1:xrefs.K1 xrefs.M1:xrefs.M1 xrefs.O1:xrefs.O1 xrefs.Q1:xrefs.Q1 xrefs.S1:xrefs.S1 xrefs.U1:xrefs.U1 xrefs.W1:xrefs.W1 xrefs.Y1:xrefs.Y1 xrefs.AA1:xrefs.AA1 xrefs.AC1:xrefs.AC1 xrefs.AE1:xrefs.AE1 xrefs.AG1:xrefs.AG1 xrefs.AI1:xrefs.AI1 xrefs.AK1:xrefs.AK1 xrefs.AM1:xrefs.AM1 xrefs.AO1:xrefs.AO1 xrefs.AQ1:xrefs.AQ1 xrefs.AS1:xrefs.AS1 xrefs.AU1:xrefs.AU1 xrefs.A4:xrefs.A4 xrefs.C4:xrefs.C4 xrefs.E4:xrefs.E4 xrefs.G4:xrefs.G4 xrefs.I4:xrefs.I4 xrefs.K4:xrefs.K4 xrefs.M4:xrefs.M4 xrefs.O4:xrefs.O4 xrefs.Q4:xrefs.Q4 xrefs.S4:xrefs.S4 xrefs.U4:xrefs.U4 xrefs.W4:xrefs.W4 xrefs.Y4:xrefs.Y4 xrefs.AA4:xrefs.AA4 xrefs.AC4:xrefs.AC4 xrefs.AE4:xrefs.AE4 xrefs.AG4:xrefs.AG4 xrefs.AI4:xrefs.AI4 xrefs.AK4:xrefs.AK4 xrefs.AM4:xrefs.AM4 xrefs.AO4:xrefs.AO4 xrefs.AQ4:xrefs.AQ4 xrefs.AS4:xrefs.AS4 xrefs.AU4:xrefs.AU4 xrefs.A5:xrefs.A5 xrefs.C5:xrefs.C5 xrefs.E5:xrefs.E5 xrefs.G5:xrefs.G5 xrefs.I5:xrefs.I5 xrefs.K5:xrefs.K5 xrefs.M5:xrefs.M5 xrefs.O5:xrefs.O5 xrefs.Q5:xrefs.Q5 xrefs.S5:xrefs.S5 xrefs.U5:xrefs.U5 xrefs.W5:xrefs.W5 xrefs.Y5:xrefs.Y5 xrefs.AA5:xrefs.AA5 xrefs.AC5:xrefs.AC5 xrefs.AE5:xrefs.AE5 xrefs.AG5:xrefs.AG5 xrefs.AI5:xrefs.AI5 xrefs.AK5:xrefs.AK5 xrefs.AM5:xrefs.AM5 xrefs.AO5:xrefs.AO5 xrefs.AQ5:xrefs.AQ5 xrefs.AS5:xrefs.AS5 xrefs.AU5:xrefs.AU5 xrefs.A6:xrefs.A6 xrefs.C6:xrefs.C6 xrefs.E6:xrefs.E6 xrefs.G6:xrefs.G6 xrefs.I6:xrefs.I6 xrefs.K6:xrefs.K6 xrefs.M6:xrefs.M6 xrefs.O6:xrefs.O6 xrefs.Q6:xrefs.Q6 xrefs.S6:xrefs.S6 xrefs.U6:xrefs.U6 xrefs.W6:xrefs.W6 xrefs.Y6:xrefs.Y6 xrefs.AA6:xrefs.AA6 xrefs.AC6:xrefs.AC6 xrefs.AE6:xrefs.AE6 xrefs.AG6:xrefs.AG6 xrefs.AI6:xrefs.AI6 xrefs.AK6:xrefs.AK6 xrefs.AM6:xrefs.AM6 xrefs.AO6:xrefs.AO6 xrefs.AQ6:xrefs.AQ6 xrefs.AS6:xrefs.AS6 xrefs.AU6:xrefs.AU6 xrefs.A7:xrefs.A7 xrefs.C7:xrefs.C7 xrefs.E7:xrefs.E7 xrefs.G7:xrefs.G7 xrefs.I7:xrefs.I7 xrefs.K7:xrefs.K7 xrefs.M7:xrefs.M7 xrefs.O7:xrefs.O7 xrefs.Q7:xrefs.Q7 xrefs.S7:xrefs.S7 xrefs.U7:xrefs.U7 xrefs.W7:xrefs.W7 xrefs.Y7:xrefs.Y7 xrefs.AA7:xrefs.AA7 xrefs.AC7:xrefs.AC7 xrefs.AE7:xrefs.AE7 xrefs.AG7:xrefs.AG7 xrefs.AI7:xrefs.AI7 xrefs.AK7:xrefs.AK7 xrefs.AM7:xrefs.AM7 xrefs.AO7:xrefs.AO7 xrefs.AQ7:xrefs.AQ7 xrefs.AS7:xrefs.AS7 xrefs.AU7:xrefs.AU7 xrefs.A8:xrefs.A8 xrefs.C8:xrefs.C8 xrefs.E8:xrefs.E8 xrefs.G8:xrefs.G8 xrefs.I8:xrefs.I8 xrefs.K8:xrefs.K8 xrefs.M8:xrefs.M8 xrefs.O8:xrefs.O8 xrefs.Q8:xrefs.Q8 xrefs.S8:xrefs.S8 xrefs.U8:xrefs.U8 xrefs.W8:xrefs.W8 xrefs.Y8:xrefs.Y8 xrefs.AA8:xrefs.AA8 xrefs.AC8:xrefs.AC8 xrefs.AE8:xrefs.AE8 xrefs.AG8:xrefs.AG8 xrefs.AI8:xrefs.AI8 xrefs.AK8:xrefs.AK8 xrefs.AM8:xrefs.AM8 xrefs.AO8:xrefs.AO8 xrefs.AQ8:xrefs.AQ8 xrefs.AS8:xrefs.AS8 xrefs.AU8:xrefs.AU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5"/>
        </table:table-row>
      </table:table>
      <table:table table:name="Synonyms" table:style-name="ta4" table:print="false">
        <table:table-column table:style-name="co4" table:number-columns-repeated="256" table:default-cell-style-name="Default"/>
        <table:table-row table:style-name="ro2">
          <table:table-cell table:style-name="ce45" office:value-type="string">
            <text:p>Rel. 24</text:p>
          </table:table-cell>
          <table:table-cell table:style-name="ce45" office:value-type="string">
            <text:p>Rel. 25</text:p>
          </table:table-cell>
          <table:table-cell table:style-name="ce45" office:value-type="string">
            <text:p>Rel. 26</text:p>
          </table:table-cell>
          <table:table-cell table:style-name="ce45" office:value-type="string">
            <text:p>Rel. 27</text:p>
          </table:table-cell>
          <table:table-cell table:style-name="ce45" office:value-type="string">
            <text:p>Rel. 28</text:p>
          </table:table-cell>
          <table:table-cell table:style-name="ce45" office:value-type="string">
            <text:p>Rel. 29</text:p>
          </table:table-cell>
          <table:table-cell table:style-name="ce45" office:value-type="string">
            <text:p>Rel. 30</text:p>
          </table:table-cell>
          <table:table-cell table:style-name="ce45" office:value-type="string">
            <text:p>Rel. 31</text:p>
          </table:table-cell>
          <table:table-cell table:style-name="ce45" office:value-type="string">
            <text:p>Rel. 32</text:p>
          </table:table-cell>
          <table:table-cell table:style-name="ce45" office:value-type="string">
            <text:p>Rel. 33</text:p>
          </table:table-cell>
          <table:table-cell table:style-name="ce45" office:value-type="string">
            <text:p>Rel. 34</text:p>
          </table:table-cell>
          <table:table-cell table:style-name="ce45" office:value-type="string">
            <text:p>Rel. 35</text:p>
          </table:table-cell>
          <table:table-cell table:style-name="ce45" office:value-type="string">
            <text:p>Rel. 36</text:p>
          </table:table-cell>
          <table:table-cell table:style-name="ce45" office:value-type="string">
            <text:p>Rel. 37</text:p>
          </table:table-cell>
          <table:table-cell table:style-name="ce45" office:value-type="string">
            <text:p>Rel. 38</text:p>
          </table:table-cell>
          <table:table-cell table:style-name="ce45" office:value-type="string">
            <text:p>Rel. 39</text:p>
          </table:table-cell>
          <table:table-cell table:style-name="ce45" office:value-type="string">
            <text:p>Rel. 40</text:p>
          </table:table-cell>
          <table:table-cell table:style-name="ce45" office:value-type="string">
            <text:p>Rel. 41</text:p>
          </table:table-cell>
          <table:table-cell table:style-name="ce45" office:value-type="string">
            <text:p>Rel. 42</text:p>
          </table:table-cell>
          <table:table-cell table:style-name="ce45" office:value-type="string">
            <text:p>Rel. 43</text:p>
          </table:table-cell>
          <table:table-cell table:style-name="ce45" office:value-type="string">
            <text:p>Rel. 44</text:p>
          </table:table-cell>
          <table:table-cell table:style-name="ce45" office:value-type="string">
            <text:p>Rel. 45</text:p>
          </table:table-cell>
          <table:table-cell table:style-name="ce45" office:value-type="string">
            <text:p>Rel. 46</text:p>
          </table:table-cell>
          <table:table-cell table:style-name="ce23" table:number-columns-repeated="233"/>
        </table:table-row>
        <table:table-row table:style-name="ro3">
          <table:table-cell table:style-name="ce2" office:value-type="float" office:value="17406">
            <text:p>17406</text:p>
          </table:table-cell>
          <table:table-cell table:style-name="ce2" office:value-type="float" office:value="17408">
            <text:p>17408</text:p>
          </table:table-cell>
          <table:table-cell table:style-name="ce2" office:value-type="float" office:value="17465">
            <text:p>17465</text:p>
          </table:table-cell>
          <table:table-cell table:style-name="ce2" office:value-type="float" office:value="17667">
            <text:p>17667</text:p>
          </table:table-cell>
          <table:table-cell table:number-columns-repeated="2" table:style-name="ce20" office:value-type="float" office:value="17907">
            <text:p>17907</text:p>
          </table:table-cell>
          <table:table-cell table:style-name="ce20" office:value-type="float" office:value="18028">
            <text:p>18028</text:p>
          </table:table-cell>
          <table:table-cell table:style-name="ce20" office:value-type="float" office:value="18201">
            <text:p>18201</text:p>
          </table:table-cell>
          <table:table-cell table:style-name="ce20" office:value-type="float" office:value="18215">
            <text:p>18215</text:p>
          </table:table-cell>
          <table:table-cell table:style-name="ce20" office:value-type="float" office:value="18251">
            <text:p>18251</text:p>
          </table:table-cell>
          <table:table-cell table:style-name="ce20" office:value-type="float" office:value="18431">
            <text:p>18431</text:p>
          </table:table-cell>
          <table:table-cell table:style-name="ce20" office:value-type="float" office:value="18497">
            <text:p>18497</text:p>
          </table:table-cell>
          <table:table-cell table:style-name="ce20" office:value-type="float" office:value="18515">
            <text:p>18515</text:p>
          </table:table-cell>
          <table:table-cell table:style-name="ce20" office:value-type="float" office:value="18564">
            <text:p>18564</text:p>
          </table:table-cell>
          <table:table-cell table:style-name="ce20" office:value-type="float" office:value="18750">
            <text:p>18750</text:p>
          </table:table-cell>
          <table:table-cell table:style-name="ce20" office:value-type="float" office:value="18844">
            <text:p>18844</text:p>
          </table:table-cell>
          <table:table-cell table:style-name="ce20" office:value-type="float" office:value="18855">
            <text:p>18855</text:p>
          </table:table-cell>
          <table:table-cell table:style-name="ce20" office:value-type="float" office:value="18908">
            <text:p>18908</text:p>
          </table:table-cell>
          <table:table-cell table:style-name="ce20" office:value-type="float" office:value="18958">
            <text:p>18958</text:p>
          </table:table-cell>
          <table:table-cell table:style-name="ce20" office:value-type="float" office:value="19020">
            <text:p>19020</text:p>
          </table:table-cell>
          <table:table-cell table:style-name="ce20" office:value-type="float" office:value="19193">
            <text:p>19193</text:p>
          </table:table-cell>
          <table:table-cell table:style-name="ce20" office:value-type="float" office:value="19194">
            <text:p>19194</text:p>
          </table:table-cell>
          <table:table-cell table:style-name="ce20" office:value-type="float" office:value="19206">
            <text:p>19206</text:p>
          </table:table-cell>
          <table:table-cell table:style-name="ce20" table:number-columns-repeated="23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Synonyms.N29" table:end-x="1.969cm" table:end-y="0.274cm" draw:z-index="0" draw:style-name="gr1" svg:width="29.627cm" svg:height="10.309cm" svg:x="1.514cm" svg:y="0.171cm">
              <draw:object draw:notify-on-update-of-ranges="Synonyms.A1:Synonyms.W1 Synonyms.A2:Synonyms.W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number-columns-repeated="17"/>
          <table:table-cell table:style-name="ce9"/>
          <table:table-cell table:number-columns-repeated="238"/>
        </table:table-row>
      </table:table>
      <table:table table:name="FTP stats" table:style-name="ta5" table:print="false">
        <table:table-column table:style-name="co30" table:default-cell-style-name="ce7"/>
        <table:table-column table:style-name="co31" table:number-columns-repeated="3" table:default-cell-style-name="Default"/>
        <table:table-column table:style-name="co32" table:number-columns-repeated="3" table:default-cell-style-name="Default"/>
        <table:table-column table:style-name="co2" table:number-columns-repeated="2" table:default-cell-style-name="Default"/>
        <table:table-column table:style-name="co33" table:default-cell-style-name="Default"/>
        <table:table-column table:style-name="co2" table:number-columns-repeated="246" table:default-cell-style-name="Default"/>
        <table:table-row table:style-name="ro2">
          <table:table-cell table:style-name="ce46" office:value-type="string">
            <text:p>Month/Year</text:p>
          </table:table-cell>
          <table:table-cell table:style-name="ce46" office:value-type="date" office:date-value="2006-05-01">
            <text:p>May 06</text:p>
          </table:table-cell>
          <table:table-cell table:style-name="ce46" office:value-type="date" office:date-value="2006-06-01">
            <text:p>Jun 06</text:p>
          </table:table-cell>
          <table:table-cell table:style-name="ce46" office:value-type="date" office:date-value="2006-07-01">
            <text:p>Jul 06</text:p>
          </table:table-cell>
          <table:table-cell table:style-name="ce46" office:value-type="date" office:date-value="2006-08-01">
            <text:p>Aug 06</text:p>
          </table:table-cell>
          <table:table-cell table:style-name="ce46" office:value-type="date" office:date-value="2006-09-01">
            <text:p>Sep 06</text:p>
          </table:table-cell>
          <table:table-cell table:style-name="ce46" office:value-type="date" office:date-value="2006-10-01">
            <text:p>Oct 06</text:p>
          </table:table-cell>
          <table:table-cell table:style-name="ce46" office:value-type="date" office:date-value="2006-11-01">
            <text:p>Nov 06</text:p>
          </table:table-cell>
          <table:table-cell table:style-name="ce46" office:value-type="date" office:date-value="2006-12-01">
            <text:p>Dec 06</text:p>
          </table:table-cell>
          <table:table-cell table:style-name="ce46" office:value-type="date" office:date-value="2007-01-01">
            <text:p>Jan 07</text:p>
          </table:table-cell>
          <table:table-cell table:style-name="ce46" office:value-type="date" office:date-value="2007-02-01">
            <text:p>Feb 07</text:p>
          </table:table-cell>
          <table:table-cell table:style-name="ce46" office:value-type="date" office:date-value="2007-03-01">
            <text:p>Mar 07</text:p>
          </table:table-cell>
          <table:table-cell table:style-name="ce46" office:value-type="date" office:date-value="2007-04-01">
            <text:p>Apr 07</text:p>
          </table:table-cell>
          <table:table-cell table:style-name="ce46" office:value-type="date" office:date-value="2007-05-01">
            <text:p>May 07</text:p>
          </table:table-cell>
          <table:table-cell table:style-name="ce46" office:value-type="date" office:date-value="2007-06-01">
            <text:p>Jun 07</text:p>
          </table:table-cell>
          <table:table-cell table:style-name="ce46" office:value-type="date" office:date-value="2007-07-01">
            <text:p>Jul 07</text:p>
          </table:table-cell>
          <table:table-cell table:style-name="ce46" office:value-type="date" office:date-value="2007-08-01">
            <text:p>Aug 07</text:p>
          </table:table-cell>
          <table:table-cell table:style-name="ce46" office:value-type="date" office:date-value="2007-09-01">
            <text:p>Sep 07</text:p>
          </table:table-cell>
          <table:table-cell table:style-name="ce46" office:value-type="date" office:date-value="2007-10-01">
            <text:p>Oct 07</text:p>
          </table:table-cell>
          <table:table-cell table:style-name="ce46" office:value-type="date" office:date-value="2007-11-01">
            <text:p>Nov 07</text:p>
          </table:table-cell>
          <table:table-cell table:style-name="ce46" office:value-type="date" office:date-value="2007-12-01">
            <text:p>Dec 07</text:p>
          </table:table-cell>
          <table:table-cell table:style-name="ce46" office:value-type="date" office:date-value="2008-01-01">
            <text:p>Jan 08</text:p>
          </table:table-cell>
          <table:table-cell table:style-name="ce46" office:value-type="date" office:date-value="2008-02-01">
            <text:p>Feb 08</text:p>
          </table:table-cell>
          <table:table-cell table:style-name="ce46" office:value-type="date" office:date-value="2008-03-01">
            <text:p>Mar 08</text:p>
          </table:table-cell>
          <table:table-cell table:style-name="ce46" office:value-type="date" office:date-value="2008-04-01">
            <text:p>Apr 08</text:p>
          </table:table-cell>
          <table:table-cell table:style-name="ce46" office:value-type="date" office:date-value="2008-05-01">
            <text:p>May 08</text:p>
          </table:table-cell>
          <table:table-cell table:style-name="ce46" office:value-type="date" office:date-value="2008-06-01">
            <text:p>Jun 08</text:p>
          </table:table-cell>
          <table:table-cell table:style-name="ce46" office:value-type="date" office:date-value="2008-07-01">
            <text:p>Jul 08</text:p>
          </table:table-cell>
          <table:table-cell table:style-name="ce46" office:value-type="date" office:date-value="2008-08-01">
            <text:p>Aug 08</text:p>
          </table:table-cell>
          <table:table-cell table:style-name="ce46" office:value-type="date" office:date-value="2008-09-01">
            <text:p>Sep 08</text:p>
          </table:table-cell>
          <table:table-cell table:style-name="ce46" office:value-type="date" office:date-value="2008-10-01">
            <text:p>Oct 08</text:p>
          </table:table-cell>
          <table:table-cell table:style-name="ce46" office:value-type="date" office:date-value="2008-11-01">
            <text:p>Nov 08</text:p>
          </table:table-cell>
          <table:table-cell table:style-name="ce46" office:value-type="date" office:date-value="2008-12-01">
            <text:p>Dec 08</text:p>
          </table:table-cell>
          <table:table-cell table:style-name="ce46" table:number-columns-repeated="223"/>
        </table:table-row>
        <table:table-row table:style-name="ro2">
          <table:table-cell table:style-name="ce47" office:value-type="string">
            <text:p>Total Data Transferred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69601">
            <text:p>69601</text:p>
          </table:table-cell>
          <table:table-cell table:style-name="ce49" office:value-type="float" office:value="535876629">
            <text:p>535876629</text:p>
          </table:table-cell>
          <table:table-cell table:style-name="ce49" office:value-type="float" office:value="372649248">
            <text:p>372649248</text:p>
          </table:table-cell>
          <table:table-cell table:style-name="ce50" office:value-type="float" office:value="462617303">
            <text:p>462617303</text:p>
          </table:table-cell>
          <table:table-cell table:style-name="ce50" office:value-type="float" office:value="293659666">
            <text:p>293659666</text:p>
          </table:table-cell>
          <table:table-cell table:style-name="ce49" office:value-type="float" office:value="603881014">
            <text:p>603881014</text:p>
          </table:table-cell>
          <table:table-cell table:style-name="ce49" office:value-type="float" office:value="1009071642">
            <text:p>1009071642</text:p>
          </table:table-cell>
          <table:table-cell table:style-name="ce49" office:value-type="float" office:value="414343520">
            <text:p>414343520</text:p>
          </table:table-cell>
          <table:table-cell office:value-type="float" office:value="352830857">
            <text:p>352830857</text:p>
          </table:table-cell>
          <table:table-cell office:value-type="float" office:value="502381675">
            <text:p>502381675</text:p>
          </table:table-cell>
          <table:table-cell office:value-type="float" office:value="513089120">
            <text:p>513089120</text:p>
          </table:table-cell>
          <table:table-cell office:value-type="float" office:value="921130355">
            <text:p>921130355</text:p>
          </table:table-cell>
          <table:table-cell office:value-type="float" office:value="975488680">
            <text:p>975488680</text:p>
          </table:table-cell>
          <table:table-cell office:value-type="float" office:value="658995668">
            <text:p>658995668</text:p>
          </table:table-cell>
          <table:table-cell office:value-type="float" office:value="218736792">
            <text:p>218736792</text:p>
          </table:table-cell>
          <table:table-cell office:value-type="float" office:value="930636620">
            <text:p>930636620</text:p>
          </table:table-cell>
          <table:table-cell office:value-type="float" office:value="1084373653">
            <text:p>1084373653</text:p>
          </table:table-cell>
          <table:table-cell office:value-type="float" office:value="535763666">
            <text:p>535763666</text:p>
          </table:table-cell>
          <table:table-cell office:value-type="float" office:value="430775152">
            <text:p>430775152</text:p>
          </table:table-cell>
          <table:table-cell office:value-type="float" office:value="338423195">
            <text:p>338423195</text:p>
          </table:table-cell>
          <table:table-cell office:value-type="float" office:value="926469113">
            <text:p>926469113</text:p>
          </table:table-cell>
          <table:table-cell office:value-type="float" office:value="527919821">
            <text:p>527919821</text:p>
          </table:table-cell>
          <table:table-cell office:value-type="float" office:value="567477386">
            <text:p>567477386</text:p>
          </table:table-cell>
          <table:table-cell office:value-type="float" office:value="2699382915">
            <text:p>2699382915</text:p>
          </table:table-cell>
          <table:table-cell office:value-type="float" office:value="802997193">
            <text:p>802997193</text:p>
          </table:table-cell>
          <table:table-cell office:value-type="float" office:value="510625010">
            <text:p>510625010</text:p>
          </table:table-cell>
          <table:table-cell office:value-type="float" office:value="290231042">
            <text:p>290231042</text:p>
          </table:table-cell>
          <table:table-cell office:value-type="float" office:value="946139641">
            <text:p>946139641</text:p>
          </table:table-cell>
          <table:table-cell office:value-type="float" office:value="964784048">
            <text:p>964784048</text:p>
          </table:table-cell>
          <table:table-cell office:value-type="float" office:value="425164658">
            <text:p>425164658</text:p>
          </table:table-cell>
          <table:table-cell table:style-name="ce49" table:number-columns-repeated="223"/>
        </table:table-row>
        <table:table-row table:style-name="ro2">
          <table:table-cell table:style-name="ce48" office:value-type="string">
            <text:p>Total Files Transferred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48280">
            <text:p>48280</text:p>
          </table:table-cell>
          <table:table-cell table:style-name="ce50" office:value-type="float" office:value="30676">
            <text:p>30676</text:p>
          </table:table-cell>
          <table:table-cell table:style-name="ce50" office:value-type="float" office:value="23437">
            <text:p>23437</text:p>
          </table:table-cell>
          <table:table-cell table:style-name="ce50" office:value-type="float" office:value="7420">
            <text:p>7420</text:p>
          </table:table-cell>
          <table:table-cell table:style-name="ce50" office:value-type="float" office:value="26853">
            <text:p>26853</text:p>
          </table:table-cell>
          <table:table-cell table:style-name="ce50" office:value-type="float" office:value="11408">
            <text:p>11408</text:p>
          </table:table-cell>
          <table:table-cell table:style-name="ce50" office:value-type="float" office:value="11165">
            <text:p>11165</text:p>
          </table:table-cell>
          <table:table-cell office:value-type="float" office:value="12478">
            <text:p>12478</text:p>
          </table:table-cell>
          <table:table-cell office:value-type="float" office:value="24774">
            <text:p>24774</text:p>
          </table:table-cell>
          <table:table-cell office:value-type="float" office:value="23397">
            <text:p>23397</text:p>
          </table:table-cell>
          <table:table-cell office:value-type="float" office:value="22613">
            <text:p>22613</text:p>
          </table:table-cell>
          <table:table-cell office:value-type="float" office:value="26305">
            <text:p>26305</text:p>
          </table:table-cell>
          <table:table-cell office:value-type="float" office:value="21077">
            <text:p>21077</text:p>
          </table:table-cell>
          <table:table-cell office:value-type="float" office:value="2955">
            <text:p>2955</text:p>
          </table:table-cell>
          <table:table-cell office:value-type="float" office:value="43814">
            <text:p>43814</text:p>
          </table:table-cell>
          <table:table-cell office:value-type="float" office:value="43153">
            <text:p>43153</text:p>
          </table:table-cell>
          <table:table-cell office:value-type="float" office:value="15182">
            <text:p>15182</text:p>
          </table:table-cell>
          <table:table-cell office:value-type="float" office:value="2228">
            <text:p>2228</text:p>
          </table:table-cell>
          <table:table-cell office:value-type="float" office:value="2252">
            <text:p>2252</text:p>
          </table:table-cell>
          <table:table-cell office:value-type="float" office:value="25026">
            <text:p>25026</text:p>
          </table:table-cell>
          <table:table-cell office:value-type="float" office:value="14455">
            <text:p>14455</text:p>
          </table:table-cell>
          <table:table-cell office:value-type="float" office:value="24262">
            <text:p>24262</text:p>
          </table:table-cell>
          <table:table-cell office:value-type="float" office:value="44943">
            <text:p>44943</text:p>
          </table:table-cell>
          <table:table-cell office:value-type="float" office:value="35199">
            <text:p>35199</text:p>
          </table:table-cell>
          <table:table-cell office:value-type="float" office:value="25527">
            <text:p>25527</text:p>
          </table:table-cell>
          <table:table-cell office:value-type="float" office:value="7147">
            <text:p>7147</text:p>
          </table:table-cell>
          <table:table-cell office:value-type="float" office:value="31718">
            <text:p>31718</text:p>
          </table:table-cell>
          <table:table-cell office:value-type="float" office:value="30687">
            <text:p>30687</text:p>
          </table:table-cell>
          <table:table-cell office:value-type="float" office:value="18276">
            <text:p>18276</text:p>
          </table:table-cell>
          <table:table-cell table:style-name="ce50" table:number-columns-repeated="223"/>
        </table:table-row>
        <table:table-row table:style-name="ro2">
          <table:table-cell table:style-name="ce48" office:value-type="string">
            <text:p>Total unique hosts <text:s/></text:p>
          </table:table-cell>
          <table:table-cell table:style-name="ce50" table:number-columns-repeated="2"/>
          <table:table-cell table:style-name="ce50" office:value-type="float" office:value="5">
            <text:p>5</text:p>
          </table:table-cell>
          <table:table-cell table:style-name="ce50" office:value-type="float" office:value="59">
            <text:p>59</text:p>
          </table:table-cell>
          <table:table-cell table:style-name="ce50" office:value-type="float" office:value="53">
            <text:p>53</text:p>
          </table:table-cell>
          <table:table-cell table:style-name="ce50" office:value-type="float" office:value="62">
            <text:p>62</text:p>
          </table:table-cell>
          <table:table-cell table:style-name="ce50" office:value-type="float" office:value="61">
            <text:p>61</text:p>
          </table:table-cell>
          <table:table-cell table:style-name="ce50" office:value-type="float" office:value="103">
            <text:p>103</text:p>
          </table:table-cell>
          <table:table-cell table:style-name="ce50" office:value-type="float" office:value="74">
            <text:p>74</text:p>
          </table:table-cell>
          <table:table-cell table:style-name="ce50" office:value-type="float" office:value="99">
            <text:p>99</text:p>
          </table:table-cell>
          <table:table-cell office:value-type="float" office:value="130">
            <text:p>130</text:p>
          </table:table-cell>
          <table:table-cell office:value-type="float" office:value="192">
            <text:p>192</text:p>
          </table:table-cell>
          <table:table-cell office:value-type="float" office:value="196">
            <text:p>196</text:p>
          </table:table-cell>
          <table:table-cell office:value-type="float" office:value="147">
            <text:p>147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88">
            <text:p>188</text:p>
          </table:table-cell>
          <table:table-cell office:value-type="float" office:value="207">
            <text:p>207</text:p>
          </table:table-cell>
          <table:table-cell office:value-type="float" office:value="204">
            <text:p>204</text:p>
          </table:table-cell>
          <table:table-cell office:value-type="float" office:value="155">
            <text:p>155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office:value-type="float" office:value="207">
            <text:p>207</text:p>
          </table:table-cell>
          <table:table-cell office:value-type="float" office:value="219">
            <text:p>219</text:p>
          </table:table-cell>
          <table:table-cell office:value-type="float" office:value="199">
            <text:p>199</text:p>
          </table:table-cell>
          <table:table-cell office:value-type="float" office:value="286">
            <text:p>286</text:p>
          </table:table-cell>
          <table:table-cell office:value-type="float" office:value="238">
            <text:p>238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  <table:table-cell office:value-type="float" office:value="202">
            <text:p>202</text:p>
          </table:table-cell>
          <table:table-cell office:value-type="float" office:value="344">
            <text:p>344</text:p>
          </table:table-cell>
          <table:table-cell office:value-type="float" office:value="253">
            <text:p>253</text:p>
          </table:table-cell>
          <table:table-cell table:style-name="ce50" table:number-columns-repeated="223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'FTP stats'.M32" table:end-x="0.925cm" table:end-y="0.187cm" draw:z-index="0" draw:style-name="gr1" svg:width="29.501cm" svg:height="10.87cm" svg:x="0.818cm" svg:y="0.373cm">
              <draw:object draw:notify-on-update-of-ranges="'FTP stats'.A1:'FTP stats'.A1 'FTP stats'.B1:'FTP stats'.AG1 'FTP stats'.A2:'FTP stats'.A2 'FTP stats'.B2:'FTP stats'.AG2 'FTP stats'.A4:'FTP stats'.A4 'FTP stats'.B4:'FTP stats'.AG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TP file stats" table:style-name="ta5" table:print="false">
        <table:table-column table:style-name="co34" table:default-cell-style-name="ce7"/>
        <table:table-column table:style-name="co35" table:default-cell-style-name="Default"/>
        <table:table-column table:style-name="co36" table:number-columns-repeated="4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38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" table:number-columns-repeated="239" table:default-cell-style-name="Default"/>
        <table:table-row table:style-name="ro2">
          <table:table-cell table:style-name="ce51" office:value-type="string">
            <text:p>FILE</text:p>
          </table:table-cell>
          <table:table-cell table:style-name="ce51" office:value-type="date" office:date-value="2006-05-01">
            <text:p>May 06</text:p>
          </table:table-cell>
          <table:table-cell table:style-name="ce51" office:value-type="date" office:date-value="2006-06-01">
            <text:p>Jun 06</text:p>
          </table:table-cell>
          <table:table-cell table:style-name="ce51" office:value-type="date" office:date-value="2006-07-01">
            <text:p>Jul 06</text:p>
          </table:table-cell>
          <table:table-cell table:style-name="ce51" office:value-type="date" office:date-value="2006-08-01">
            <text:p>Aug 06</text:p>
          </table:table-cell>
          <table:table-cell table:style-name="ce51" office:value-type="date" office:date-value="2006-09-01">
            <text:p>Sep 06</text:p>
          </table:table-cell>
          <table:table-cell table:style-name="ce51" office:value-type="date" office:date-value="2006-10-01">
            <text:p>Oct 06</text:p>
          </table:table-cell>
          <table:table-cell table:style-name="ce51" office:value-type="date" office:date-value="2006-11-01">
            <text:p>Nov 06</text:p>
          </table:table-cell>
          <table:table-cell table:style-name="ce51" office:value-type="date" office:date-value="2006-12-01">
            <text:p>Dec 06</text:p>
          </table:table-cell>
          <table:table-cell table:style-name="ce51" office:value-type="date" office:date-value="2007-01-01">
            <text:p>Jan 07</text:p>
          </table:table-cell>
          <table:table-cell table:style-name="ce51" office:value-type="date" office:date-value="2007-02-01">
            <text:p>Feb 07</text:p>
          </table:table-cell>
          <table:table-cell table:style-name="ce51" office:value-type="date" office:date-value="2007-03-01">
            <text:p>Mar 07</text:p>
          </table:table-cell>
          <table:table-cell table:style-name="ce51" office:value-type="date" office:date-value="2007-04-01">
            <text:p>Apr 07</text:p>
          </table:table-cell>
          <table:table-cell table:style-name="ce51" office:value-type="date" office:date-value="2007-05-01">
            <text:p>May 07</text:p>
          </table:table-cell>
          <table:table-cell table:style-name="ce51" office:value-type="date" office:date-value="2007-06-01">
            <text:p>Jun 07</text:p>
          </table:table-cell>
          <table:table-cell table:style-name="ce51" office:value-type="date" office:date-value="2007-07-01">
            <text:p>Jul 07</text:p>
          </table:table-cell>
          <table:table-cell table:style-name="ce51" office:value-type="date" office:date-value="2007-08-01">
            <text:p>Aug 07</text:p>
          </table:table-cell>
          <table:table-cell table:style-name="ce51" office:value-type="date" office:date-value="2007-09-01">
            <text:p>Sep 07</text:p>
          </table:table-cell>
          <table:table-cell table:style-name="ce51" office:value-type="date" office:date-value="2007-10-01">
            <text:p>Oct 07</text:p>
          </table:table-cell>
          <table:table-cell table:style-name="ce51" office:value-type="date" office:date-value="2007-11-01">
            <text:p>Nov 07</text:p>
          </table:table-cell>
          <table:table-cell table:style-name="ce51" office:value-type="date" office:date-value="2007-12-01">
            <text:p>Dec 07</text:p>
          </table:table-cell>
          <table:table-cell table:style-name="ce51" office:value-type="date" office:date-value="2008-01-01">
            <text:p>Jan 08</text:p>
          </table:table-cell>
          <table:table-cell table:style-name="ce51" office:value-type="date" office:date-value="2008-02-01">
            <text:p>Feb 08</text:p>
          </table:table-cell>
          <table:table-cell table:style-name="ce51" office:value-type="date" office:date-value="2008-03-01">
            <text:p>Mar 08</text:p>
          </table:table-cell>
          <table:table-cell table:style-name="ce51" office:value-type="date" office:date-value="2008-04-01">
            <text:p>Apr 08</text:p>
          </table:table-cell>
          <table:table-cell table:style-name="ce51" office:value-type="date" office:date-value="2008-05-01">
            <text:p>May 08</text:p>
          </table:table-cell>
          <table:table-cell table:style-name="ce51" office:value-type="date" office:date-value="2008-06-01">
            <text:p>Jun 08</text:p>
          </table:table-cell>
          <table:table-cell table:style-name="ce51" office:value-type="date" office:date-value="2008-07-01">
            <text:p>Jul 08</text:p>
          </table:table-cell>
          <table:table-cell table:style-name="ce51" office:value-type="date" office:date-value="2008-08-01">
            <text:p>Aug 08</text:p>
          </table:table-cell>
          <table:table-cell table:style-name="ce51" office:value-type="date" office:date-value="2008-09-01">
            <text:p>Sep 08</text:p>
          </table:table-cell>
          <table:table-cell table:style-name="ce51" office:value-type="date" office:date-value="2008-10-01">
            <text:p>Oct 08</text:p>
          </table:table-cell>
          <table:table-cell table:style-name="ce51" office:value-type="date" office:date-value="2008-11-01">
            <text:p>Nov 08</text:p>
          </table:table-cell>
          <table:table-cell table:style-name="ce51" office:value-type="date" office:date-value="2008-12-01">
            <text:p>Dec 08</text:p>
          </table:table-cell>
          <table:table-cell table:style-name="ce51" table:number-columns-repeated="223"/>
        </table:table-row>
        <table:table-row table:style-name="ro2">
          <table:table-cell office:value-type="string">
            <text:p>IntEnzXML.zip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23"/>
        </table:table-row>
        <table:table-row table:style-name="ro2">
          <table:table-cell office:value-type="string">
            <text:p>ASCII/intenz.xml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23"/>
        </table:table-row>
        <table:table-row table:style-name="ro2">
          <table:table-cell office:value-type="string">
            <text:p>XCHARS/intenz.xml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2">
          <table:table-cell office:value-type="string">
            <text:p>intenz.xsd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2">
          <table:table-cell office:value-type="string">
            <text:p>enzyme.xsd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2">
          <table:table-cell office:value-type="string">
            <text:p>enzyme.dat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23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'FTP file stats'.P40" table:end-x="0.885cm" table:end-y="0.346cm" draw:z-index="0" draw:style-name="gr1" svg:width="29.367cm" svg:height="13.394cm" svg:x="0.733cm" svg:y="0.135cm">
              <draw:object draw:notify-on-update-of-ranges="'FTP file stats'.A1:'FTP file stats'.A1 'FTP file stats'.E1:'FTP file stats'.AG1 'FTP file stats'.A2:'FTP file stats'.A2 'FTP file stats'.E2:'FTP file stats'.AG2 'FTP file stats'.A3:'FTP file stats'.A3 'FTP file stats'.E3:'FTP file stats'.AG3 'FTP file stats'.A4:'FTP file stats'.A4 'FTP file stats'.E4:'FTP file stats'.AG4 'FTP file stats'.A5:'FTP file stats'.A5 'FTP file stats'.E5:'FTP file stats'.AG5 'FTP file stats'.A6:'FTP file stats'.A6 'FTP file stats'.E6:'FTP file stats'.AG6 'FTP file stats'.A7:'FTP file stats'.A7 'FTP file stats'.E7:'FTP file stats'.AG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6552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GB" style:font-name-asian="Bitstream Vera Sans2" style:language-asian="en" style:country-asian="US" style:font-name-complex="Lucida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n" fo:country="GB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3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5">05/10/2009</text:date>, <text:time>11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10-05T11:28:28</meta:creation-date>
    <dc:language>en-GB</dc:language>
    <meta:editing-cycles>1</meta:editing-cycles>
    <meta:editing-duration>PT00H00M00S</meta:editing-duration>
    <meta:initial-creator>Rafael Alcántara</meta:initial-creator>
    <meta:document-statistic meta:table-count="6" meta:cell-count="1224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1.6000003814697pt" fo:font-style="normal" fo:text-shadow="none" style:text-underline-style="none" fo:font-weight="normal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7.3999996185303pt" fo:font-style="normal" fo:text-shadow="none" style:text-underline-style="none" fo:font-weight="normal" style:font-family-asian="Gothic" style:font-family-generic-asian="system" style:font-pitch-asian="variable" style:font-size-asian="17.3999996185303pt" style:font-family-complex="Lucidasans" style:font-family-generic-complex="system" style:font-pitch-complex="variable" style:font-size-complex="17.3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gap-width="100" chart:overlap="100" chart:text-overlap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3.3000001907349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7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7.3999996185303pt" fo:font-style="normal" fo:text-shadow="none" style:text-underline-style="none" fo:font-weight="normal" style:font-family-asian="Gothic" style:font-family-generic-asian="system" style:font-pitch-asian="variable" style:font-size-asian="17.3999996185303pt" style:font-family-complex="Lucidasans" style:font-family-generic-complex="system" style:font-pitch-complex="variable" style:font-size-complex="17.3999996185303pt"/>
    </style:style>
    <style:style style:name="ch8" style:family="chart">
      <style:graphic-properties draw:stroke="solid" svg:stroke-width="0cm" svg:stroke-color="#000000" svg:stroke-opacity="100%"/>
    </style:style>
    <style:style style:name="ch9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2323dc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0" style:family="chart">
      <style:chart-properties chart:data-label-number="none" chart:data-label-text="false" chart:data-label-symbol="false"/>
    </style:style>
    <style:style style:name="ch11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0093d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2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00ae00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3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3deb3d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4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ff9966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5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ffcc9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6" style:family="chart">
      <style:graphic-properties draw:stroke="none" svg:stroke-width="0cm" svg:stroke-color="#000000" svg:stroke-opacity="100%" draw:fill="none" draw:fill-color="#000000"/>
    </style:style>
    <style:style style:name="ch17" style:family="chart">
      <style:graphic-properties draw:stroke="none" draw:fill-color="#999999"/>
    </style:style>
  </office:automatic-styles>
  <office:body>
    <office:chart>
      <chart:chart svg:width="31.649cm" svg:height="13.527cm" chart:class="chart:bar" chart:style-name="ch1">
        <chart:legend chart:legend-position="end" svg:x="24.08cm" svg:y="4.852cm" chart:style-name="ch2"/>
        <chart:plot-area chart:style-name="ch3" table:cell-range-address="'Enzyme entries'.$C$1:.$Z$7" chart:data-source-has-labels="both" chart:table-number-list="0" svg:x="0.63cm" svg:y="0.503cm" svg:width="22.236cm" svg:height="12.754cm">
          <chart:axis chart:dimension="x" chart:name="primary-x" chart:style-name="ch4">
            <chart:title svg:x="10.683cm" svg:y="12.145cm" chart:style-name="ch5">
              <text:p>Release number</text:p>
            </chart:title>
            <chart:categories table:cell-range-address="local-table.A2:.A24"/>
          </chart:axis>
          <chart:axis chart:dimension="y" chart:name="primary-y" chart:style-name="ch6">
            <chart:title svg:x="0.632cm" svg:y="8.607cm" chart:style-name="ch7">
              <text:p>Number of entries</text:p>
            </chart:title>
            <chart:grid chart:style-name="ch8" chart:class="major"/>
          </chart:axis>
          <chart:series chart:style-name="ch9">
            <chart:data-point chart:style-name="ch10"/>
            <chart:data-point chart:repeated="22"/>
          </chart:series>
          <chart:series chart:style-name="ch11">
            <chart:data-point chart:repeated="23"/>
          </chart:series>
          <chart:series chart:style-name="ch12">
            <chart:data-point chart:repeated="23"/>
          </chart:series>
          <chart:series chart:style-name="ch13">
            <chart:data-point chart:repeated="23"/>
          </chart:series>
          <chart:series chart:style-name="ch14">
            <chart:data-point chart:repeated="23"/>
          </chart:series>
          <chart:series chart:style-name="ch15"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24</text:p>
              </table:table-cell>
              <table:table-cell office:value-type="string">
                <text:p>Rel. 25</text:p>
              </table:table-cell>
              <table:table-cell office:value-type="string">
                <text:p>Rel. 26</text:p>
              </table:table-cell>
              <table:table-cell office:value-type="string">
                <text:p>Rel. 27</text:p>
              </table:table-cell>
              <table:table-cell office:value-type="string">
                <text:p>Rel. 28</text:p>
              </table:table-cell>
              <table:table-cell office:value-type="string">
                <text:p>Rel. 29</text:p>
              </table:table-cell>
              <table:table-cell office:value-type="string">
                <text:p>Rel. 30</text:p>
              </table:table-cell>
              <table:table-cell office:value-type="string">
                <text:p>Rel. 31</text:p>
              </table:table-cell>
              <table:table-cell office:value-type="string">
                <text:p>Rel. 32</text:p>
              </table:table-cell>
              <table:table-cell office:value-type="string">
                <text:p>Rel. 33</text:p>
              </table:table-cell>
              <table:table-cell office:value-type="string">
                <text:p>Rel. 34</text:p>
              </table:table-cell>
              <table:table-cell office:value-type="string">
                <text:p>Rel. 35</text:p>
              </table:table-cell>
              <table:table-cell office:value-type="string">
                <text:p>Rel. 36</text:p>
              </table:table-cell>
              <table:table-cell office:value-type="string">
                <text:p>Rel. 37</text:p>
              </table:table-cell>
              <table:table-cell office:value-type="string">
                <text:p>Rel. 38</text:p>
              </table:table-cell>
              <table:table-cell office:value-type="string">
                <text:p>Rel. 39</text:p>
              </table:table-cell>
              <table:table-cell office:value-type="string">
                <text:p>Rel. 40</text:p>
              </table:table-cell>
              <table:table-cell office:value-type="string">
                <text:p>Rel. 41</text:p>
              </table:table-cell>
              <table:table-cell office:value-type="string">
                <text:p>Rel. 42</text:p>
              </table:table-cell>
              <table:table-cell office:value-type="string">
                <text:p>Rel. 43</text:p>
              </table:table-cell>
              <table:table-cell office:value-type="string">
                <text:p>Rel. 44</text:p>
              </table:table-cell>
              <table:table-cell office:value-type="string">
                <text:p>Rel. 45</text:p>
              </table:table-cell>
              <table:table-cell office:value-type="string">
                <text:p>Rel. 46</text:p>
              </table:table-cell>
            </table:table-row>
          </table:table-header-rows>
          <table:table-rows>
            <table:table-row>
              <table:table-cell office:value-type="string">
                <text:p>APPROVED - Active Y</text:p>
              </table:table-cell>
              <table:table-cell office:value-type="float" office:value="3979">
                <text:p>3979</text:p>
              </table:table-cell>
              <table:table-cell office:value-type="float" office:value="3978">
                <text:p>3978</text:p>
              </table:table-cell>
              <table:table-cell office:value-type="float" office:value="3978">
                <text:p>3978</text:p>
              </table:table-cell>
              <table:table-cell office:value-type="float" office:value="3989">
                <text:p>3989</text:p>
              </table:table-cell>
              <table:table-cell office:value-type="float" office:value="4005">
                <text:p>4005</text:p>
              </table:table-cell>
              <table:table-cell office:value-type="float" office:value="4005">
                <text:p>4005</text:p>
              </table:table-cell>
              <table:table-cell office:value-type="float" office:value="4016">
                <text:p>4016</text:p>
              </table:table-cell>
              <table:table-cell office:value-type="float" office:value="4026">
                <text:p>4026</text:p>
              </table:table-cell>
              <table:table-cell office:value-type="float" office:value="4026">
                <text:p>4026</text:p>
              </table:table-cell>
              <table:table-cell office:value-type="float" office:value="4032">
                <text:p>4032</text:p>
              </table:table-cell>
              <table:table-cell office:value-type="float" office:value="4037">
                <text:p>4037</text:p>
              </table:table-cell>
              <table:table-cell office:value-type="float" office:value="4042">
                <text:p>4042</text:p>
              </table:table-cell>
              <table:table-cell office:value-type="float" office:value="4045">
                <text:p>4045</text:p>
              </table:table-cell>
              <table:table-cell office:value-type="float" office:value="4053">
                <text:p>4053</text:p>
              </table:table-cell>
              <table:table-cell office:value-type="float" office:value="4068">
                <text:p>4068</text:p>
              </table:table-cell>
              <table:table-cell office:value-type="float" office:value="4074">
                <text:p>4074</text:p>
              </table:table-cell>
              <table:table-cell office:value-type="float" office:value="4074">
                <text:p>4074</text:p>
              </table:table-cell>
              <table:table-cell office:value-type="float" office:value="4092">
                <text:p>4092</text:p>
              </table:table-cell>
              <table:table-cell office:value-type="float" office:value="4092">
                <text:p>4092</text:p>
              </table:table-cell>
              <table:table-cell office:value-type="float" office:value="4104">
                <text:p>4104</text:p>
              </table:table-cell>
              <table:table-cell office:value-type="float" office:value="4111">
                <text:p>4111</text:p>
              </table:table-cell>
              <table:table-cell office:value-type="float" office:value="4111">
                <text:p>4111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APPROVED - Active N</text:p>
              </table:table-cell>
              <table:table-cell office:value-type="float" office:value="966">
                <text:p>966</text:p>
              </table:table-cell>
              <table:table-cell office:value-type="float" office:value="967">
                <text:p>967</text:p>
              </table:table-cell>
              <table:table-cell office:value-type="float" office:value="969">
                <text:p>969</text:p>
              </table:table-cell>
              <table:table-cell office:value-type="float" office:value="987">
                <text:p>987</text:p>
              </table:table-cell>
              <table:table-cell office:value-type="float" office:value="993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999">
                <text:p>99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3">
                <text:p>1003</text:p>
              </table:table-cell>
              <table:table-cell office:value-type="float" office:value="1006">
                <text:p>1006</text:p>
              </table:table-cell>
              <table:table-cell office:value-type="float" office:value="1011">
                <text:p>1011</text:p>
              </table:table-cell>
              <table:table-cell office:value-type="float" office:value="1014">
                <text:p>1014</text:p>
              </table:table-cell>
              <table:table-cell office:value-type="float" office:value="1016">
                <text:p>1016</text:p>
              </table:table-cell>
              <table:table-cell office:value-type="float" office:value="1025">
                <text:p>1025</text:p>
              </table:table-cell>
              <table:table-cell office:value-type="float" office:value="1033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036">
                <text:p>1036</text:p>
              </table:table-cell>
              <table:table-cell office:value-type="float" office:value="1040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PROPOSED  new entries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POSED  changes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UGGESTED  new entries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UGGESTED  changes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6999998092651pt" fo:font-style="normal" fo:text-shadow="none" style:text-underline-style="none" fo:font-weight="normal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5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6.2000007629395pt" fo:font-style="normal" fo:text-shadow="none" style:text-underline-style="none" fo:font-weight="normal" style:font-family-asian="Gothic" style:font-family-generic-asian="system" style:font-pitch-asian="variable" style:font-size-asian="16.2000007629395pt" style:font-family-complex="Lucidasans" style:font-family-generic-complex="system" style:font-pitch-complex="variable" style:font-size-complex="16.2000007629395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100" chart:text-overlap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2.6000003814697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7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6.2000007629395pt" fo:font-style="normal" fo:text-shadow="none" style:text-underline-style="none" fo:font-weight="normal" style:font-family-asian="Gothic" style:font-family-generic-asian="system" style:font-pitch-asian="variable" style:font-size-asian="16.2000007629395pt" style:font-family-complex="Lucidasans" style:font-family-generic-complex="system" style:font-pitch-complex="variable" style:font-size-complex="16.2000007629395pt"/>
    </style:style>
    <style:style style:name="ch8" style:family="chart">
      <style:graphic-properties draw:stroke="solid" svg:stroke-width="0cm" svg:stroke-color="#000000" svg:stroke-opacity="100%"/>
    </style:style>
    <style:style style:name="ch9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9999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data-label-number="none" chart:data-label-text="false" chart:data-label-symbol="false"/>
    </style:style>
    <style:style style:name="ch11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9933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ffff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ccff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6600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5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ff8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6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0066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7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cccc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8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000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9" style:family="chart">
      <style:graphic-properties draw:stroke="none" svg:stroke-width="0cm" svg:stroke-color="#000000" svg:stroke-opacity="100%" draw:fill="none" draw:fill-color="#000000"/>
    </style:style>
    <style:style style:name="ch20" style:family="chart">
      <style:graphic-properties draw:stroke="none" draw:fill-color="#999999"/>
    </style:style>
  </office:automatic-styles>
  <office:body>
    <office:chart>
      <chart:chart svg:width="31.054cm" svg:height="12.661cm" chart:class="chart:bar" chart:style-name="ch1">
        <chart:legend chart:legend-position="end" svg:x="26.326cm" svg:y="3.778cm" chart:style-name="ch2"/>
        <chart:plot-area chart:style-name="ch3" table:cell-range-address="links.$A$1:.$X$1 links.$A$3:.$X$11" chart:data-source-has-labels="both" chart:table-number-list="1 1" svg:x="0.617cm" svg:y="0.473cm" svg:width="24.475cm" svg:height="11.935cm">
          <chart:axis chart:dimension="x" chart:name="primary-x" chart:style-name="ch4">
            <chart:title svg:x="12.561cm" svg:y="11.457cm" chart:style-name="ch5">
              <text:p>Release number</text:p>
            </chart:title>
            <chart:categories table:cell-range-address="local-table.A2:.A24"/>
          </chart:axis>
          <chart:axis chart:dimension="y" chart:name="primary-y" chart:style-name="ch6">
            <chart:title svg:x="0.618cm" svg:y="7.528cm" chart:style-name="ch7">
              <text:p>Number of links</text:p>
            </chart:title>
            <chart:grid chart:style-name="ch8" chart:class="major"/>
          </chart:axis>
          <chart:series chart:style-name="ch9">
            <chart:data-point chart:style-name="ch10"/>
            <chart:data-point chart:repeated="22"/>
          </chart:series>
          <chart:series chart:style-name="ch11">
            <chart:data-point chart:repeated="23"/>
          </chart:series>
          <chart:series chart:style-name="ch12">
            <chart:data-point chart:repeated="23"/>
          </chart:series>
          <chart:series chart:style-name="ch13">
            <chart:data-point chart:repeated="23"/>
          </chart:series>
          <chart:series chart:style-name="ch14">
            <chart:data-point chart:repeated="23"/>
          </chart:series>
          <chart:series chart:style-name="ch15">
            <chart:data-point chart:repeated="23"/>
          </chart:series>
          <chart:series chart:style-name="ch16">
            <chart:data-point chart:repeated="23"/>
          </chart:series>
          <chart:series chart:style-name="ch17">
            <chart:data-point chart:repeated="23"/>
          </chart:series>
          <chart:series chart:style-name="ch18">
            <chart:data-point chart:repeated="2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24</text:p>
              </table:table-cell>
              <table:table-cell office:value-type="string">
                <text:p>Rel. 25</text:p>
              </table:table-cell>
              <table:table-cell office:value-type="string">
                <text:p>Rel. 26</text:p>
              </table:table-cell>
              <table:table-cell office:value-type="string">
                <text:p>Rel. 27</text:p>
              </table:table-cell>
              <table:table-cell office:value-type="string">
                <text:p>Rel. 28</text:p>
              </table:table-cell>
              <table:table-cell office:value-type="string">
                <text:p>Rel. 29</text:p>
              </table:table-cell>
              <table:table-cell office:value-type="string">
                <text:p>Rel. 30</text:p>
              </table:table-cell>
              <table:table-cell office:value-type="string">
                <text:p>Rel. 31</text:p>
              </table:table-cell>
              <table:table-cell office:value-type="string">
                <text:p>Rel. 32</text:p>
              </table:table-cell>
              <table:table-cell office:value-type="string">
                <text:p>Rel. 33</text:p>
              </table:table-cell>
              <table:table-cell office:value-type="string">
                <text:p>Rel. 34</text:p>
              </table:table-cell>
              <table:table-cell office:value-type="string">
                <text:p>Rel. 35</text:p>
              </table:table-cell>
              <table:table-cell office:value-type="string">
                <text:p>Rel. 36</text:p>
              </table:table-cell>
              <table:table-cell office:value-type="string">
                <text:p>Rel. 37</text:p>
              </table:table-cell>
              <table:table-cell office:value-type="string">
                <text:p>Rel. 38</text:p>
              </table:table-cell>
              <table:table-cell office:value-type="string">
                <text:p>Rel. 39</text:p>
              </table:table-cell>
              <table:table-cell office:value-type="string">
                <text:p>Rel. 40</text:p>
              </table:table-cell>
              <table:table-cell office:value-type="string">
                <text:p>Rel. 41</text:p>
              </table:table-cell>
              <table:table-cell office:value-type="string">
                <text:p>Rel. 42</text:p>
              </table:table-cell>
              <table:table-cell office:value-type="string">
                <text:p>Rel. 43</text:p>
              </table:table-cell>
              <table:table-cell office:value-type="string">
                <text:p>Rel. 44</text:p>
              </table:table-cell>
              <table:table-cell office:value-type="string">
                <text:p>Rel. 45</text:p>
              </table:table-cell>
              <table:table-cell office:value-type="string">
                <text:p>Rel. 46</text:p>
              </table:table-cell>
            </table:table-row>
          </table:table-header-rows>
          <table:table-rows>
            <table:table-row>
              <table:table-cell office:value-type="string">
                <text:p>CAS </text:p>
              </table:table-cell>
              <table:table-cell office:value-type="float" office:value="3393">
                <text:p>3393</text:p>
              </table:table-cell>
              <table:table-cell office:value-type="float" office:value="3392">
                <text:p>3392</text:p>
              </table:table-cell>
              <table:table-cell office:value-type="float" office:value="3373">
                <text:p>3373</text:p>
              </table:table-cell>
              <table:table-cell office:value-type="float" office:value="3368">
                <text:p>3368</text:p>
              </table:table-cell>
              <table:table-cell office:value-type="float" office:value="3379">
                <text:p>3379</text:p>
              </table:table-cell>
              <table:table-cell office:value-type="float" office:value="3374">
                <text:p>3374</text:p>
              </table:table-cell>
              <table:table-cell office:value-type="float" office:value="3393">
                <text:p>3393</text:p>
              </table:table-cell>
              <table:table-cell office:value-type="float" office:value="3400">
                <text:p>3400</text:p>
              </table:table-cell>
              <table:table-cell office:value-type="float" office:value="3404">
                <text:p>3404</text:p>
              </table:table-cell>
              <table:table-cell office:value-type="float" office:value="3402">
                <text:p>3402</text:p>
              </table:table-cell>
              <table:table-cell office:value-type="float" office:value="3396">
                <text:p>3396</text:p>
              </table:table-cell>
              <table:table-cell office:value-type="float" office:value="3392">
                <text:p>3392</text:p>
              </table:table-cell>
              <table:table-cell office:value-type="float" office:value="3396">
                <text:p>3396</text:p>
              </table:table-cell>
              <table:table-cell office:value-type="float" office:value="3396">
                <text:p>3396</text:p>
              </table:table-cell>
              <table:table-cell office:value-type="float" office:value="3404">
                <text:p>3404</text:p>
              </table:table-cell>
              <table:table-cell office:value-type="float" office:value="3400">
                <text:p>3400</text:p>
              </table:table-cell>
              <table:table-cell office:value-type="float" office:value="3399">
                <text:p>3399</text:p>
              </table:table-cell>
              <table:table-cell office:value-type="float" office:value="3404">
                <text:p>3404</text:p>
              </table:table-cell>
              <table:table-cell office:value-type="float" office:value="3404">
                <text:p>3404</text:p>
              </table:table-cell>
              <table:table-cell office:value-type="float" office:value="3403">
                <text:p>3403</text:p>
              </table:table-cell>
              <table:table-cell office:value-type="float" office:value="3393">
                <text:p>3393</text:p>
              </table:table-cell>
              <table:table-cell office:value-type="float" office:value="3394">
                <text:p>3394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BRENDA </text:p>
              </table:table-cell>
              <table:table-cell office:value-type="float" office:value="3800">
                <text:p>3800</text:p>
              </table:table-cell>
              <table:table-cell office:value-type="float" office:value="3799">
                <text:p>3799</text:p>
              </table:table-cell>
              <table:table-cell office:value-type="float" office:value="3799">
                <text:p>3799</text:p>
              </table:table-cell>
              <table:table-cell office:value-type="float" office:value="3797">
                <text:p>3797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69">
                <text:p>3769</text:p>
              </table:table-cell>
              <table:table-cell office:value-type="float" office:value="3617">
                <text:p>3617</text:p>
              </table:table-cell>
              <table:table-cell office:value-type="float" office:value="3344">
                <text:p>3344</text:p>
              </table:table-cell>
              <table:table-cell office:value-type="float" office:value="3149">
                <text:p>3149</text:p>
              </table:table-cell>
              <table:table-cell office:value-type="float" office:value="3130">
                <text:p>3130</text:p>
              </table:table-cell>
              <table:table-cell office:value-type="float" office:value="3118">
                <text:p>3118</text:p>
              </table:table-cell>
              <table:table-cell office:value-type="float" office:value="3003">
                <text:p>3003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  <table:table-cell office:value-type="float" office:value="2993">
                <text:p>2993</text:p>
              </table:table-cell>
              <table:table-cell office:value-type="float" office:value="2987">
                <text:p>2987</text:p>
              </table:table-cell>
              <table:table-cell office:value-type="float" office:value="2980">
                <text:p>2980</text:p>
              </table:table-cell>
              <table:table-cell office:value-type="float" office:value="2980">
                <text:p>298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KEGG </text:p>
              </table:table-cell>
              <table:table-cell office:value-type="float" office:value="3681">
                <text:p>3681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  <table:table-cell office:value-type="float" office:value="3678">
                <text:p>3678</text:p>
              </table:table-cell>
              <table:table-cell office:value-type="float" office:value="3677">
                <text:p>3677</text:p>
              </table:table-cell>
              <table:table-cell office:value-type="float" office:value="3677">
                <text:p>3677</text:p>
              </table:table-cell>
              <table:table-cell office:value-type="float" office:value="3677">
                <text:p>3677</text:p>
              </table:table-cell>
              <table:table-cell office:value-type="float" office:value="3677">
                <text:p>3677</text:p>
              </table:table-cell>
              <table:table-cell office:value-type="float" office:value="3650">
                <text:p>3650</text:p>
              </table:table-cell>
              <table:table-cell office:value-type="float" office:value="3499">
                <text:p>3499</text:p>
              </table:table-cell>
              <table:table-cell office:value-type="float" office:value="3223">
                <text:p>3223</text:p>
              </table:table-cell>
              <table:table-cell office:value-type="float" office:value="3041">
                <text:p>3041</text:p>
              </table:table-cell>
              <table:table-cell office:value-type="float" office:value="3021">
                <text:p>3021</text:p>
              </table:table-cell>
              <table:table-cell office:value-type="float" office:value="3009">
                <text:p>3009</text:p>
              </table:table-cell>
              <table:table-cell office:value-type="float" office:value="2893">
                <text:p>2893</text:p>
              </table:table-cell>
              <table:table-cell office:value-type="float" office:value="2886">
                <text:p>2886</text:p>
              </table:table-cell>
              <table:table-cell office:value-type="float" office:value="2886">
                <text:p>2886</text:p>
              </table:table-cell>
              <table:table-cell office:value-type="float" office:value="2886">
                <text:p>2886</text:p>
              </table:table-cell>
              <table:table-cell office:value-type="float" office:value="2885">
                <text:p>2885</text:p>
              </table:table-cell>
              <table:table-cell office:value-type="float" office:value="2881">
                <text:p>2881</text:p>
              </table:table-cell>
              <table:table-cell office:value-type="float" office:value="2878">
                <text:p>2878</text:p>
              </table:table-cell>
              <table:table-cell office:value-type="float" office:value="2878">
                <text:p>2878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ERGO </text:p>
              </table:table-cell>
              <table:table-cell office:value-type="float" office:value="2036">
                <text:p>2036</text:p>
              </table:table-cell>
              <table:table-cell office:value-type="float" office:value="2040">
                <text:p>2040</text:p>
              </table:table-cell>
              <table:table-cell office:value-type="float" office:value="2200">
                <text:p>2200</text:p>
              </table:table-cell>
              <table:table-cell office:value-type="float" office:value="2235">
                <text:p>2235</text:p>
              </table:table-cell>
              <table:table-cell office:value-type="float" office:value="2310">
                <text:p>2310</text:p>
              </table:table-cell>
              <table:table-cell office:value-type="float" office:value="2402">
                <text:p>2402</text:p>
              </table:table-cell>
              <table:table-cell office:value-type="float" office:value="2444">
                <text:p>2444</text:p>
              </table:table-cell>
              <table:table-cell office:value-type="float" office:value="2494">
                <text:p>2494</text:p>
              </table:table-cell>
              <table:table-cell office:value-type="float" office:value="2469">
                <text:p>2469</text:p>
              </table:table-cell>
              <table:table-cell office:value-type="float" office:value="2346">
                <text:p>2346</text:p>
              </table:table-cell>
              <table:table-cell office:value-type="float" office:value="2141">
                <text:p>2141</text:p>
              </table:table-cell>
              <table:table-cell office:value-type="float" office:value="2005">
                <text:p>2005</text:p>
              </table:table-cell>
              <table:table-cell office:value-type="float" office:value="1991">
                <text:p>1991</text:p>
              </table:table-cell>
              <table:table-cell office:value-type="float" office:value="1983">
                <text:p>1983</text:p>
              </table:table-cell>
              <table:table-cell office:value-type="float" office:value="1889">
                <text:p>1889</text:p>
              </table:table-cell>
              <table:table-cell office:value-type="float" office:value="1907">
                <text:p>1907</text:p>
              </table:table-cell>
              <table:table-cell office:value-type="float" office:value="1931">
                <text:p>1931</text:p>
              </table:table-cell>
              <table:table-cell office:value-type="float" office:value="1935">
                <text:p>1935</text:p>
              </table:table-cell>
              <table:table-cell office:value-type="float" office:value="1949">
                <text:p>1949</text:p>
              </table:table-cell>
              <table:table-cell office:value-type="float" office:value="1957">
                <text:p>1957</text:p>
              </table:table-cell>
              <table:table-cell office:value-type="float" office:value="1992">
                <text:p>1992</text:p>
              </table:table-cell>
              <table:table-cell office:value-type="float" office:value="1994">
                <text:p>1994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EXPASY </text:p>
              </table:table-cell>
              <table:table-cell office:value-type="float" office:value="1646">
                <text:p>1646</text:p>
              </table:table-cell>
              <table:table-cell office:value-type="float" office:value="1641">
                <text:p>1641</text:p>
              </table:table-cell>
              <table:table-cell office:value-type="float" office:value="1474">
                <text:p>1474</text:p>
              </table:table-cell>
              <table:table-cell office:value-type="float" office:value="1437">
                <text:p>1437</text:p>
              </table:table-cell>
              <table:table-cell office:value-type="float" office:value="1359">
                <text:p>1359</text:p>
              </table:table-cell>
              <table:table-cell office:value-type="float" office:value="1264">
                <text:p>1264</text:p>
              </table:table-cell>
              <table:table-cell office:value-type="float" office:value="1220">
                <text:p>1220</text:p>
              </table:table-cell>
              <table:table-cell office:value-type="float" office:value="1168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1139">
                <text:p>1139</text:p>
              </table:table-cell>
              <table:table-cell office:value-type="float" office:value="1070">
                <text:p>1070</text:p>
              </table:table-cell>
              <table:table-cell office:value-type="float" office:value="1020">
                <text:p>1020</text:p>
              </table:table-cell>
              <table:table-cell office:value-type="float" office:value="1015">
                <text:p>1015</text:p>
              </table:table-cell>
              <table:table-cell office:value-type="float" office:value="1011">
                <text:p>1011</text:p>
              </table:table-cell>
              <table:table-cell office:value-type="float" office:value="988">
                <text:p>988</text:p>
              </table:table-cell>
              <table:table-cell office:value-type="float" office:value="961">
                <text:p>961</text:p>
              </table:table-cell>
              <table:table-cell office:value-type="float" office:value="937">
                <text:p>937</text:p>
              </table:table-cell>
              <table:table-cell office:value-type="float" office:value="933">
                <text:p>933</text:p>
              </table:table-cell>
              <table:table-cell office:value-type="float" office:value="918">
                <text:p>918</text:p>
              </table:table-cell>
              <table:table-cell office:value-type="float" office:value="906">
                <text:p>906</text:p>
              </table:table-cell>
              <table:table-cell office:value-type="float" office:value="865">
                <text:p>865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WIT </text:p>
              </table:table-cell>
              <table:table-cell office:value-type="float" office:value="1613">
                <text:p>1613</text:p>
              </table:table-cell>
              <table:table-cell office:value-type="float" office:value="1608">
                <text:p>1608</text:p>
              </table:table-cell>
              <table:table-cell office:value-type="float" office:value="1444">
                <text:p>1444</text:p>
              </table:table-cell>
              <table:table-cell office:value-type="float" office:value="1407">
                <text:p>1407</text:p>
              </table:table-cell>
              <table:table-cell office:value-type="float" office:value="1331">
                <text:p>1331</text:p>
              </table:table-cell>
              <table:table-cell office:value-type="float" office:value="1238">
                <text:p>1238</text:p>
              </table:table-cell>
              <table:table-cell office:value-type="float" office:value="1194">
                <text:p>1194</text:p>
              </table:table-cell>
              <table:table-cell office:value-type="float" office:value="1144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1115">
                <text:p>1115</text:p>
              </table:table-cell>
              <table:table-cell office:value-type="float" office:value="1046">
                <text:p>1046</text:p>
              </table:table-cell>
              <table:table-cell office:value-type="float" office:value="999">
                <text:p>999</text:p>
              </table:table-cell>
              <table:table-cell office:value-type="float" office:value="994">
                <text:p>994</text:p>
              </table:table-cell>
              <table:table-cell office:value-type="float" office:value="990">
                <text:p>990</text:p>
              </table:table-cell>
              <table:table-cell office:value-type="float" office:value="969">
                <text:p>969</text:p>
              </table:table-cell>
              <table:table-cell office:value-type="float" office:value="942">
                <text:p>942</text:p>
              </table:table-cell>
              <table:table-cell office:value-type="float" office:value="918">
                <text:p>918</text:p>
              </table:table-cell>
              <table:table-cell office:value-type="float" office:value="914">
                <text:p>914</text:p>
              </table:table-cell>
              <table:table-cell office:value-type="float" office:value="899">
                <text:p>899</text:p>
              </table:table-cell>
              <table:table-cell office:value-type="float" office:value="887">
                <text:p>887</text:p>
              </table:table-cell>
              <table:table-cell office:value-type="float" office:value="847">
                <text:p>847</text:p>
              </table:table-cell>
              <table:table-cell office:value-type="float" office:value="845">
                <text:p>845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NIST 74 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MEROPS 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UM-BBD 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9.89999961853027pt" style:font-family-complex="Lucidasans" style:font-family-generic-complex="system" style:font-pitch-complex="variable" style:font-size-complex="9.8999996185302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false" chart:label-arrangement="side-by-side" chart:visible="true" style:rotation-angle="53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9pt" fo:font-style="normal" fo:text-shadow="none" style:text-underline-style="none" fo:font-weight="normal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5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4.8999996185303pt" fo:font-style="normal" fo:text-shadow="none" style:text-underline-style="none" fo:font-weight="normal" style:font-family-asian="Gothic" style:font-family-generic-asian="system" style:font-pitch-asian="variable" style:font-size-asian="14.8999996185303pt" style:font-family-complex="Lucidasans" style:font-family-generic-complex="system" style:font-pitch-complex="variable" style:font-size-complex="14.8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70000" chart:origin="70000" chart:gap-width="100" chart:overlap="100" chart:text-overlap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1.6000003814697pt" fo:font-style="normal" fo:text-shadow="none" style:text-underline-style="none" fo:font-weight="normal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7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4.8999996185303pt" fo:font-style="normal" fo:text-shadow="none" style:text-underline-style="none" fo:font-weight="normal" style:font-family-asian="Gothic" style:font-family-generic-asian="system" style:font-pitch-asian="variable" style:font-size-asian="14.8999996185303pt" style:font-family-complex="Lucidasans" style:font-family-generic-complex="system" style:font-pitch-complex="variable" style:font-size-complex="14.8999996185303pt"/>
    </style:style>
    <style:style style:name="ch8" style:family="chart">
      <style:graphic-properties draw:stroke="solid" svg:stroke-width="0cm" svg:stroke-color="#000000" svg:stroke-opacity="100%"/>
    </style:style>
    <style:style style:name="ch9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9999ff"/>
      <style:text-properties fo:font-family="'Bitstream Vera Sans'" style:font-family-generic="swiss" style:font-pitch="variable" fo:font-size="9.89999961853027pt" style:font-family-asian="Gothic" style:font-family-generic-asian="system" style:font-pitch-asian="variable" style:font-size-asian="9.89999961853027pt" style:font-family-complex="Lucidasans" style:font-family-generic-complex="system" style:font-pitch-complex="variable" style:font-size-complex="9.89999961853027pt"/>
    </style:style>
    <style:style style:name="ch10" style:family="chart">
      <style:chart-properties chart:data-label-number="none" chart:data-label-text="false" chart:data-label-symbol="false"/>
    </style:style>
    <style:style style:name="ch11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993366"/>
      <style:text-properties fo:font-family="'Bitstream Vera Sans'" style:font-family-generic="swiss" style:font-pitch="variable" fo:font-size="9.89999961853027pt" style:font-family-asian="Gothic" style:font-family-generic-asian="system" style:font-pitch-asian="variable" style:font-size-asian="9.89999961853027pt" style:font-family-complex="Lucidasans" style:font-family-generic-complex="system" style:font-pitch-complex="variable" style:font-size-complex="9.89999961853027pt"/>
    </style:style>
    <style:style style:name="ch12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ffffcc"/>
      <style:text-properties fo:font-family="'Bitstream Vera Sans'" style:font-family-generic="swiss" style:font-pitch="variable" fo:font-size="9.89999961853027pt" style:font-family-asian="Gothic" style:font-family-generic-asian="system" style:font-pitch-asian="variable" style:font-size-asian="9.89999961853027pt" style:font-family-complex="Lucidasans" style:font-family-generic-complex="system" style:font-pitch-complex="variable" style:font-size-complex="9.89999961853027pt"/>
    </style:style>
    <style:style style:name="ch13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ccffff"/>
      <style:text-properties fo:font-family="'Bitstream Vera Sans'" style:font-family-generic="swiss" style:font-pitch="variable" fo:font-size="9.89999961853027pt" style:font-family-asian="Gothic" style:font-family-generic-asian="system" style:font-pitch-asian="variable" style:font-size-asian="9.89999961853027pt" style:font-family-complex="Lucidasans" style:font-family-generic-complex="system" style:font-pitch-complex="variable" style:font-size-complex="9.89999961853027pt"/>
    </style:style>
    <style:style style:name="ch14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660066"/>
      <style:text-properties fo:font-family="'Bitstream Vera Sans'" style:font-family-generic="swiss" style:font-pitch="variable" fo:font-size="9.89999961853027pt" style:font-family-asian="Gothic" style:font-family-generic-asian="system" style:font-pitch-asian="variable" style:font-size-asian="9.89999961853027pt" style:font-family-complex="Lucidasans" style:font-family-generic-complex="system" style:font-pitch-complex="variable" style:font-size-complex="9.89999961853027pt"/>
    </style:style>
    <style:style style:name="ch15" style:family="chart">
      <style:graphic-properties draw:stroke="none" svg:stroke-width="0cm" svg:stroke-color="#000000" svg:stroke-opacity="100%" draw:fill="none" draw:fill-color="#000000"/>
    </style:style>
    <style:style style:name="ch16" style:family="chart">
      <style:graphic-properties draw:stroke="none" draw:fill-color="#999999"/>
    </style:style>
  </office:automatic-styles>
  <office:body>
    <office:chart>
      <chart:chart svg:width="31.786cm" svg:height="11.594cm" chart:class="chart:bar" chart:style-name="ch1">
        <chart:legend chart:legend-position="end" svg:x="28.163cm" svg:y="4.354cm" chart:style-name="ch2"/>
        <chart:plot-area chart:style-name="ch3" table:cell-range-address="xrefs.$A$1:.$B$1 xrefs.$D$1:.$D$1 xrefs.$F$1:.$F$1 xrefs.$H$1:.$H$1 xrefs.$A$4:.$B$8 xrefs.$D$4:.$D$8 xrefs.$F$4:.$F$8 xrefs.$H$4:.$H$8 xrefs.$J$1:.$J$1 xrefs.$J$4:.$J$8 xrefs.$L$1:.$L$1 xrefs.$L$4:.$L$8 xrefs.$N$1:.$N$1 xrefs.$N$4:.$N$8 xrefs.$P$1:.$P$1 xrefs.$P$4:.$P$8 xrefs.$R$1:.$R$1 xrefs.$R$4:.$R$8 xrefs.$T$1:.$T$1 xrefs.$T$4:.$T$8 xrefs.$V$1:.$V$1 xrefs.$V$4:.$V$8 xrefs.$X$1:.$X$1 xrefs.$X$4:.$X$8 xrefs.$Z$1:.$Z$1 xrefs.$Z$4:.$Z$8 xrefs.$AB$1:.$AB$1 xrefs.$AB$4:.$AB$8 xrefs.$AD$1:.$AD$1 xrefs.$AD$4:.$AD$8 xrefs.$AF$1:.$AF$1 xrefs.$AF$4:.$AF$8 xrefs.$AH$1:.$AH$1 xrefs.$AH$4:.$AH$8 xrefs.$AJ$1:.$AJ$1 xrefs.$AJ$4:.$AJ$8 xrefs.$AL$1:.$AL$1 xrefs.$AL$4:.$AL$8 xrefs.$AN$1:.$AN$1 xrefs.$AN$4:.$AN$8 xrefs.$AP$1:.$AP$1 xrefs.$AP$4:.$AP$8 xrefs.$AR$1:.$AR$1 xrefs.$AR$4:.$AR$8 xrefs.$AT$1:.$AT$1 xrefs.$AT$4:.$AT$8" chart:data-source-has-labels="both" chart:table-number-list="2 2 2 2 2 2 2 2 2 2 2 2 2 2 2 2 2 2 2 2 2 2 2 2 2 2 2 2 2 2 2 2 2 2 2 2 2 2 2 2 2 2 2 2 2 2" svg:x="0.632cm" svg:y="0.434cm" svg:width="26.831cm" svg:height="10.929cm">
          <chart:axis chart:dimension="x" chart:name="primary-x" chart:style-name="ch4">
            <chart:title svg:x="12.209cm" svg:y="10.487cm" chart:style-name="ch5">
              <text:p>Release number</text:p>
            </chart:title>
            <chart:categories table:cell-range-address="local-table.A2:.A24"/>
          </chart:axis>
          <chart:axis chart:dimension="y" chart:name="primary-y" chart:style-name="ch6">
            <chart:title svg:x="0.635cm" svg:y="9.318cm" chart:style-name="ch7">
              <text:p>Number of unique external entries</text:p>
            </chart:title>
            <chart:grid chart:style-name="ch8" chart:class="major"/>
          </chart:axis>
          <chart:series chart:style-name="ch9">
            <chart:data-point chart:style-name="ch10"/>
            <chart:data-point chart:repeated="22"/>
          </chart:series>
          <chart:series chart:style-name="ch11">
            <chart:data-point chart:repeated="23"/>
          </chart:series>
          <chart:series chart:style-name="ch12">
            <chart:data-point chart:repeated="23"/>
          </chart:series>
          <chart:series chart:style-name="ch13">
            <chart:data-point chart:repeated="23"/>
          </chart:series>
          <chart:series chart:style-name="ch14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24</text:p>
              </table:table-cell>
              <table:table-cell office:value-type="string">
                <text:p>Rel. 25</text:p>
              </table:table-cell>
              <table:table-cell office:value-type="string">
                <text:p>Rel. 26</text:p>
              </table:table-cell>
              <table:table-cell office:value-type="string">
                <text:p>Rel. 27</text:p>
              </table:table-cell>
              <table:table-cell office:value-type="string">
                <text:p>Rel. 28</text:p>
              </table:table-cell>
              <table:table-cell office:value-type="string">
                <text:p>Rel. 29</text:p>
              </table:table-cell>
              <table:table-cell office:value-type="string">
                <text:p>Rel. 30</text:p>
              </table:table-cell>
              <table:table-cell office:value-type="string">
                <text:p>Rel. 31</text:p>
              </table:table-cell>
              <table:table-cell office:value-type="string">
                <text:p>Rel. 32</text:p>
              </table:table-cell>
              <table:table-cell office:value-type="string">
                <text:p>Rel.33</text:p>
              </table:table-cell>
              <table:table-cell office:value-type="string">
                <text:p>Rel.34</text:p>
              </table:table-cell>
              <table:table-cell office:value-type="string">
                <text:p>Rel.35</text:p>
              </table:table-cell>
              <table:table-cell office:value-type="string">
                <text:p>Rel.36</text:p>
              </table:table-cell>
              <table:table-cell office:value-type="string">
                <text:p>Rel.37</text:p>
              </table:table-cell>
              <table:table-cell office:value-type="string">
                <text:p>Rel.38</text:p>
              </table:table-cell>
              <table:table-cell office:value-type="string">
                <text:p>Rel.39</text:p>
              </table:table-cell>
              <table:table-cell office:value-type="string">
                <text:p>Rel.40</text:p>
              </table:table-cell>
              <table:table-cell office:value-type="string">
                <text:p>Rel.41</text:p>
              </table:table-cell>
              <table:table-cell office:value-type="string">
                <text:p>Rel.42</text:p>
              </table:table-cell>
              <table:table-cell office:value-type="string">
                <text:p>Rel.43</text:p>
              </table:table-cell>
              <table:table-cell office:value-type="string">
                <text:p>Rel.44</text:p>
              </table:table-cell>
              <table:table-cell office:value-type="string">
                <text:p>Rel.45</text:p>
              </table:table-cell>
              <table:table-cell office:value-type="string">
                <text:p>Rel.46</text:p>
              </table:table-cell>
            </table:table-row>
          </table:table-header-rows>
          <table:table-rows>
            <table:table-row>
              <table:table-cell office:value-type="string">
                <text:p>SWISSPROT </text:p>
              </table:table-cell>
              <table:table-cell office:value-type="float" office:value="74582">
                <text:p>74582</text:p>
              </table:table-cell>
              <table:table-cell office:value-type="float" office:value="74356">
                <text:p>74356</text:p>
              </table:table-cell>
              <table:table-cell office:value-type="float" office:value="75367">
                <text:p>75367</text:p>
              </table:table-cell>
              <table:table-cell office:value-type="float" office:value="76084">
                <text:p>76084</text:p>
              </table:table-cell>
              <table:table-cell office:value-type="float" office:value="81191">
                <text:p>81191</text:p>
              </table:table-cell>
              <table:table-cell office:value-type="float" office:value="81821">
                <text:p>81821</text:p>
              </table:table-cell>
              <table:table-cell office:value-type="float" office:value="82973">
                <text:p>82973</text:p>
              </table:table-cell>
              <table:table-cell office:value-type="float" office:value="83791">
                <text:p>83791</text:p>
              </table:table-cell>
              <table:table-cell office:value-type="float" office:value="84129">
                <text:p>84129</text:p>
              </table:table-cell>
              <table:table-cell office:value-type="float" office:value="84735">
                <text:p>84735</text:p>
              </table:table-cell>
              <table:table-cell office:value-type="float" office:value="86261">
                <text:p>86261</text:p>
              </table:table-cell>
              <table:table-cell office:value-type="float" office:value="87242">
                <text:p>87242</text:p>
              </table:table-cell>
              <table:table-cell office:value-type="float" office:value="90228">
                <text:p>90228</text:p>
              </table:table-cell>
              <table:table-cell office:value-type="float" office:value="91539">
                <text:p>91539</text:p>
              </table:table-cell>
              <table:table-cell office:value-type="float" office:value="117973">
                <text:p>117973</text:p>
              </table:table-cell>
              <table:table-cell office:value-type="float" office:value="121796">
                <text:p>121796</text:p>
              </table:table-cell>
              <table:table-cell office:value-type="float" office:value="122628">
                <text:p>122628</text:p>
              </table:table-cell>
              <table:table-cell office:value-type="float" office:value="132160">
                <text:p>132160</text:p>
              </table:table-cell>
              <table:table-cell office:value-type="float" office:value="133557">
                <text:p>133557</text:p>
              </table:table-cell>
              <table:table-cell office:value-type="float" office:value="133903">
                <text:p>133903</text:p>
              </table:table-cell>
              <table:table-cell office:value-type="float" office:value="134844">
                <text:p>134844</text:p>
              </table:table-cell>
              <table:table-cell office:value-type="float" office:value="134103">
                <text:p>134103</text:p>
              </table:table-cell>
              <table:table-cell office:value-type="float" office:value="134574">
                <text:p>134574</text:p>
              </table:table-cell>
            </table:table-row>
            <table:table-row>
              <table:table-cell office:value-type="string">
                <text:p>GO </text:p>
              </table:table-cell>
              <table:table-cell office:value-type="float" office:value="3375">
                <text:p>3375</text:p>
              </table:table-cell>
              <table:table-cell office:value-type="float" office:value="3375">
                <text:p>3375</text:p>
              </table:table-cell>
              <table:table-cell office:value-type="float" office:value="3375">
                <text:p>3375</text:p>
              </table:table-cell>
              <table:table-cell office:value-type="float" office:value="3371">
                <text:p>3371</text:p>
              </table:table-cell>
              <table:table-cell office:value-type="float" office:value="3373">
                <text:p>3373</text:p>
              </table:table-cell>
              <table:table-cell office:value-type="float" office:value="3373">
                <text:p>3373</text:p>
              </table:table-cell>
              <table:table-cell office:value-type="float" office:value="3372">
                <text:p>3372</text:p>
              </table:table-cell>
              <table:table-cell office:value-type="float" office:value="3372">
                <text:p>3372</text:p>
              </table:table-cell>
              <table:table-cell office:value-type="float" office:value="3372">
                <text:p>3372</text:p>
              </table:table-cell>
              <table:table-cell office:value-type="float" office:value="3382">
                <text:p>3382</text:p>
              </table:table-cell>
              <table:table-cell office:value-type="float" office:value="3406">
                <text:p>3406</text:p>
              </table:table-cell>
              <table:table-cell office:value-type="float" office:value="3422">
                <text:p>3422</text:p>
              </table:table-cell>
              <table:table-cell office:value-type="float" office:value="3458">
                <text:p>3458</text:p>
              </table:table-cell>
              <table:table-cell office:value-type="float" office:value="3458">
                <text:p>3458</text:p>
              </table:table-cell>
              <table:table-cell office:value-type="float" office:value="3779">
                <text:p>3779</text:p>
              </table:table-cell>
              <table:table-cell office:value-type="float" office:value="3778">
                <text:p>3778</text:p>
              </table:table-cell>
              <table:table-cell office:value-type="float" office:value="3778">
                <text:p>3778</text:p>
              </table:table-cell>
              <table:table-cell office:value-type="float" office:value="3779">
                <text:p>3779</text:p>
              </table:table-cell>
              <table:table-cell office:value-type="float" office:value="3779">
                <text:p>3779</text:p>
              </table:table-cell>
              <table:table-cell office:value-type="float" office:value="3783">
                <text:p>3783</text:p>
              </table:table-cell>
              <table:table-cell office:value-type="float" office:value="3787">
                <text:p>3787</text:p>
              </table:table-cell>
              <table:table-cell office:value-type="float" office:value="3787">
                <text:p>3787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PROSITE </text:p>
              </table:table-cell>
              <table:table-cell office:value-type="float" office:value="426">
                <text:p>426</text:p>
              </table:table-cell>
              <table:table-cell office:value-type="float" office:value="428">
                <text:p>428</text:p>
              </table:table-cell>
              <table:table-cell office:value-type="float" office:value="447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DIAGRAM 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08">
                <text:p>308</text:p>
              </table:table-cell>
              <table:table-cell office:value-type="float" office:value="330">
                <text:p>330</text:p>
              </table:table-cell>
              <table:table-cell office:value-type="float" office:value="381">
                <text:p>381</text:p>
              </table:table-cell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90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398">
                <text:p>398</text:p>
              </table:table-cell>
              <table:table-cell office:value-type="float" office:value="402">
                <text:p>402</text:p>
              </table:table-cell>
              <table:table-cell office:value-type="float" office:value="405">
                <text:p>405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14">
                <text:p>414</text:p>
              </table:table-cell>
              <table:table-cell office:value-type="float" office:value="417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MIM 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10">
                <text:p>410</text:p>
              </table:table-cell>
              <table:table-cell office:value-type="float" office:value="419">
                <text:p>419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9.89999961853027pt" fo:font-style="normal" fo:text-shadow="none" style:text-underline-style="none" fo:font-weight="normal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false" chart:label-arrangement="side-by-side" chart:visible="true" style:rotation-angle="45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9pt" fo:font-style="normal" fo:text-shadow="none" style:text-underline-style="none" fo:font-weight="normal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5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4.8999996185303pt" fo:font-style="normal" fo:text-shadow="none" style:text-underline-style="none" fo:font-weight="normal" style:font-family-asian="Gothic" style:font-family-generic-asian="system" style:font-pitch-asian="variable" style:font-size-asian="15pt" style:font-family-complex="Lucidasans" style:font-family-generic-complex="system" style:font-pitch-complex="variable" style:font-size-complex="15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70000" chart:origin="70000" chart:gap-width="100" chart:overlap="100" chart:text-overlap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1.6000003814697pt" fo:font-style="normal" fo:text-shadow="none" style:text-underline-style="none" fo:font-weight="normal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7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4.8999996185303pt" fo:font-style="normal" fo:text-shadow="none" style:text-underline-style="none" fo:font-weight="normal" style:font-family-asian="Gothic" style:font-family-generic-asian="system" style:font-pitch-asian="variable" style:font-size-asian="15pt" style:font-family-complex="Lucidasans" style:font-family-generic-complex="system" style:font-pitch-complex="variable" style:font-size-complex="15pt"/>
    </style:style>
    <style:style style:name="ch8" style:family="chart">
      <style:graphic-properties draw:stroke="solid" svg:stroke-width="0cm" svg:stroke-color="#000000" svg:stroke-opacity="100%"/>
    </style:style>
    <style:style style:name="ch9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9999ff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10" style:family="chart">
      <style:chart-properties chart:data-label-number="none" chart:data-label-text="false" chart:data-label-symbol="false"/>
    </style:style>
    <style:style style:name="ch11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993366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12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ffffcc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13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ccffff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14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660066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15" style:family="chart">
      <style:graphic-properties draw:stroke="none" svg:stroke-width="0cm" svg:stroke-color="#000000" svg:stroke-opacity="100%" draw:fill="none" draw:fill-color="#000000"/>
    </style:style>
    <style:style style:name="ch16" style:family="chart">
      <style:graphic-properties draw:stroke="none" draw:fill-color="#999999"/>
    </style:style>
  </office:automatic-styles>
  <office:body>
    <office:chart>
      <chart:chart svg:width="31.786cm" svg:height="11.648cm" chart:class="chart:bar" chart:style-name="ch1">
        <chart:legend chart:legend-position="end" svg:x="28.19cm" svg:y="4.54cm" chart:style-name="ch2"/>
        <chart:plot-area chart:style-name="ch3" table:cell-range-address="xrefs.$A$1:.$A$1 xrefs.$C$1:.$C$1 xrefs.$E$1:.$E$1 xrefs.$G$1:.$G$1 xrefs.$I$1:.$I$1 xrefs.$A$4:.$A$8 xrefs.$C$4:.$C$8 xrefs.$E$4:.$E$8 xrefs.$G$4:.$G$8 xrefs.$I$4:.$I$8 xrefs.$K$1:.$K$1 xrefs.$K$4:.$K$8 xrefs.$M$1:.$M$1 xrefs.$M$4:.$M$8 xrefs.$O$1:.$O$1 xrefs.$O$4:.$O$8 xrefs.$Q$1:.$Q$1 xrefs.$Q$4:.$Q$8 xrefs.$S$1:.$S$1 xrefs.$S$4:.$S$8 xrefs.$U$1:.$U$1 xrefs.$U$4:.$U$8 xrefs.$W$1:.$W$1 xrefs.$W$4:.$W$8 xrefs.$Y$1:.$Y$1 xrefs.$Y$4:.$Y$8 xrefs.$AA$1:.$AA$1 xrefs.$AA$4:.$AA$8 xrefs.$AC$1:.$AC$1 xrefs.$AC$4:.$AC$8 xrefs.$AE$1:.$AE$1 xrefs.$AE$4:.$AE$8 xrefs.$AG$1:.$AG$1 xrefs.$AG$4:.$AG$8 xrefs.$AI$1:.$AI$1 xrefs.$AI$4:.$AI$8 xrefs.$AK$1:.$AK$1 xrefs.$AK$4:.$AK$8 xrefs.$AM$1:.$AM$1 xrefs.$AM$4:.$AM$8 xrefs.$AO$1:.$AO$1 xrefs.$AO$4:.$AO$8 xrefs.$AQ$1:.$AQ$1 xrefs.$AQ$4:.$AQ$8 xrefs.$AS$1:.$AS$1 xrefs.$AS$4:.$AS$8 xrefs.$AU$1:.$AU$1 xrefs.$AU$4:.$AU$8" chart:data-source-has-labels="both" chart:table-number-list="2 2 2 2 2 2 2 2 2 2 2 2 2 2 2 2 2 2 2 2 2 2 2 2 2 2 2 2 2 2 2 2 2 2 2 2 2 2 2 2 2 2 2 2 2 2 2 2" svg:x="0.629cm" svg:y="0.436cm" svg:width="26.862cm" svg:height="10.98cm">
          <chart:axis chart:dimension="x" chart:name="primary-x" chart:style-name="ch4">
            <chart:title svg:x="12.465cm" svg:y="10.563cm" chart:style-name="ch5">
              <text:p>Release number</text:p>
            </chart:title>
            <chart:categories table:cell-range-address="local-table.A2:.A24"/>
          </chart:axis>
          <chart:axis chart:dimension="y" chart:name="primary-y" chart:style-name="ch6">
            <chart:title svg:x="0.63cm" svg:y="7.724cm" chart:style-name="ch7">
              <text:p>Total cross references</text:p>
            </chart:title>
            <chart:grid chart:style-name="ch8" chart:class="major"/>
          </chart:axis>
          <chart:series chart:style-name="ch9">
            <chart:data-point chart:style-name="ch10"/>
            <chart:data-point chart:repeated="22"/>
          </chart:series>
          <chart:series chart:style-name="ch11">
            <chart:data-point chart:repeated="23"/>
          </chart:series>
          <chart:series chart:style-name="ch12">
            <chart:data-point chart:repeated="23"/>
          </chart:series>
          <chart:series chart:style-name="ch13">
            <chart:data-point chart:repeated="23"/>
          </chart:series>
          <chart:series chart:style-name="ch14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24</text:p>
              </table:table-cell>
              <table:table-cell office:value-type="string">
                <text:p>Rel. 25</text:p>
              </table:table-cell>
              <table:table-cell office:value-type="string">
                <text:p>Rel. 26</text:p>
              </table:table-cell>
              <table:table-cell office:value-type="string">
                <text:p>Rel. 27</text:p>
              </table:table-cell>
              <table:table-cell office:value-type="string">
                <text:p>Rel. 28</text:p>
              </table:table-cell>
              <table:table-cell office:value-type="string">
                <text:p>Rel. 29</text:p>
              </table:table-cell>
              <table:table-cell office:value-type="string">
                <text:p>Rel. 30</text:p>
              </table:table-cell>
              <table:table-cell office:value-type="string">
                <text:p>Rel. 31</text:p>
              </table:table-cell>
              <table:table-cell office:value-type="string">
                <text:p>Rel. 32</text:p>
              </table:table-cell>
              <table:table-cell office:value-type="string">
                <text:p>Rel.33</text:p>
              </table:table-cell>
              <table:table-cell office:value-type="string">
                <text:p>Rel.34</text:p>
              </table:table-cell>
              <table:table-cell office:value-type="string">
                <text:p>Rel.35</text:p>
              </table:table-cell>
              <table:table-cell office:value-type="string">
                <text:p>Rel.36</text:p>
              </table:table-cell>
              <table:table-cell office:value-type="string">
                <text:p>Rel.37</text:p>
              </table:table-cell>
              <table:table-cell office:value-type="string">
                <text:p>Rel.38</text:p>
              </table:table-cell>
              <table:table-cell office:value-type="string">
                <text:p>Rel.39</text:p>
              </table:table-cell>
              <table:table-cell office:value-type="string">
                <text:p>Rel.40</text:p>
              </table:table-cell>
              <table:table-cell office:value-type="string">
                <text:p>Rel.41</text:p>
              </table:table-cell>
              <table:table-cell office:value-type="string">
                <text:p>Rel.42</text:p>
              </table:table-cell>
              <table:table-cell office:value-type="string">
                <text:p>Rel.43</text:p>
              </table:table-cell>
              <table:table-cell office:value-type="string">
                <text:p>Rel.44</text:p>
              </table:table-cell>
              <table:table-cell office:value-type="string">
                <text:p>Rel.45</text:p>
              </table:table-cell>
              <table:table-cell office:value-type="string">
                <text:p>Rel.46</text:p>
              </table:table-cell>
            </table:table-row>
          </table:table-header-rows>
          <table:table-rows>
            <table:table-row>
              <table:table-cell office:value-type="string">
                <text:p>SWISSPROT </text:p>
              </table:table-cell>
              <table:table-cell office:value-type="float" office:value="77797">
                <text:p>77797</text:p>
              </table:table-cell>
              <table:table-cell office:value-type="float" office:value="77505">
                <text:p>77505</text:p>
              </table:table-cell>
              <table:table-cell office:value-type="float" office:value="78614">
                <text:p>78614</text:p>
              </table:table-cell>
              <table:table-cell office:value-type="float" office:value="79452">
                <text:p>79452</text:p>
              </table:table-cell>
              <table:table-cell office:value-type="float" office:value="85092">
                <text:p>85092</text:p>
              </table:table-cell>
              <table:table-cell office:value-type="float" office:value="85731">
                <text:p>85731</text:p>
              </table:table-cell>
              <table:table-cell office:value-type="float" office:value="86908">
                <text:p>86908</text:p>
              </table:table-cell>
              <table:table-cell office:value-type="float" office:value="87835">
                <text:p>87835</text:p>
              </table:table-cell>
              <table:table-cell office:value-type="float" office:value="88183">
                <text:p>88183</text:p>
              </table:table-cell>
              <table:table-cell office:value-type="float" office:value="88688">
                <text:p>88688</text:p>
              </table:table-cell>
              <table:table-cell office:value-type="float" office:value="90438">
                <text:p>90438</text:p>
              </table:table-cell>
              <table:table-cell office:value-type="float" office:value="91498">
                <text:p>91498</text:p>
              </table:table-cell>
              <table:table-cell office:value-type="float" office:value="94518">
                <text:p>94518</text:p>
              </table:table-cell>
              <table:table-cell office:value-type="float" office:value="95975">
                <text:p>95975</text:p>
              </table:table-cell>
              <table:table-cell office:value-type="float" office:value="123156">
                <text:p>123156</text:p>
              </table:table-cell>
              <table:table-cell office:value-type="float" office:value="127170">
                <text:p>127170</text:p>
              </table:table-cell>
              <table:table-cell office:value-type="float" office:value="128025">
                <text:p>128025</text:p>
              </table:table-cell>
              <table:table-cell office:value-type="float" office:value="137999">
                <text:p>137999</text:p>
              </table:table-cell>
              <table:table-cell office:value-type="float" office:value="139523">
                <text:p>139523</text:p>
              </table:table-cell>
              <table:table-cell office:value-type="float" office:value="139859">
                <text:p>139859</text:p>
              </table:table-cell>
              <table:table-cell office:value-type="float" office:value="140873">
                <text:p>140873</text:p>
              </table:table-cell>
              <table:table-cell office:value-type="float" office:value="140185">
                <text:p>140185</text:p>
              </table:table-cell>
              <table:table-cell office:value-type="float" office:value="140956">
                <text:p>140956</text:p>
              </table:table-cell>
            </table:table-row>
            <table:table-row>
              <table:table-cell office:value-type="string">
                <text:p>GO </text:p>
              </table:table-cell>
              <table:table-cell office:value-type="float" office:value="3377">
                <text:p>3377</text:p>
              </table:table-cell>
              <table:table-cell office:value-type="float" office:value="3377">
                <text:p>3377</text:p>
              </table:table-cell>
              <table:table-cell office:value-type="float" office:value="3377">
                <text:p>3377</text:p>
              </table:table-cell>
              <table:table-cell office:value-type="float" office:value="3373">
                <text:p>3373</text:p>
              </table:table-cell>
              <table:table-cell office:value-type="float" office:value="3375">
                <text:p>3375</text:p>
              </table:table-cell>
              <table:table-cell office:value-type="float" office:value="3375">
                <text:p>3375</text:p>
              </table:table-cell>
              <table:table-cell office:value-type="float" office:value="3374">
                <text:p>3374</text:p>
              </table:table-cell>
              <table:table-cell office:value-type="float" office:value="3374">
                <text:p>3374</text:p>
              </table:table-cell>
              <table:table-cell office:value-type="float" office:value="3374">
                <text:p>3374</text:p>
              </table:table-cell>
              <table:table-cell office:value-type="float" office:value="3384">
                <text:p>3384</text:p>
              </table:table-cell>
              <table:table-cell office:value-type="float" office:value="3408">
                <text:p>3408</text:p>
              </table:table-cell>
              <table:table-cell office:value-type="float" office:value="3424">
                <text:p>3424</text:p>
              </table:table-cell>
              <table:table-cell office:value-type="float" office:value="3461">
                <text:p>3461</text:p>
              </table:table-cell>
              <table:table-cell office:value-type="float" office:value="3461">
                <text:p>3461</text:p>
              </table:table-cell>
              <table:table-cell office:value-type="float" office:value="3783">
                <text:p>3783</text:p>
              </table:table-cell>
              <table:table-cell office:value-type="float" office:value="3782">
                <text:p>3782</text:p>
              </table:table-cell>
              <table:table-cell office:value-type="float" office:value="3782">
                <text:p>3782</text:p>
              </table:table-cell>
              <table:table-cell office:value-type="float" office:value="3783">
                <text:p>3783</text:p>
              </table:table-cell>
              <table:table-cell office:value-type="float" office:value="3783">
                <text:p>3783</text:p>
              </table:table-cell>
              <table:table-cell office:value-type="float" office:value="3787">
                <text:p>3787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PROSITE </text:p>
              </table:table-cell>
              <table:table-cell office:value-type="float" office:value="1226">
                <text:p>1226</text:p>
              </table:table-cell>
              <table:table-cell office:value-type="float" office:value="1229">
                <text:p>1229</text:p>
              </table:table-cell>
              <table:table-cell office:value-type="float" office:value="1268">
                <text:p>1268</text:p>
              </table:table-cell>
              <table:table-cell office:value-type="float" office:value="1270">
                <text:p>1270</text:p>
              </table:table-cell>
              <table:table-cell office:value-type="float" office:value="1303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308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1314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DIAGRAM </text:p>
              </table:table-cell>
              <table:table-cell office:value-type="float" office:value="896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919">
                <text:p>919</text:p>
              </table:table-cell>
              <table:table-cell office:value-type="float" office:value="989">
                <text:p>989</text:p>
              </table:table-cell>
              <table:table-cell office:value-type="float" office:value="1163">
                <text:p>116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80">
                <text:p>1180</text:p>
              </table:table-cell>
              <table:table-cell office:value-type="float" office:value="1185">
                <text:p>1185</text:p>
              </table:table-cell>
              <table:table-cell office:value-type="float" office:value="1190">
                <text:p>1190</text:p>
              </table:table-cell>
              <table:table-cell office:value-type="float" office:value="1200">
                <text:p>1200</text:p>
              </table:table-cell>
              <table:table-cell office:value-type="float" office:value="1207">
                <text:p>1207</text:p>
              </table:table-cell>
              <table:table-cell office:value-type="float" office:value="1216">
                <text:p>1216</text:p>
              </table:table-cell>
              <table:table-cell office:value-type="float" office:value="1224">
                <text:p>1224</text:p>
              </table:table-cell>
              <table:table-cell office:value-type="float" office:value="1226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1245">
                <text:p>1245</text:p>
              </table:table-cell>
              <table:table-cell office:value-type="float" office:value="1249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MIM 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41">
                <text:p>441</text:p>
              </table:table-cell>
              <table:table-cell office:value-type="float" office:value="451">
                <text:p>451</text:p>
              </table:table-cell>
              <table:table-cell office:value-type="float" office:value="529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4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7000" chart:origin="17000" chart:gap-width="100" chart:overlap="0" chart:text-overlap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7" style:family="chart">
      <style:graphic-properties draw:stroke="solid" svg:stroke-width="0cm" svg:stroke-color="#000000" svg:stroke-opacity="100%"/>
    </style:style>
    <style:style style:name="ch8" style:family="chart">
      <style:chart-properties chart:symbol-type="none" chart:symbol-width="0.211cm" chart:symbol-height="0.211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9999ff" draw:marker-start-width="0.35cm" draw:marker-end-width="0.35cm" svg:stroke-opacity="100%" draw:fill="solid" draw:fill-color="#9999ff"/>
      <style:text-properties fo:font-family="'Bitstream Vera Sans'" style:font-family-generic="swiss" style:font-pitch="variable" fo:font-size="8.80000019073486pt" style:font-family-asian="Gothic" style:font-family-generic-asian="system" style:font-pitch-asian="variable" style:font-size-asian="8.80000019073486pt" style:font-family-complex="Lucidasans" style:font-family-generic-complex="system" style:font-pitch-complex="variable" style:font-size-complex="8.80000019073486pt"/>
    </style:style>
    <style:style style:name="ch9" style:family="chart">
      <style:chart-properties chart:data-label-number="none" chart:data-label-text="false" chart:data-label-symbol="false"/>
    </style:style>
    <style:style style:name="ch10" style:family="chart">
      <style:graphic-properties draw:stroke="none" svg:stroke-width="0cm" svg:stroke-color="#000000" svg:stroke-opacity="100%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9.627cm" svg:height="10.309cm" chart:class="chart:line" chart:style-name="ch1">
        <chart:plot-area chart:style-name="ch2" table:cell-range-address="Synonyms.$A$1:.$W$2" chart:data-source-has-labels="row" chart:table-number-list="3" svg:x="0.59cm" svg:y="0.384cm" svg:width="24.735cm" svg:height="9.719cm">
          <chart:axis chart:dimension="x" chart:name="primary-x" chart:style-name="ch3">
            <chart:title svg:x="12.895cm" svg:y="9.311cm" chart:style-name="ch4">
              <text:p>Release number</text:p>
            </chart:title>
            <chart:categories table:cell-range-address="local-table.A2:.A24"/>
          </chart:axis>
          <chart:axis chart:dimension="y" chart:name="primary-y" chart:style-name="ch5">
            <chart:title svg:x="0.591cm" svg:y="6.897cm" chart:style-name="ch6">
              <text:p>Number of synonyms</text:p>
            </chart:title>
            <chart:grid chart:style-name="ch7" chart:class="major"/>
          </chart:axis>
          <chart:series chart:style-name="ch8">
            <chart:data-point chart:style-name="ch9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24</text:p>
              </table:table-cell>
              <table:table-cell office:value-type="string">
                <text:p>Rel. 25</text:p>
              </table:table-cell>
              <table:table-cell office:value-type="string">
                <text:p>Rel. 26</text:p>
              </table:table-cell>
              <table:table-cell office:value-type="string">
                <text:p>Rel. 27</text:p>
              </table:table-cell>
              <table:table-cell office:value-type="string">
                <text:p>Rel. 28</text:p>
              </table:table-cell>
              <table:table-cell office:value-type="string">
                <text:p>Rel. 29</text:p>
              </table:table-cell>
              <table:table-cell office:value-type="string">
                <text:p>Rel. 30</text:p>
              </table:table-cell>
              <table:table-cell office:value-type="string">
                <text:p>Rel. 31</text:p>
              </table:table-cell>
              <table:table-cell office:value-type="string">
                <text:p>Rel. 32</text:p>
              </table:table-cell>
              <table:table-cell office:value-type="string">
                <text:p>Rel. 33</text:p>
              </table:table-cell>
              <table:table-cell office:value-type="string">
                <text:p>Rel. 34</text:p>
              </table:table-cell>
              <table:table-cell office:value-type="string">
                <text:p>Rel. 35</text:p>
              </table:table-cell>
              <table:table-cell office:value-type="string">
                <text:p>Rel. 36</text:p>
              </table:table-cell>
              <table:table-cell office:value-type="string">
                <text:p>Rel. 37</text:p>
              </table:table-cell>
              <table:table-cell office:value-type="string">
                <text:p>Rel. 38</text:p>
              </table:table-cell>
              <table:table-cell office:value-type="string">
                <text:p>Rel. 39</text:p>
              </table:table-cell>
              <table:table-cell office:value-type="string">
                <text:p>Rel. 40</text:p>
              </table:table-cell>
              <table:table-cell office:value-type="string">
                <text:p>Rel. 41</text:p>
              </table:table-cell>
              <table:table-cell office:value-type="string">
                <text:p>Rel. 42</text:p>
              </table:table-cell>
              <table:table-cell office:value-type="string">
                <text:p>Rel. 43</text:p>
              </table:table-cell>
              <table:table-cell office:value-type="string">
                <text:p>Rel. 44</text:p>
              </table:table-cell>
              <table:table-cell office:value-type="string">
                <text:p>Rel. 45</text:p>
              </table:table-cell>
              <table:table-cell office:value-type="string">
                <text:p>Rel. 4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7406">
                <text:p>17406</text:p>
              </table:table-cell>
              <table:table-cell office:value-type="float" office:value="17408">
                <text:p>17408</text:p>
              </table:table-cell>
              <table:table-cell office:value-type="float" office:value="17465">
                <text:p>17465</text:p>
              </table:table-cell>
              <table:table-cell office:value-type="float" office:value="17667">
                <text:p>17667</text:p>
              </table:table-cell>
              <table:table-cell office:value-type="float" office:value="17907">
                <text:p>17907</text:p>
              </table:table-cell>
              <table:table-cell office:value-type="float" office:value="17907">
                <text:p>17907</text:p>
              </table:table-cell>
              <table:table-cell office:value-type="float" office:value="18028">
                <text:p>18028</text:p>
              </table:table-cell>
              <table:table-cell office:value-type="float" office:value="18201">
                <text:p>18201</text:p>
              </table:table-cell>
              <table:table-cell office:value-type="float" office:value="18215">
                <text:p>18215</text:p>
              </table:table-cell>
              <table:table-cell office:value-type="float" office:value="18251">
                <text:p>18251</text:p>
              </table:table-cell>
              <table:table-cell office:value-type="float" office:value="18431">
                <text:p>18431</text:p>
              </table:table-cell>
              <table:table-cell office:value-type="float" office:value="18497">
                <text:p>18497</text:p>
              </table:table-cell>
              <table:table-cell office:value-type="float" office:value="18515">
                <text:p>18515</text:p>
              </table:table-cell>
              <table:table-cell office:value-type="float" office:value="18564">
                <text:p>18564</text:p>
              </table:table-cell>
              <table:table-cell office:value-type="float" office:value="18750">
                <text:p>18750</text:p>
              </table:table-cell>
              <table:table-cell office:value-type="float" office:value="18844">
                <text:p>18844</text:p>
              </table:table-cell>
              <table:table-cell office:value-type="float" office:value="18855">
                <text:p>18855</text:p>
              </table:table-cell>
              <table:table-cell office:value-type="float" office:value="18908">
                <text:p>18908</text:p>
              </table:table-cell>
              <table:table-cell office:value-type="float" office:value="18958">
                <text:p>18958</text:p>
              </table:table-cell>
              <table:table-cell office:value-type="float" office:value="19020">
                <text:p>19020</text:p>
              </table:table-cell>
              <table:table-cell office:value-type="float" office:value="19193">
                <text:p>19193</text:p>
              </table:table-cell>
              <table:table-cell office:value-type="float" office:value="19194">
                <text:p>19194</text:p>
              </table:table-cell>
              <table:table-cell office:value-type="float" office:value="19206">
                <text:p>19206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7.1000003814697pt" style:font-family-asian="Gothic" style:font-family-generic-asian="system" style:font-pitch-asian="variable" style:font-size-asian="17.1000003814697pt" style:font-family-complex="Lucidasans" style:font-family-generic-complex="system" style:font-pitch-complex="variable" style:font-size-complex="17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9966cc" draw:marker-start-width="0.35cm" draw:marker-end-width="0.35cm" draw:fill-color="#9966cc" draw:fill-image-width="0cm" draw:fill-image-height="0cm" dr3d:edge-rounding="0%" dr3d:backface-culling="disabled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47b8b8" draw:marker-start-width="0.35cm" draw:marker-end-width="0.35cm" draw:fill-color="#47b8b8" draw:fill-image-width="0cm" draw:fill-image-height="0cm" dr3d:edge-rounding="0%" dr3d:backface-culling="disabled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33cc66" draw:marker-start-width="0.35cm" draw:marker-end-width="0.35cm" draw:fill-color="#33cc66" draw:fill-image-width="0cm" draw:fill-image-height="0cm" dr3d:edge-rounding="0%" dr3d:backface-culling="disabled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9966" draw:marker-start-width="0.35cm" draw:marker-end-width="0.35cm" draw:fill-color="#ff9966" draw:fill-image-width="0cm" draw:fill-image-height="0cm" dr3d:edge-rounding="0%" dr3d:backface-culling="disabled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cc99" draw:marker-start-width="0.35cm" draw:marker-end-width="0.35cm" draw:fill-color="#ffcc99" draw:fill-image-width="0cm" draw:fill-image-height="0cm" dr3d:edge-rounding="0%" dr3d:backface-culling="disabled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2" style:family="chart">
      <style:text-properties fo:font-family="'Bitstream Vera Sans'" style:font-family-generic="swiss" style:font-pitch="variable" fo:font-size="6.80000019073486pt" style:font-family-asian="Gothic" style:font-family-generic-asian="system" style:font-pitch-asian="variable" style:font-size-asian="6.80000019073486pt" style:font-family-complex="Lucidasans" style:font-family-generic-complex="system" style:font-pitch-complex="variable" style:font-size-complex="6.80000019073486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dc2300" draw:marker-start-width="0.35cm" draw:marker-end-width="0.35cm" draw:fill-color="#0093d9" draw:fill-image-width="0cm" draw:fill-image-height="0cm" dr3d:edge-rounding="0%" dr3d:backface-culling="disabled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4" style:family="chart">
      <style:graphic-properties draw:stroke="none" draw:fill="solid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29.367cm" svg:height="13.394cm" chart:class="chart:line" chart:style-name="ch1">
        <chart:legend chart:legend-position="end" svg:x="24.144cm" svg:y="4.824cm" chart:style-name="ch2"/>
        <chart:plot-area chart:style-name="ch3" table:cell-range-address="'FTP file stats'.$A$1:.$A$7 'FTP file stats'.$E$1:.$AG$7" chart:data-source-has-labels="both" chart:table-number-list="5 5" svg:x="0.586cm" svg:y="0.5cm" svg:width="22.387cm" svg:height="12.628cm">
          <chart:axis chart:dimension="x" chart:name="primary-x" chart:style-name="ch4">
            <chart:categories table:cell-range-address="local-table.A2:.A30"/>
          </chart:axis>
          <chart:axis chart:dimension="y" chart:name="primary-y" chart:style-name="ch5">
            <chart:title svg:x="0.586cm" svg:y="9.517cm" chart:style-name="ch6">
              <text:p>Number of downloads</text:p>
            </chart:title>
            <chart:grid chart:class="major"/>
          </chart:axis>
          <chart:series chart:style-name="ch7">
            <chart:data-point chart:repeated="29"/>
          </chart:series>
          <chart:series chart:style-name="ch8">
            <chart:data-point chart:repeated="29"/>
          </chart:series>
          <chart:series chart:style-name="ch9">
            <chart:data-point chart:repeated="29"/>
          </chart:series>
          <chart:series chart:style-name="ch10">
            <chart:data-point chart:repeated="29"/>
          </chart:series>
          <chart:series chart:style-name="ch11">
            <chart:data-point chart:repeated="3"/>
            <chart:data-point chart:style-name="ch12"/>
            <chart:data-point chart:repeated="25"/>
          </chart:series>
          <chart:series chart:style-name="ch13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g 06</text:p>
              </table:table-cell>
              <table:table-cell office:value-type="string">
                <text:p>Sep 06</text:p>
              </table:table-cell>
              <table:table-cell office:value-type="string">
                <text:p>Oct 06</text:p>
              </table:table-cell>
              <table:table-cell office:value-type="string">
                <text:p>Nov 06</text:p>
              </table:table-cell>
              <table:table-cell office:value-type="string">
                <text:p>Dec 06</text:p>
              </table:table-cell>
              <table:table-cell office:value-type="string">
                <text:p>Jan 07</text:p>
              </table:table-cell>
              <table:table-cell office:value-type="string">
                <text:p>Feb 07</text:p>
              </table:table-cell>
              <table:table-cell office:value-type="string">
                <text:p>Mar 07</text:p>
              </table:table-cell>
              <table:table-cell office:value-type="string">
                <text:p>Apr 07</text:p>
              </table:table-cell>
              <table:table-cell office:value-type="string">
                <text:p>May 07</text:p>
              </table:table-cell>
              <table:table-cell office:value-type="string">
                <text:p>Jun 07</text:p>
              </table:table-cell>
              <table:table-cell office:value-type="string">
                <text:p>Jul 07</text:p>
              </table:table-cell>
              <table:table-cell office:value-type="string">
                <text:p>Aug 07</text:p>
              </table:table-cell>
              <table:table-cell office:value-type="string">
                <text:p>Sep 07</text:p>
              </table:table-cell>
              <table:table-cell office:value-type="string">
                <text:p>Oct 07</text:p>
              </table:table-cell>
              <table:table-cell office:value-type="string">
                <text:p>Nov 07</text:p>
              </table:table-cell>
              <table:table-cell office:value-type="string">
                <text:p>Dec 07</text:p>
              </table:table-cell>
              <table:table-cell office:value-type="string">
                <text:p>Jan 08</text:p>
              </table:table-cell>
              <table:table-cell office:value-type="string">
                <text:p>Feb 08</text:p>
              </table:table-cell>
              <table:table-cell office:value-type="string">
                <text:p>Mar 08</text:p>
              </table:table-cell>
              <table:table-cell office:value-type="string">
                <text:p>Apr 08</text:p>
              </table:table-cell>
              <table:table-cell office:value-type="string">
                <text:p>May 08</text:p>
              </table:table-cell>
              <table:table-cell office:value-type="string">
                <text:p>Jun 08</text:p>
              </table:table-cell>
              <table:table-cell office:value-type="string">
                <text:p>Jul 08</text:p>
              </table:table-cell>
              <table:table-cell office:value-type="string">
                <text:p>Aug 08</text:p>
              </table:table-cell>
              <table:table-cell office:value-type="string">
                <text:p>Sep 08</text:p>
              </table:table-cell>
              <table:table-cell office:value-type="string">
                <text:p>Oct 08</text:p>
              </table:table-cell>
              <table:table-cell office:value-type="string">
                <text:p>Nov 08</text:p>
              </table:table-cell>
              <table:table-cell office:value-type="string">
                <text:p>Dec 08</text:p>
              </table:table-cell>
            </table:table-row>
          </table:table-header-rows>
          <table:table-rows>
            <table:table-row>
              <table:table-cell office:value-type="string">
                <text:p>IntEnzXML.zip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SCII/intenz.xm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XCHARS/intenz.xm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nz.xsd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zyme.xsd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zyme.dat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tacked="tru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6" style:family="chart" style:data-style-name="N6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.1cm" svg:stroke-color="#ffff00" draw:marker-start-width="0.35cm" draw:marker-end-width="0.35cm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.1cm" svg:stroke-color="#ff8d00" draw:marker-start-width="0.35cm" draw:marker-end-width="0.35cm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8" style:family="chart">
      <style:chart-properties chart:symbol-type="imag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100002000000000A0000000A37714092.gif" xlink:type="simple" xlink:actuate="onLoad"/>
      </style:chart-properties>
      <style:graphic-properties svg:stroke-width="0.1cm" svg:stroke-color="#ffff00" draw:marker-start-width="0.35cm" draw:marker-end-width="0.35cm" draw:fill-color="#9999ff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9" style:family="chart">
      <style:chart-properties chart:symbol-type="imag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100002000000000A0000000AEF71DCFC.gif" xlink:type="simple" xlink:actuate="onLoad"/>
      </style:chart-properties>
      <style:graphic-properties draw:stroke="solid" svg:stroke-width="0.1cm" svg:stroke-color="#ff8d00" draw:marker-start-width="0.35cm" draw:marker-end-width="0.35cm" draw:fill-color="#993366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9.471cm" svg:height="10.871cm" chart:class="chart:line" chart:style-name="ch1">
        <chart:legend chart:legend-position="end" svg:x="24.827cm" svg:y="4.905cm" chart:style-name="ch2"/>
        <chart:plot-area chart:style-name="ch3" table:cell-range-address="'FTP stats'.$A$1:.$AG$2 'FTP stats'.$A$4:.$AG$4" chart:data-source-has-labels="both" chart:table-number-list="4 4" svg:x="0.588cm" svg:y="0.404cm" svg:width="23.062cm" svg:height="10.25cm">
          <chart:axis chart:dimension="x" chart:name="primary-x" chart:style-name="ch4">
            <chart:title svg:x="12.29cm" svg:y="9.756cm" chart:style-name="ch5">
              <text:p>Month</text:p>
            </chart:title>
            <chart:categories table:cell-range-address="local-table.A2:.A33"/>
          </chart:axis>
          <chart:axis chart:dimension="y" chart:name="primary-y" chart:style-name="ch6">
            <chart:title svg:x="0.588cm" svg:y="7.707cm" chart:style-name="ch5">
              <text:p>Total data transferred</text:p>
            </chart:title>
            <chart:grid chart:class="major"/>
          </chart:axis>
          <chart:axis chart:dimension="y" chart:name="secondary-y" chart:style-name="ch7"/>
          <chart:series chart:attached-axis="primary-y" chart:style-name="ch8">
            <chart:data-point chart:repeated="32"/>
          </chart:series>
          <chart:series chart:attached-axis="secondary-y" chart:style-name="ch9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y 06</text:p>
              </table:table-cell>
              <table:table-cell office:value-type="string">
                <text:p>Jun 06</text:p>
              </table:table-cell>
              <table:table-cell office:value-type="string">
                <text:p>Jul 06</text:p>
              </table:table-cell>
              <table:table-cell office:value-type="string">
                <text:p>Aug 06</text:p>
              </table:table-cell>
              <table:table-cell office:value-type="string">
                <text:p>Sep 06</text:p>
              </table:table-cell>
              <table:table-cell office:value-type="string">
                <text:p>Oct 06</text:p>
              </table:table-cell>
              <table:table-cell office:value-type="string">
                <text:p>Nov 06</text:p>
              </table:table-cell>
              <table:table-cell office:value-type="string">
                <text:p>Dec 06</text:p>
              </table:table-cell>
              <table:table-cell office:value-type="string">
                <text:p>Jan 07</text:p>
              </table:table-cell>
              <table:table-cell office:value-type="string">
                <text:p>Feb 07</text:p>
              </table:table-cell>
              <table:table-cell office:value-type="string">
                <text:p>Mar 07</text:p>
              </table:table-cell>
              <table:table-cell office:value-type="string">
                <text:p>Apr 07</text:p>
              </table:table-cell>
              <table:table-cell office:value-type="string">
                <text:p>May 07</text:p>
              </table:table-cell>
              <table:table-cell office:value-type="string">
                <text:p>Jun 07</text:p>
              </table:table-cell>
              <table:table-cell office:value-type="string">
                <text:p>Jul 07</text:p>
              </table:table-cell>
              <table:table-cell office:value-type="string">
                <text:p>Aug 07</text:p>
              </table:table-cell>
              <table:table-cell office:value-type="string">
                <text:p>Sep 07</text:p>
              </table:table-cell>
              <table:table-cell office:value-type="string">
                <text:p>Oct 07</text:p>
              </table:table-cell>
              <table:table-cell office:value-type="string">
                <text:p>Nov 07</text:p>
              </table:table-cell>
              <table:table-cell office:value-type="string">
                <text:p>Dec 07</text:p>
              </table:table-cell>
              <table:table-cell office:value-type="string">
                <text:p>Jan 08</text:p>
              </table:table-cell>
              <table:table-cell office:value-type="string">
                <text:p>Feb 08</text:p>
              </table:table-cell>
              <table:table-cell office:value-type="string">
                <text:p>Mar 08</text:p>
              </table:table-cell>
              <table:table-cell office:value-type="string">
                <text:p>Apr 08</text:p>
              </table:table-cell>
              <table:table-cell office:value-type="string">
                <text:p>May 08</text:p>
              </table:table-cell>
              <table:table-cell office:value-type="string">
                <text:p>Jun 08</text:p>
              </table:table-cell>
              <table:table-cell office:value-type="string">
                <text:p>Jul 08</text:p>
              </table:table-cell>
              <table:table-cell office:value-type="string">
                <text:p>Aug 08</text:p>
              </table:table-cell>
              <table:table-cell office:value-type="string">
                <text:p>Sep 08</text:p>
              </table:table-cell>
              <table:table-cell office:value-type="string">
                <text:p>Oct 08</text:p>
              </table:table-cell>
              <table:table-cell office:value-type="string">
                <text:p>Nov 08</text:p>
              </table:table-cell>
              <table:table-cell office:value-type="string">
                <text:p>Dec 08</text:p>
              </table:table-cell>
            </table:table-row>
          </table:table-header-rows>
          <table:table-rows>
            <table:table-row>
              <table:table-cell office:value-type="string">
                <text:p>Total Data Transferr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601">
                <text:p>69601</text:p>
              </table:table-cell>
              <table:table-cell office:value-type="float" office:value="535876629">
                <text:p>535876629</text:p>
              </table:table-cell>
              <table:table-cell office:value-type="float" office:value="372649248">
                <text:p>372649248</text:p>
              </table:table-cell>
              <table:table-cell office:value-type="float" office:value="462617303">
                <text:p>462617303</text:p>
              </table:table-cell>
              <table:table-cell office:value-type="float" office:value="293659666">
                <text:p>293659666</text:p>
              </table:table-cell>
              <table:table-cell office:value-type="float" office:value="603881014">
                <text:p>603881014</text:p>
              </table:table-cell>
              <table:table-cell office:value-type="float" office:value="1009071642">
                <text:p>1009071642</text:p>
              </table:table-cell>
              <table:table-cell office:value-type="float" office:value="414343520">
                <text:p>414343520</text:p>
              </table:table-cell>
              <table:table-cell office:value-type="float" office:value="352830857">
                <text:p>352830857</text:p>
              </table:table-cell>
              <table:table-cell office:value-type="float" office:value="502381675">
                <text:p>502381675</text:p>
              </table:table-cell>
              <table:table-cell office:value-type="float" office:value="513089120">
                <text:p>513089120</text:p>
              </table:table-cell>
              <table:table-cell office:value-type="float" office:value="921130355">
                <text:p>921130355</text:p>
              </table:table-cell>
              <table:table-cell office:value-type="float" office:value="975488680">
                <text:p>975488680</text:p>
              </table:table-cell>
              <table:table-cell office:value-type="float" office:value="658995668">
                <text:p>658995668</text:p>
              </table:table-cell>
              <table:table-cell office:value-type="float" office:value="218736792">
                <text:p>218736792</text:p>
              </table:table-cell>
              <table:table-cell office:value-type="float" office:value="930636620">
                <text:p>930636620</text:p>
              </table:table-cell>
              <table:table-cell office:value-type="float" office:value="1084373653">
                <text:p>1084373653</text:p>
              </table:table-cell>
              <table:table-cell office:value-type="float" office:value="535763666">
                <text:p>535763666</text:p>
              </table:table-cell>
              <table:table-cell office:value-type="float" office:value="430775152">
                <text:p>430775152</text:p>
              </table:table-cell>
              <table:table-cell office:value-type="float" office:value="338423195">
                <text:p>338423195</text:p>
              </table:table-cell>
              <table:table-cell office:value-type="float" office:value="926469113">
                <text:p>926469113</text:p>
              </table:table-cell>
              <table:table-cell office:value-type="float" office:value="527919821">
                <text:p>527919821</text:p>
              </table:table-cell>
              <table:table-cell office:value-type="float" office:value="567477386">
                <text:p>567477386</text:p>
              </table:table-cell>
              <table:table-cell office:value-type="float" office:value="2699382915">
                <text:p>2699382915</text:p>
              </table:table-cell>
              <table:table-cell office:value-type="float" office:value="802997193">
                <text:p>802997193</text:p>
              </table:table-cell>
              <table:table-cell office:value-type="float" office:value="510625010">
                <text:p>510625010</text:p>
              </table:table-cell>
              <table:table-cell office:value-type="float" office:value="290231042">
                <text:p>290231042</text:p>
              </table:table-cell>
              <table:table-cell office:value-type="float" office:value="946139641">
                <text:p>946139641</text:p>
              </table:table-cell>
              <table:table-cell office:value-type="float" office:value="964784048">
                <text:p>964784048</text:p>
              </table:table-cell>
              <table:table-cell office:value-type="float" office:value="425164658">
                <text:p>425164658</text:p>
              </table:table-cell>
            </table:table-row>
            <table:table-row>
              <table:table-cell office:value-type="string">
                <text:p>Total unique hosts 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  <table:table-cell office:value-type="float" office:value="74">
                <text:p>74</text:p>
              </table:table-cell>
              <table:table-cell office:value-type="float" office:value="99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47">
                <text:p>147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88">
                <text:p>188</text:p>
              </table:table-cell>
              <table:table-cell office:value-type="float" office:value="207">
                <text:p>207</text:p>
              </table:table-cell>
              <table:table-cell office:value-type="float" office:value="204">
                <text:p>204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  <table:table-cell office:value-type="float" office:value="219">
                <text:p>219</text:p>
              </table:table-cell>
              <table:table-cell office:value-type="float" office:value="199">
                <text:p>199</text:p>
              </table:table-cell>
              <table:table-cell office:value-type="float" office:value="286">
                <text:p>286</text:p>
              </table:table-cell>
              <table:table-cell office:value-type="float" office:value="238">
                <text:p>238</text:p>
              </table:table-cell>
              <table:table-cell office:value-type="float" office:value="139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202">
                <text:p>202</text:p>
              </table:table-cell>
              <table:table-cell office:value-type="float" office:value="344">
                <text:p>344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6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gap-width="100" chart:overlap="0" chart:text-overlap="false" text:line-break="false" chart:label-arrangement="side-by-side" chart:link-data-style-to-source="true" chart:visible="true" style:direction="ltr" chart:interval-minor-divisor="2"/>
      <style:graphic-properties draw:stroke="solid" svg:stroke-width="0cm" svg:stroke-color="#000000"/>
      <style:text-properties fo:font-family="'Bitstream Vera Sans'" style:font-family-generic="swiss" style:font-pitch="variable" fo:font-size="7.80000019073486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31.623cm" svg:height="10.951cm" chart:class="chart:bar" chart:style-name="ch1">
        <chart:legend chart:legend-position="end" svg:x="24.589cm" svg:y="4.93cm" chart:style-name="ch2"/>
        <chart:plot-area chart:style-name="ch3" table:cell-range-address="'Enzyme entries'.$C$1:.$Z$1 'Enzyme entries'.$C$9:.$Z$10" chart:data-source-has-labels="both" chart:table-number-list="0 0" svg:x="0.63cm" svg:y="0.356cm" svg:width="22.699cm" svg:height="10.376cm">
          <chart:axis chart:dimension="x" chart:name="primary-x" chart:style-name="ch4">
            <chart:title svg:x="11.513cm" svg:y="10.124cm" chart:style-name="ch5">
              <text:p>Release number</text:p>
            </chart:title>
            <chart:categories table:cell-range-address="local-table.A2:.A24"/>
          </chart:axis>
          <chart:axis chart:dimension="y" chart:name="primary-y" chart:style-name="ch6">
            <chart:title svg:x="0.631cm" svg:y="6.373cm" chart:style-name="ch5">
              <text:p>Number of entries</text:p>
            </chart:title>
            <chart:grid chart:class="major"/>
          </chart:axis>
          <chart:series chart:style-name="ch7">
            <chart:data-point chart:repeated="23"/>
          </chart:series>
          <chart:series chart:style-name="ch8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24</text:p>
              </table:table-cell>
              <table:table-cell office:value-type="string">
                <text:p>Rel. 25</text:p>
              </table:table-cell>
              <table:table-cell office:value-type="string">
                <text:p>Rel. 26</text:p>
              </table:table-cell>
              <table:table-cell office:value-type="string">
                <text:p>Rel. 27</text:p>
              </table:table-cell>
              <table:table-cell office:value-type="string">
                <text:p>Rel. 28</text:p>
              </table:table-cell>
              <table:table-cell office:value-type="string">
                <text:p>Rel. 29</text:p>
              </table:table-cell>
              <table:table-cell office:value-type="string">
                <text:p>Rel. 30</text:p>
              </table:table-cell>
              <table:table-cell office:value-type="string">
                <text:p>Rel. 31</text:p>
              </table:table-cell>
              <table:table-cell office:value-type="string">
                <text:p>Rel. 32</text:p>
              </table:table-cell>
              <table:table-cell office:value-type="string">
                <text:p>Rel. 33</text:p>
              </table:table-cell>
              <table:table-cell office:value-type="string">
                <text:p>Rel. 34</text:p>
              </table:table-cell>
              <table:table-cell office:value-type="string">
                <text:p>Rel. 35</text:p>
              </table:table-cell>
              <table:table-cell office:value-type="string">
                <text:p>Rel. 36</text:p>
              </table:table-cell>
              <table:table-cell office:value-type="string">
                <text:p>Rel. 37</text:p>
              </table:table-cell>
              <table:table-cell office:value-type="string">
                <text:p>Rel. 38</text:p>
              </table:table-cell>
              <table:table-cell office:value-type="string">
                <text:p>Rel. 39</text:p>
              </table:table-cell>
              <table:table-cell office:value-type="string">
                <text:p>Rel. 40</text:p>
              </table:table-cell>
              <table:table-cell office:value-type="string">
                <text:p>Rel. 41</text:p>
              </table:table-cell>
              <table:table-cell office:value-type="string">
                <text:p>Rel. 42</text:p>
              </table:table-cell>
              <table:table-cell office:value-type="string">
                <text:p>Rel. 43</text:p>
              </table:table-cell>
              <table:table-cell office:value-type="string">
                <text:p>Rel. 44</text:p>
              </table:table-cell>
              <table:table-cell office:value-type="string">
                <text:p>Rel. 45</text:p>
              </table:table-cell>
              <table:table-cell office:value-type="string">
                <text:p>Rel. 46</text:p>
              </table:table-cell>
            </table:table-row>
          </table:table-header-rows>
          <table:table-rows>
            <table:table-row>
              <table:table-cell office:value-type="string">
                <text:p>APPROVED (enzyme.dat)</text:p>
              </table:table-cell>
              <table:table-cell office:value-type="float" office:value="4701">
                <text:p>4701</text:p>
              </table:table-cell>
              <table:table-cell office:value-type="float" office:value="4700">
                <text:p>4700</text:p>
              </table:table-cell>
              <table:table-cell office:value-type="float" office:value="4700">
                <text:p>4700</text:p>
              </table:table-cell>
              <table:table-cell office:value-type="float" office:value="4717">
                <text:p>4717</text:p>
              </table:table-cell>
              <table:table-cell office:value-type="float" office:value="4717">
                <text:p>4717</text:p>
              </table:table-cell>
              <table:table-cell office:value-type="float" office:value="4735">
                <text:p>4735</text:p>
              </table:table-cell>
              <table:table-cell office:value-type="float" office:value="4747">
                <text:p>4747</text:p>
              </table:table-cell>
              <table:table-cell office:value-type="float" office:value="4757">
                <text:p>4757</text:p>
              </table:table-cell>
              <table:table-cell office:value-type="float" office:value="4757">
                <text:p>4757</text:p>
              </table:table-cell>
              <table:table-cell office:value-type="float" office:value="4763">
                <text:p>4763</text:p>
              </table:table-cell>
              <table:table-cell office:value-type="float" office:value="4769">
                <text:p>4769</text:p>
              </table:table-cell>
              <table:table-cell office:value-type="float" office:value="4776">
                <text:p>4776</text:p>
              </table:table-cell>
              <table:table-cell office:value-type="float" office:value="4780">
                <text:p>4780</text:p>
              </table:table-cell>
              <table:table-cell office:value-type="float" office:value="4789">
                <text:p>4789</text:p>
              </table:table-cell>
              <table:table-cell office:value-type="float" office:value="4807">
                <text:p>4807</text:p>
              </table:table-cell>
              <table:table-cell office:value-type="float" office:value="4815">
                <text:p>4815</text:p>
              </table:table-cell>
              <table:table-cell office:value-type="float" office:value="4815">
                <text:p>4815</text:p>
              </table:table-cell>
              <table:table-cell office:value-type="float" office:value="4833">
                <text:p>4833</text:p>
              </table:table-cell>
              <table:table-cell office:value-type="float" office:value="4833">
                <text:p>4833</text:p>
              </table:table-cell>
              <table:table-cell office:value-type="float" office:value="4846">
                <text:p>4846</text:p>
              </table:table-cell>
              <table:table-cell office:value-type="float" office:value="4855">
                <text:p>4855</text:p>
              </table:table-cell>
              <table:table-cell office:value-type="float" office:value="4855">
                <text:p>4855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